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29.434cm" svg:height="11.82cm" svg:x="23.816cm" svg:y="0.796cm">
            <draw:object draw:notify-on-update-of-ranges="Sheet1.A2:Sheet1.A145 Sheet1.C1:Sheet1.C1 Sheet1.C2:Sheet1.C145 Sheet1.D1:Sheet1.D1 Sheet1.D2:Sheet1.D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our of day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3658766055006" calcext:value-type="float">
            <text:p>0.0163658766</text:p>
          </table:table-cell>
          <table:table-cell office:value-type="float" office:value="0.0126203196691418" calcext:value-type="float">
            <text:p>0.01262031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65184978925928" calcext:value-type="float">
            <text:p>0.0165184979</text:p>
          </table:table-cell>
          <table:table-cell office:value-type="float" office:value="0.0124749169728831" calcext:value-type="float">
            <text:p>0.0124749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82783339314754" calcext:value-type="float">
            <text:p>0.0182783339</text:p>
          </table:table-cell>
          <table:table-cell office:value-type="float" office:value="0.0135466862601651" calcext:value-type="float">
            <text:p>0.01354668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24543267452857" calcext:value-type="float">
            <text:p>0.0224543267</text:p>
          </table:table-cell>
          <table:table-cell office:value-type="float" office:value="0.0182961537561675" calcext:value-type="float">
            <text:p>0.01829615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34511068127008" calcext:value-type="float">
            <text:p>0.0234511068</text:p>
          </table:table-cell>
          <table:table-cell office:value-type="float" office:value="0.0190654267697113" calcext:value-type="float">
            <text:p>0.01906542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4091329523993" calcext:value-type="float">
            <text:p>0.025409133</text:p>
          </table:table-cell>
          <table:table-cell office:value-type="float" office:value="0.0197868331894454" calcext:value-type="float">
            <text:p>0.01978683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63608946692135" calcext:value-type="float">
            <text:p>0.0263608947</text:p>
          </table:table-cell>
          <table:table-cell office:value-type="float" office:value="0.01998873420311" calcext:value-type="float">
            <text:p>0.01998873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47113989978376" calcext:value-type="float">
            <text:p>0.024711399</text:p>
          </table:table-cell>
          <table:table-cell office:value-type="float" office:value="0.0188055031524856" calcext:value-type="float">
            <text:p>0.018805503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07408852005602" calcext:value-type="float">
            <text:p>0.0207408852</text:p>
          </table:table-cell>
          <table:table-cell office:value-type="float" office:value="0.016537204205861" calcext:value-type="float">
            <text:p>0.01653720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0758641307147" calcext:value-type="float">
            <text:p>0.0140758641</text:p>
          </table:table-cell>
          <table:table-cell office:value-type="float" office:value="0.0128873820010648" calcext:value-type="float">
            <text:p>0.0128873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263100861095" calcext:value-type="float">
            <text:p>0.008822631</text:p>
          </table:table-cell>
          <table:table-cell office:value-type="float" office:value="0.00879699786475408" calcext:value-type="float">
            <text:p>0.008796997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581833375985515" calcext:value-type="float">
            <text:p>0.0058183338</text:p>
          </table:table-cell>
          <table:table-cell office:value-type="float" office:value="0.00553182110411658" calcext:value-type="float">
            <text:p>0.00553182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54727077369881" calcext:value-type="float">
            <text:p>0.0045472708</text:p>
          </table:table-cell>
          <table:table-cell office:value-type="float" office:value="0.00375207695748119" calcext:value-type="float">
            <text:p>0.00375207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35645776997919" calcext:value-type="float">
            <text:p>0.0043564578</text:p>
          </table:table-cell>
          <table:table-cell office:value-type="float" office:value="0.00313874971537445" calcext:value-type="float">
            <text:p>0.00313874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506655418793055" calcext:value-type="float">
            <text:p>0.0050665542</text:p>
          </table:table-cell>
          <table:table-cell office:value-type="float" office:value="0.00320993253573556" calcext:value-type="float">
            <text:p>0.00320993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794740909233055" calcext:value-type="float">
            <text:p>0.0079474091</text:p>
          </table:table-cell>
          <table:table-cell office:value-type="float" office:value="0.00446388535504967" calcext:value-type="float">
            <text:p>0.00446388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34673203459957" calcext:value-type="float">
            <text:p>0.0134673203</text:p>
          </table:table-cell>
          <table:table-cell office:value-type="float" office:value="0.00800866344374241" calcext:value-type="float">
            <text:p>0.008008663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08756462049747" calcext:value-type="float">
            <text:p>0.0208756462</text:p>
          </table:table-cell>
          <table:table-cell office:value-type="float" office:value="0.0144012606055108" calcext:value-type="float">
            <text:p>0.014401260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30666308865925" calcext:value-type="float">
            <text:p>0.0230666309</text:p>
          </table:table-cell>
          <table:table-cell office:value-type="float" office:value="0.0200384259347872" calcext:value-type="float">
            <text:p>0.02003842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11519986862562" calcext:value-type="float">
            <text:p>0.0211519987</text:p>
          </table:table-cell>
          <table:table-cell office:value-type="float" office:value="0.0192085951918945" calcext:value-type="float">
            <text:p>0.01920859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13166598564266" calcext:value-type="float">
            <text:p>0.0213166599</text:p>
          </table:table-cell>
          <table:table-cell office:value-type="float" office:value="0.0175139515931897" calcext:value-type="float">
            <text:p>0.017513951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07911733352158" calcext:value-type="float">
            <text:p>0.0207911733</text:p>
          </table:table-cell>
          <table:table-cell office:value-type="float" office:value="0.01737287609292" calcext:value-type="float">
            <text:p>0.017372876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96116560790185" calcext:value-type="float">
            <text:p>0.0196116561</text:p>
          </table:table-cell>
          <table:table-cell office:value-type="float" office:value="0.0166452490357149" calcext:value-type="float">
            <text:p>0.01664524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84422761810435" calcext:value-type="float">
            <text:p>0.0184422762</text:p>
          </table:table-cell>
          <table:table-cell office:value-type="float" office:value="0.0155807428299518" calcext:value-type="float">
            <text:p>0.01558074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74452589290188" calcext:value-type="float">
            <text:p>0.0174452589</text:p>
          </table:table-cell>
          <table:table-cell office:value-type="float" office:value="0.0146648420475287" calcext:value-type="float">
            <text:p>0.0146648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73098194320268" calcext:value-type="float">
            <text:p>0.0173098194</text:p>
          </table:table-cell>
          <table:table-cell office:value-type="float" office:value="0.0140745099258133" calcext:value-type="float">
            <text:p>0.01407450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90448330378759" calcext:value-type="float">
            <text:p>0.019044833</text:p>
          </table:table-cell>
          <table:table-cell office:value-type="float" office:value="0.0149106881309095" calcext:value-type="float">
            <text:p>0.01491068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22532449642078" calcext:value-type="float">
            <text:p>0.022253245</text:p>
          </table:table-cell>
          <table:table-cell office:value-type="float" office:value="0.0170652756472709" calcext:value-type="float">
            <text:p>0.01706527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45240875543574" calcext:value-type="float">
            <text:p>0.0245240876</text:p>
          </table:table-cell>
          <table:table-cell office:value-type="float" office:value="0.0191988390878074" calcext:value-type="float">
            <text:p>0.0191988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67751808569257" calcext:value-type="float">
            <text:p>0.0267751809</text:p>
          </table:table-cell>
          <table:table-cell office:value-type="float" office:value="0.0205933783176869" calcext:value-type="float">
            <text:p>0.02059337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77952229822941" calcext:value-type="float">
            <text:p>0.027795223</text:p>
          </table:table-cell>
          <table:table-cell office:value-type="float" office:value="0.0205903901860024" calcext:value-type="float">
            <text:p>0.02059039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64913406613345" calcext:value-type="float">
            <text:p>0.0264913407</text:p>
          </table:table-cell>
          <table:table-cell office:value-type="float" office:value="0.0192066985615254" calcext:value-type="float">
            <text:p>0.01920669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1486798443043" calcext:value-type="float">
            <text:p>0.0214867984</text:p>
          </table:table-cell>
          <table:table-cell office:value-type="float" office:value="0.0167300950066203" calcext:value-type="float">
            <text:p>0.0167300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4579184213443" calcext:value-type="float">
            <text:p>0.0144579184</text:p>
          </table:table-cell>
          <table:table-cell office:value-type="float" office:value="0.0127085790812065" calcext:value-type="float">
            <text:p>0.01270857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6079498410251" calcext:value-type="float">
            <text:p>0.008860795</text:p>
          </table:table-cell>
          <table:table-cell office:value-type="float" office:value="0.00831810654614048" calcext:value-type="float">
            <text:p>0.0083181065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11" calcext:value-type="float">
            <text:p>11</text:p>
          </table:table-cell>
          <table:table-cell office:value-type="float" office:value="0.00583477247439225" calcext:value-type="float">
            <text:p>0.0058347725</text:p>
          </table:table-cell>
          <table:table-cell office:value-type="float" office:value="0.00518300352618431" calcext:value-type="float">
            <text:p>0.005183003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65227506060648" calcext:value-type="float">
            <text:p>0.0046522751</text:p>
          </table:table-cell>
          <table:table-cell office:value-type="float" office:value="0.00363977952762595" calcext:value-type="float">
            <text:p>0.003639779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48166456801586" calcext:value-type="float">
            <text:p>0.0044816646</text:p>
          </table:table-cell>
          <table:table-cell office:value-type="float" office:value="0.00305545484947024" calcext:value-type="float">
            <text:p>0.003055454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519318980206941" calcext:value-type="float">
            <text:p>0.0051931898</text:p>
          </table:table-cell>
          <table:table-cell office:value-type="float" office:value="0.00319131217771155" calcext:value-type="float">
            <text:p>0.0031913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827299847060787" calcext:value-type="float">
            <text:p>0.0082729985</text:p>
          </table:table-cell>
          <table:table-cell office:value-type="float" office:value="0.00476259742956099" calcext:value-type="float">
            <text:p>0.00476259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41494534867566" calcext:value-type="float">
            <text:p>0.0141494535</text:p>
          </table:table-cell>
          <table:table-cell office:value-type="float" office:value="0.0088116323437444" calcext:value-type="float">
            <text:p>0.00881163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18934501414295" calcext:value-type="float">
            <text:p>0.0218934501</text:p>
          </table:table-cell>
          <table:table-cell office:value-type="float" office:value="0.0162118178049098" calcext:value-type="float">
            <text:p>0.01621181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323637104067" calcext:value-type="float">
            <text:p>0.023236371</text:p>
          </table:table-cell>
          <table:table-cell office:value-type="float" office:value="0.0212263453705297" calcext:value-type="float">
            <text:p>0.02122634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02628080940267" calcext:value-type="float">
            <text:p>0.0202628081</text:p>
          </table:table-cell>
          <table:table-cell office:value-type="float" office:value="0.0190172105010797" calcext:value-type="float">
            <text:p>0.01901721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96542339975327" calcext:value-type="float">
            <text:p>0.019654234</text:p>
          </table:table-cell>
          <table:table-cell office:value-type="float" office:value="0.0161815002044393" calcext:value-type="float">
            <text:p>0.01618150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89116191450859" calcext:value-type="float">
            <text:p>0.0189116191</text:p>
          </table:table-cell>
          <table:table-cell office:value-type="float" office:value="0.0153197765905383" calcext:value-type="float">
            <text:p>0.015319776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80185211949236" calcext:value-type="float">
            <text:p>0.0180185212</text:p>
          </table:table-cell>
          <table:table-cell office:value-type="float" office:value="0.0142881835197866" calcext:value-type="float">
            <text:p>0.014288183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71172391838707" calcext:value-type="float">
            <text:p>0.0171172392</text:p>
          </table:table-cell>
          <table:table-cell office:value-type="float" office:value="0.0134773186964465" calcext:value-type="float">
            <text:p>0.01347731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3658766055006" calcext:value-type="float">
            <text:p>0.0163658766</text:p>
          </table:table-cell>
          <table:table-cell office:value-type="float" office:value="0.0126203196691418" calcext:value-type="float">
            <text:p>0.01262031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65184978925928" calcext:value-type="float">
            <text:p>0.0165184979</text:p>
          </table:table-cell>
          <table:table-cell office:value-type="float" office:value="0.0124749169728831" calcext:value-type="float">
            <text:p>0.0124749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82783339314754" calcext:value-type="float">
            <text:p>0.0182783339</text:p>
          </table:table-cell>
          <table:table-cell office:value-type="float" office:value="0.0135466862601651" calcext:value-type="float">
            <text:p>0.01354668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12205871210119" calcext:value-type="float">
            <text:p>0.0212205871</text:p>
          </table:table-cell>
          <table:table-cell office:value-type="float" office:value="0.0159359897005234" calcext:value-type="float">
            <text:p>0.01593598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40911082840902" calcext:value-type="float">
            <text:p>0.0240911083</text:p>
          </table:table-cell>
          <table:table-cell office:value-type="float" office:value="0.0184136235875736" calcext:value-type="float">
            <text:p>0.01841362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62747341720806" calcext:value-type="float">
            <text:p>0.0262747342</text:p>
          </table:table-cell>
          <table:table-cell office:value-type="float" office:value="0.0198376687844088" calcext:value-type="float">
            <text:p>0.01983766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74940111837372" calcext:value-type="float">
            <text:p>0.0274940112</text:p>
          </table:table-cell>
          <table:table-cell office:value-type="float" office:value="0.0194991918775514" calcext:value-type="float">
            <text:p>0.01949919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6628765867332" calcext:value-type="float">
            <text:p>0.0266287659</text:p>
          </table:table-cell>
          <table:table-cell office:value-type="float" office:value="0.0184518902045776" calcext:value-type="float">
            <text:p>0.01845189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17305472644181" calcext:value-type="float">
            <text:p>0.0217305473</text:p>
          </table:table-cell>
          <table:table-cell office:value-type="float" office:value="0.0163939286628633" calcext:value-type="float">
            <text:p>0.016393928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530630334208" calcext:value-type="float">
            <text:p>0.0145306303</text:p>
          </table:table-cell>
          <table:table-cell office:value-type="float" office:value="0.0126463778243736" calcext:value-type="float">
            <text:p>0.0126463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4337271170534" calcext:value-type="float">
            <text:p>0.0088433727</text:p>
          </table:table-cell>
          <table:table-cell office:value-type="float" office:value="0.00840264361766172" calcext:value-type="float">
            <text:p>0.0084026436</text:p>
          </table:table-cell>
        </table:table-row>
        <table:table-row table:style-name="ro1">
          <table:table-cell office:value-type="string" calcext:value-type="string">
            <text:p>Wed</text:p>
          </table:table-cell>
          <table:table-cell office:value-type="float" office:value="11" calcext:value-type="float">
            <text:p>11</text:p>
          </table:table-cell>
          <table:table-cell office:value-type="float" office:value="0.00598867913456571" calcext:value-type="float">
            <text:p>0.0059886791</text:p>
          </table:table-cell>
          <table:table-cell office:value-type="float" office:value="0.00518493496440981" calcext:value-type="float">
            <text:p>0.00518493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7838859514936" calcext:value-type="float">
            <text:p>0.004783886</text:p>
          </table:table-cell>
          <table:table-cell office:value-type="float" office:value="0.00360653037492912" calcext:value-type="float">
            <text:p>0.003606530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60339591041538" calcext:value-type="float">
            <text:p>0.0046033959</text:p>
          </table:table-cell>
          <table:table-cell office:value-type="float" office:value="0.00311755196214408" calcext:value-type="float">
            <text:p>0.00311755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552688462159331" calcext:value-type="float">
            <text:p>0.0055268846</text:p>
          </table:table-cell>
          <table:table-cell office:value-type="float" office:value="0.00326123112308343" calcext:value-type="float">
            <text:p>0.00326123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897135519226618" calcext:value-type="float">
            <text:p>0.0089713552</text:p>
          </table:table-cell>
          <table:table-cell office:value-type="float" office:value="0.00471663193602863" calcext:value-type="float">
            <text:p>0.00471663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89004981182279" calcext:value-type="float">
            <text:p>0.0189004981</text:p>
          </table:table-cell>
          <table:table-cell office:value-type="float" office:value="0.00899757837857991" calcext:value-type="float">
            <text:p>0.008997578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307823570971968" calcext:value-type="float">
            <text:p>0.0307823571</text:p>
          </table:table-cell>
          <table:table-cell office:value-type="float" office:value="0.0166349457300822" calcext:value-type="float">
            <text:p>0.016634945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81272420013057" calcext:value-type="float">
            <text:p>0.028127242</text:p>
          </table:table-cell>
          <table:table-cell office:value-type="float" office:value="0.0212978281892405" calcext:value-type="float">
            <text:p>0.021297828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14963000522539" calcext:value-type="float">
            <text:p>0.0214963001</text:p>
          </table:table-cell>
          <table:table-cell office:value-type="float" office:value="0.0190589130658408" calcext:value-type="float">
            <text:p>0.01905891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02490108413097" calcext:value-type="float">
            <text:p>0.0202490108</text:p>
          </table:table-cell>
          <table:table-cell office:value-type="float" office:value="0.0162855606889147" calcext:value-type="float">
            <text:p>0.016285560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92045525668777" calcext:value-type="float">
            <text:p>0.0192045526</text:p>
          </table:table-cell>
          <table:table-cell office:value-type="float" office:value="0.0154760143505688" calcext:value-type="float">
            <text:p>0.015476014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81112091431171" calcext:value-type="float">
            <text:p>0.0181112091</text:p>
          </table:table-cell>
          <table:table-cell office:value-type="float" office:value="0.0146326370381157" calcext:value-type="float">
            <text:p>0.01463263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70461749193341" calcext:value-type="float">
            <text:p>0.0170461749</text:p>
          </table:table-cell>
          <table:table-cell office:value-type="float" office:value="0.0137853973265278" calcext:value-type="float">
            <text:p>0.01378539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1384123585416" calcext:value-type="float">
            <text:p>0.0161384124</text:p>
          </table:table-cell>
          <table:table-cell office:value-type="float" office:value="0.0130425969340658" calcext:value-type="float">
            <text:p>0.01304259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6077726817137" calcext:value-type="float">
            <text:p>0.0160777268</text:p>
          </table:table-cell>
          <table:table-cell office:value-type="float" office:value="0.0127635227091039" calcext:value-type="float">
            <text:p>0.01276352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79755867679078" calcext:value-type="float">
            <text:p>0.0179755868</text:p>
          </table:table-cell>
          <table:table-cell office:value-type="float" office:value="0.0138991331815601" calcext:value-type="float">
            <text:p>0.01389913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07085481517805" calcext:value-type="float">
            <text:p>0.0207085482</text:p>
          </table:table-cell>
          <table:table-cell office:value-type="float" office:value="0.0161244503672535" calcext:value-type="float">
            <text:p>0.01612445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3258012098392" calcext:value-type="float">
            <text:p>0.0232580121</text:p>
          </table:table-cell>
          <table:table-cell office:value-type="float" office:value="0.0185014579818591" calcext:value-type="float">
            <text:p>0.0185014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0660886075487" calcext:value-type="float">
            <text:p>0.0250660886</text:p>
          </table:table-cell>
          <table:table-cell office:value-type="float" office:value="0.0198931268212279" calcext:value-type="float">
            <text:p>0.01989312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60647140971996" calcext:value-type="float">
            <text:p>0.0260647141</text:p>
          </table:table-cell>
          <table:table-cell office:value-type="float" office:value="0.0196217401218226" calcext:value-type="float">
            <text:p>0.01962174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48222595053516" calcext:value-type="float">
            <text:p>0.0248222595</text:p>
          </table:table-cell>
          <table:table-cell office:value-type="float" office:value="0.0184423436446174" calcext:value-type="float">
            <text:p>0.01844234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07617616130893" calcext:value-type="float">
            <text:p>0.0207617616</text:p>
          </table:table-cell>
          <table:table-cell office:value-type="float" office:value="0.0163426401601311" calcext:value-type="float">
            <text:p>0.01634264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4865766209039" calcext:value-type="float">
            <text:p>0.0144865766</text:p>
          </table:table-cell>
          <table:table-cell office:value-type="float" office:value="0.0127849228716794" calcext:value-type="float">
            <text:p>0.01278492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7047718579997" calcext:value-type="float">
            <text:p>0.0087047719</text:p>
          </table:table-cell>
          <table:table-cell office:value-type="float" office:value="0.00847256608819433" calcext:value-type="float">
            <text:p>0.0084725661</text:p>
          </table:table-cell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11" calcext:value-type="float">
            <text:p>11</text:p>
          </table:table-cell>
          <table:table-cell office:value-type="float" office:value="0.00583291482505438" calcext:value-type="float">
            <text:p>0.0058329148</text:p>
          </table:table-cell>
          <table:table-cell office:value-type="float" office:value="0.00528336584435249" calcext:value-type="float">
            <text:p>0.00528336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68160841421532" calcext:value-type="float">
            <text:p>0.0046816084</text:p>
          </table:table-cell>
          <table:table-cell office:value-type="float" office:value="0.00366328810525396" calcext:value-type="float">
            <text:p>0.00366328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48927445595408" calcext:value-type="float">
            <text:p>0.0044892745</text:p>
          </table:table-cell>
          <table:table-cell office:value-type="float" office:value="0.00312503568150575" calcext:value-type="float">
            <text:p>0.003125035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542276048160075" calcext:value-type="float">
            <text:p>0.0054227605</text:p>
          </table:table-cell>
          <table:table-cell office:value-type="float" office:value="0.00326044833026215" calcext:value-type="float">
            <text:p>0.003260448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927013470870407" calcext:value-type="float">
            <text:p>0.0092701347</text:p>
          </table:table-cell>
          <table:table-cell office:value-type="float" office:value="0.00475843558320815" calcext:value-type="float">
            <text:p>0.00475843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82407824047891" calcext:value-type="float">
            <text:p>0.0182407824</text:p>
          </table:table-cell>
          <table:table-cell office:value-type="float" office:value="0.00888681883323576" calcext:value-type="float">
            <text:p>0.008886818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80310502493202" calcext:value-type="float">
            <text:p>0.0280310502</text:p>
          </table:table-cell>
          <table:table-cell office:value-type="float" office:value="0.016171655370055" calcext:value-type="float">
            <text:p>0.01617165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63004907571278" calcext:value-type="float">
            <text:p>0.0263004908</text:p>
          </table:table-cell>
          <table:table-cell office:value-type="float" office:value="0.0209158302132657" calcext:value-type="float">
            <text:p>0.020915830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0322461070283" calcext:value-type="float">
            <text:p>0.0203224611</text:p>
          </table:table-cell>
          <table:table-cell office:value-type="float" office:value="0.018767047544144" calcext:value-type="float">
            <text:p>0.01876704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95119474555253" calcext:value-type="float">
            <text:p>0.0195119475</text:p>
          </table:table-cell>
          <table:table-cell office:value-type="float" office:value="0.0162194343270452" calcext:value-type="float">
            <text:p>0.016219434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88262785565855" calcext:value-type="float">
            <text:p>0.0188262786</text:p>
          </table:table-cell>
          <table:table-cell office:value-type="float" office:value="0.0155249732695387" calcext:value-type="float">
            <text:p>0.01552497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7726863218165" calcext:value-type="float">
            <text:p>0.0177268632</text:p>
          </table:table-cell>
          <table:table-cell office:value-type="float" office:value="0.0146011578999492" calcext:value-type="float">
            <text:p>0.014601157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65832599853538" calcext:value-type="float">
            <text:p>0.01658326</text:p>
          </table:table-cell>
          <table:table-cell office:value-type="float" office:value="0.0137154262146056" calcext:value-type="float">
            <text:p>0.01371542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9844107326085" calcext:value-type="float">
            <text:p>0.0159844107</text:p>
          </table:table-cell>
          <table:table-cell office:value-type="float" office:value="0.0129681218653555" calcext:value-type="float">
            <text:p>0.01296812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59037016069526" calcext:value-type="float">
            <text:p>0.0159037016</text:p>
          </table:table-cell>
          <table:table-cell office:value-type="float" office:value="0.0127458600676295" calcext:value-type="float">
            <text:p>0.01274586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79518603645771" calcext:value-type="float">
            <text:p>0.0179518604</text:p>
          </table:table-cell>
          <table:table-cell office:value-type="float" office:value="0.0138060024480286" calcext:value-type="float">
            <text:p>0.0138060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02466907171707" calcext:value-type="float">
            <text:p>0.0202466907</text:p>
          </table:table-cell>
          <table:table-cell office:value-type="float" office:value="0.0157249604248775" calcext:value-type="float">
            <text:p>0.01572496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31844857065249" calcext:value-type="float">
            <text:p>0.0231844857</text:p>
          </table:table-cell>
          <table:table-cell office:value-type="float" office:value="0.0181484614448407" calcext:value-type="float">
            <text:p>0.01814846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44855573369739" calcext:value-type="float">
            <text:p>0.0244855573</text:p>
          </table:table-cell>
          <table:table-cell office:value-type="float" office:value="0.0195213293057691" calcext:value-type="float">
            <text:p>0.01952132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54807116757633" calcext:value-type="float">
            <text:p>0.0254807117</text:p>
          </table:table-cell>
          <table:table-cell office:value-type="float" office:value="0.0191609019992091" calcext:value-type="float">
            <text:p>0.0191609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47390693609254" calcext:value-type="float">
            <text:p>0.0247390694</text:p>
          </table:table-cell>
          <table:table-cell office:value-type="float" office:value="0.0180029020648332" calcext:value-type="float">
            <text:p>0.0180029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05042307391666" calcext:value-type="float">
            <text:p>0.0205042307</text:p>
          </table:table-cell>
          <table:table-cell office:value-type="float" office:value="0.0161509093432375" calcext:value-type="float">
            <text:p>0.01615090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4133212880004" calcext:value-type="float">
            <text:p>0.0144133213</text:p>
          </table:table-cell>
          <table:table-cell office:value-type="float" office:value="0.0128182044739339" calcext:value-type="float">
            <text:p>0.01281820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90405349549651" calcext:value-type="float">
            <text:p>0.0089040535</text:p>
          </table:table-cell>
          <table:table-cell office:value-type="float" office:value="0.00872580263861432" calcext:value-type="float">
            <text:p>0.0087258026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11" calcext:value-type="float">
            <text:p>11</text:p>
          </table:table-cell>
          <table:table-cell office:value-type="float" office:value="0.0059710435355923" calcext:value-type="float">
            <text:p>0.0059710435</text:p>
          </table:table-cell>
          <table:table-cell office:value-type="float" office:value="0.00549522545298393" calcext:value-type="float">
            <text:p>0.00549522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76965297893585" calcext:value-type="float">
            <text:p>0.004769653</text:p>
          </table:table-cell>
          <table:table-cell office:value-type="float" office:value="0.00383340172817538" calcext:value-type="float">
            <text:p>0.00383340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41141472898853" calcext:value-type="float">
            <text:p>0.0044114147</text:p>
          </table:table-cell>
          <table:table-cell office:value-type="float" office:value="0.00310835439246738" calcext:value-type="float">
            <text:p>0.00310835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504188245901554" calcext:value-type="float">
            <text:p>0.0050418825</text:p>
          </table:table-cell>
          <table:table-cell office:value-type="float" office:value="0.00322226667516914" calcext:value-type="float">
            <text:p>0.0032222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792998878815737" calcext:value-type="float">
            <text:p>0.0079299888</text:p>
          </table:table-cell>
          <table:table-cell office:value-type="float" office:value="0.00456170808737209" calcext:value-type="float">
            <text:p>0.00456170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35165287628003" calcext:value-type="float">
            <text:p>0.0135165288</text:p>
          </table:table-cell>
          <table:table-cell office:value-type="float" office:value="0.00830804240450204" calcext:value-type="float">
            <text:p>0.00830804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03827104090876" calcext:value-type="float">
            <text:p>0.0203827104</text:p>
          </table:table-cell>
          <table:table-cell office:value-type="float" office:value="0.0150427555555437" calcext:value-type="float">
            <text:p>0.015042755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25463005978736" calcext:value-type="float">
            <text:p>0.0225463006</text:p>
          </table:table-cell>
          <table:table-cell office:value-type="float" office:value="0.020203521406193" calcext:value-type="float">
            <text:p>0.02020352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09967815993835" calcext:value-type="float">
            <text:p>0.0209967816</text:p>
          </table:table-cell>
          <table:table-cell office:value-type="float" office:value="0.0192242454997626" calcext:value-type="float">
            <text:p>0.019224245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09164414233522" calcext:value-type="float">
            <text:p>0.0209164414</text:p>
          </table:table-cell>
          <table:table-cell office:value-type="float" office:value="0.0176341903494175" calcext:value-type="float">
            <text:p>0.01763419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00175125370353" calcext:value-type="float">
            <text:p>0.0200175125</text:p>
          </table:table-cell>
          <table:table-cell office:value-type="float" office:value="0.0170313792149769" calcext:value-type="float">
            <text:p>0.0170313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8854772827902" calcext:value-type="float">
            <text:p>0.0188547728</text:p>
          </table:table-cell>
          <table:table-cell office:value-type="float" office:value="0.0161122210040642" calcext:value-type="float">
            <text:p>0.0161122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77412168194982" calcext:value-type="float">
            <text:p>0.0177412168</text:p>
          </table:table-cell>
          <table:table-cell office:value-type="float" office:value="0.0149318274670455" calcext:value-type="float">
            <text:p>0.01493182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9703116463371" calcext:value-type="float">
            <text:p>0.0169703116</text:p>
          </table:table-cell>
          <table:table-cell office:value-type="float" office:value="0.0141297845699456" calcext:value-type="float">
            <text:p>0.01412978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69347965950831" calcext:value-type="float">
            <text:p>0.0169347966</text:p>
          </table:table-cell>
          <table:table-cell office:value-type="float" office:value="0.013758614279431" calcext:value-type="float">
            <text:p>0.0137586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85327801281083" calcext:value-type="float">
            <text:p>0.0185327801</text:p>
          </table:table-cell>
          <table:table-cell office:value-type="float" office:value="0.0148808748687222" calcext:value-type="float">
            <text:p>0.01488087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12088045527855" calcext:value-type="float">
            <text:p>0.0212088046</text:p>
          </table:table-cell>
          <table:table-cell office:value-type="float" office:value="0.0176130314940493" calcext:value-type="float">
            <text:p>0.01761303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20686691603168" calcext:value-type="float">
            <text:p>0.0220686692</text:p>
          </table:table-cell>
          <table:table-cell office:value-type="float" office:value="0.0184697571930312" calcext:value-type="float">
            <text:p>0.01846975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25840196324726" calcext:value-type="float">
            <text:p>0.0225840196</text:p>
          </table:table-cell>
          <table:table-cell office:value-type="float" office:value="0.0184025217664162" calcext:value-type="float">
            <text:p>0.01840252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26742436962356" calcext:value-type="float">
            <text:p>0.0226742437</text:p>
          </table:table-cell>
          <table:table-cell office:value-type="float" office:value="0.0172138746854732" calcext:value-type="float">
            <text:p>0.01721387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1474066581171" calcext:value-type="float">
            <text:p>0.0214740666</text:p>
          </table:table-cell>
          <table:table-cell office:value-type="float" office:value="0.0157787568449271" calcext:value-type="float">
            <text:p>0.01577875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86679592364281" calcext:value-type="float">
            <text:p>0.0186679592</text:p>
          </table:table-cell>
          <table:table-cell office:value-type="float" office:value="0.0142203046231073" calcext:value-type="float">
            <text:p>0.014220304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44529276524523" calcext:value-type="float">
            <text:p>0.0144529277</text:p>
          </table:table-cell>
          <table:table-cell office:value-type="float" office:value="0.0123067499812984" calcext:value-type="float">
            <text:p>0.012306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00866874152421" calcext:value-type="float">
            <text:p>0.0100866874</text:p>
          </table:table-cell>
          <table:table-cell office:value-type="float" office:value="0.00960908372482597" calcext:value-type="float">
            <text:p>0.0096090837</text:p>
          </table:table-cell>
        </table:table-row>
        <table:table-row table:style-name="ro1">
          <table:table-cell office:value-type="string" calcext:value-type="string">
            <text:p>Weekend/Holiday</text:p>
          </table:table-cell>
          <table:table-cell office:value-type="float" office:value="11" calcext:value-type="float">
            <text:p>11</text:p>
          </table:table-cell>
          <table:table-cell office:value-type="float" office:value="0.00694264158632172" calcext:value-type="float">
            <text:p>0.0069426416</text:p>
          </table:table-cell>
          <table:table-cell office:value-type="float" office:value="0.00679284163472723" calcext:value-type="float">
            <text:p>0.00679284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533006260723113" calcext:value-type="float">
            <text:p>0.0053300626</text:p>
          </table:table-cell>
          <table:table-cell office:value-type="float" office:value="0.00477177129730055" calcext:value-type="float">
            <text:p>0.00477177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472125218031908" calcext:value-type="float">
            <text:p>0.0047212522</text:p>
          </table:table-cell>
          <table:table-cell office:value-type="float" office:value="0.003691453055418" calcext:value-type="float">
            <text:p>0.003691453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498982283605279" calcext:value-type="float">
            <text:p>0.0049898228</text:p>
          </table:table-cell>
          <table:table-cell office:value-type="float" office:value="0.00322645320629767" calcext:value-type="float">
            <text:p>0.00322645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68581457055914" calcext:value-type="float">
            <text:p>0.0068581457</text:p>
          </table:table-cell>
          <table:table-cell office:value-type="float" office:value="0.00356959171300962" calcext:value-type="float">
            <text:p>0.00356959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25831944893474" calcext:value-type="float">
            <text:p>0.0125831945</text:p>
          </table:table-cell>
          <table:table-cell office:value-type="float" office:value="0.00500518190681601" calcext:value-type="float">
            <text:p>0.00500518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193527140037135" calcext:value-type="float">
            <text:p>0.019352714</text:p>
          </table:table-cell>
          <table:table-cell office:value-type="float" office:value="0.00764751579171002" calcext:value-type="float">
            <text:p>0.007647515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28146658340538" calcext:value-type="float">
            <text:p>0.0228146658</text:p>
          </table:table-cell>
          <table:table-cell office:value-type="float" office:value="0.012199159459854" calcext:value-type="float">
            <text:p>0.012199159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62426676837111" calcext:value-type="float">
            <text:p>0.0262426677</text:p>
          </table:table-cell>
          <table:table-cell office:value-type="float" office:value="0.0184303262477683" calcext:value-type="float">
            <text:p>0.018430326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85325638934571" calcext:value-type="float">
            <text:p>0.0285325639</text:p>
          </table:table-cell>
          <table:table-cell office:value-type="float" office:value="0.0233805465361658" calcext:value-type="float">
            <text:p>0.023380546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76280737887908" calcext:value-type="float">
            <text:p>0.0276280738</text:p>
          </table:table-cell>
          <table:table-cell office:value-type="float" office:value="0.0248836317705986" calcext:value-type="float">
            <text:p>0.024883631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61203427855303" calcext:value-type="float">
            <text:p>0.0261203428</text:p>
          </table:table-cell>
          <table:table-cell office:value-type="float" office:value="0.0241141812018482" calcext:value-type="float">
            <text:p>0.024114181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243906876674471" calcext:value-type="float">
            <text:p>0.0243906877</text:p>
          </table:table-cell>
          <table:table-cell office:value-type="float" office:value="0.0225856041728637" calcext:value-type="float">
            <text:p>0.0225856042</text:p>
          </table:table-cell>
        </table:table-row>
      </table:table>
      <table:table table:name="Sheet1_2" table:style-name="ta1">
        <table:shapes>
          <draw:frame draw:z-index="0" draw:style-name="gr1" svg:width="29.434cm" svg:height="11.82cm" svg:x="23.816cm" svg:y="0.796cm">
            <draw:object draw:notify-on-update-of-ranges="Sheet1_2.A2:Sheet1_2.A145 Sheet1_2.C1:Sheet1_2.C1 Sheet1_2.C2:Sheet1_2.C145 Sheet1_2.D1:Sheet1_2.D1 Sheet1_2.D2:Sheet1_2.D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our of day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25015704274502" calcext:value-type="float">
            <text:p>0.0225015704</text:p>
          </table:table-cell>
          <table:table-cell office:value-type="float" office:value="0.017472373876909" calcext:value-type="float">
            <text:p>0.01747237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36956371273989" calcext:value-type="float">
            <text:p>0.0236956371</text:p>
          </table:table-cell>
          <table:table-cell office:value-type="float" office:value="0.0182272013576916" calcext:value-type="float">
            <text:p>0.0182272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1000398758879" calcext:value-type="float">
            <text:p>0.0261000399</text:p>
          </table:table-cell>
          <table:table-cell office:value-type="float" office:value="0.0187397446091641" calcext:value-type="float">
            <text:p>0.01873974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7436346559689" calcext:value-type="float">
            <text:p>0.0274363466</text:p>
          </table:table-cell>
          <table:table-cell office:value-type="float" office:value="0.0190142162573622" calcext:value-type="float">
            <text:p>0.01901421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59202895297739" calcext:value-type="float">
            <text:p>0.0259202895</text:p>
          </table:table-cell>
          <table:table-cell office:value-type="float" office:value="0.0181642852650491" calcext:value-type="float">
            <text:p>0.01816428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14708323956316" calcext:value-type="float">
            <text:p>0.0214708324</text:p>
          </table:table-cell>
          <table:table-cell office:value-type="float" office:value="0.0165066578566434" calcext:value-type="float">
            <text:p>0.01650665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45710503779822" calcext:value-type="float">
            <text:p>0.0145710504</text:p>
          </table:table-cell>
          <table:table-cell office:value-type="float" office:value="0.0138483028102224" calcext:value-type="float">
            <text:p>0.01384830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930621101910475" calcext:value-type="float">
            <text:p>0.009306211</text:p>
          </table:table-cell>
          <table:table-cell office:value-type="float" office:value="0.00994531930717774" calcext:value-type="float">
            <text:p>0.00994531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617383339915328" calcext:value-type="float">
            <text:p>0.0061738334</text:p>
          </table:table-cell>
          <table:table-cell office:value-type="float" office:value="0.00623812920535093" calcext:value-type="float">
            <text:p>0.006238129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490165722891316" calcext:value-type="float">
            <text:p>0.0049016572</text:p>
          </table:table-cell>
          <table:table-cell office:value-type="float" office:value="0.00404760621942702" calcext:value-type="float">
            <text:p>0.00404760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73712186627056" calcext:value-type="float">
            <text:p>0.0047371219</text:p>
          </table:table-cell>
          <table:table-cell office:value-type="float" office:value="0.00318526422581614" calcext:value-type="float">
            <text:p>0.003185264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548004562457915" calcext:value-type="float">
            <text:p>0.0054800456</text:p>
          </table:table-cell>
          <table:table-cell office:value-type="float" office:value="0.00298014834780874" calcext:value-type="float">
            <text:p>0.002980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835833355543304" calcext:value-type="float">
            <text:p>0.0083583336</text:p>
          </table:table-cell>
          <table:table-cell office:value-type="float" office:value="0.00357584433962267" calcext:value-type="float">
            <text:p>0.003575844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36680941392672" calcext:value-type="float">
            <text:p>0.0136680941</text:p>
          </table:table-cell>
          <table:table-cell office:value-type="float" office:value="0.00589541751522416" calcext:value-type="float">
            <text:p>0.005895417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00313121088578" calcext:value-type="float">
            <text:p>0.0200313121</text:p>
          </table:table-cell>
          <table:table-cell office:value-type="float" office:value="0.0102882482779275" calcext:value-type="float">
            <text:p>0.010288248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24113233354294" calcext:value-type="float">
            <text:p>0.0224113233</text:p>
          </table:table-cell>
          <table:table-cell office:value-type="float" office:value="0.0183394311420583" calcext:value-type="float">
            <text:p>0.01833943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17632849674432" calcext:value-type="float">
            <text:p>0.021763285</text:p>
          </table:table-cell>
          <table:table-cell office:value-type="float" office:value="0.0197591185235098" calcext:value-type="float">
            <text:p>0.0197591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21911368453626" calcext:value-type="float">
            <text:p>0.0221911368</text:p>
          </table:table-cell>
          <table:table-cell office:value-type="float" office:value="0.0174252230208643" calcext:value-type="float">
            <text:p>0.0174252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19779709192597" calcext:value-type="float">
            <text:p>0.0219779709</text:p>
          </table:table-cell>
          <table:table-cell office:value-type="float" office:value="0.0176640406059696" calcext:value-type="float">
            <text:p>0.01766404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07398646419924" calcext:value-type="float">
            <text:p>0.0207398646</text:p>
          </table:table-cell>
          <table:table-cell office:value-type="float" office:value="0.0171934696765496" calcext:value-type="float">
            <text:p>0.01719346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92960278349326" calcext:value-type="float">
            <text:p>0.0192960278</text:p>
          </table:table-cell>
          <table:table-cell office:value-type="float" office:value="0.0160132246680641" calcext:value-type="float">
            <text:p>0.016013224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83766893880809" calcext:value-type="float">
            <text:p>0.0183766894</text:p>
          </table:table-cell>
          <table:table-cell office:value-type="float" office:value="0.015141577568134" calcext:value-type="float">
            <text:p>0.01514157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80411597779612" calcext:value-type="float">
            <text:p>0.0180411598</text:p>
          </table:table-cell>
          <table:table-cell office:value-type="float" office:value="0.0141633477338523" calcext:value-type="float">
            <text:p>0.014163347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94793427412305" calcext:value-type="float">
            <text:p>0.0194793427</text:p>
          </table:table-cell>
          <table:table-cell office:value-type="float" office:value="0.0143460876759507" calcext:value-type="float">
            <text:p>0.01434608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28241369440102" calcext:value-type="float">
            <text:p>0.0228241369</text:p>
          </table:table-cell>
          <table:table-cell office:value-type="float" office:value="0.0153563857232177" calcext:value-type="float">
            <text:p>0.0153563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52610715492255" calcext:value-type="float">
            <text:p>0.0252610715</text:p>
          </table:table-cell>
          <table:table-cell office:value-type="float" office:value="0.0177142548443958" calcext:value-type="float">
            <text:p>0.01771425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78274238846898" calcext:value-type="float">
            <text:p>0.0278274239</text:p>
          </table:table-cell>
          <table:table-cell office:value-type="float" office:value="0.0193634188208989" calcext:value-type="float">
            <text:p>0.01936341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96132555747455" calcext:value-type="float">
            <text:p>0.0296132556</text:p>
          </table:table-cell>
          <table:table-cell office:value-type="float" office:value="0.0197823931027776" calcext:value-type="float">
            <text:p>0.01978239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83772763413807" calcext:value-type="float">
            <text:p>0.0283772763</text:p>
          </table:table-cell>
          <table:table-cell office:value-type="float" office:value="0.0183752258752223" calcext:value-type="float">
            <text:p>0.01837522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27078929266539" calcext:value-type="float">
            <text:p>0.0227078929</text:p>
          </table:table-cell>
          <table:table-cell office:value-type="float" office:value="0.0166093456912719" calcext:value-type="float">
            <text:p>0.01660934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51209249549575" calcext:value-type="float">
            <text:p>0.015120925</text:p>
          </table:table-cell>
          <table:table-cell office:value-type="float" office:value="0.0137772624485741" calcext:value-type="float">
            <text:p>0.01377726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944200144769732" calcext:value-type="float">
            <text:p>0.0094420014</text:p>
          </table:table-cell>
          <table:table-cell office:value-type="float" office:value="0.00953952587837514" calcext:value-type="float">
            <text:p>0.00953952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622878178820046" calcext:value-type="float">
            <text:p>0.0062287818</text:p>
          </table:table-cell>
          <table:table-cell office:value-type="float" office:value="0.00585998896481248" calcext:value-type="float">
            <text:p>0.0058599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02622995239634" calcext:value-type="float">
            <text:p>0.00502623</text:p>
          </table:table-cell>
          <table:table-cell office:value-type="float" office:value="0.00382442812350587" calcext:value-type="float">
            <text:p>0.00382442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8095600714366" calcext:value-type="float">
            <text:p>0.004880956</text:p>
          </table:table-cell>
          <table:table-cell office:value-type="float" office:value="0.00304022573073146" calcext:value-type="float">
            <text:p>0.0030402257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11" calcext:value-type="float">
            <text:p>11</text:p>
          </table:table-cell>
          <table:table-cell office:value-type="float" office:value="0.00560639601016736" calcext:value-type="float">
            <text:p>0.005606396</text:p>
          </table:table-cell>
          <table:table-cell office:value-type="float" office:value="0.00284522261103494" calcext:value-type="float">
            <text:p>0.00284522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875454945067616" calcext:value-type="float">
            <text:p>0.0087545495</text:p>
          </table:table-cell>
          <table:table-cell office:value-type="float" office:value="0.00364644068504598" calcext:value-type="float">
            <text:p>0.00364644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46232769185805" calcext:value-type="float">
            <text:p>0.0146232769</text:p>
          </table:table-cell>
          <table:table-cell office:value-type="float" office:value="0.00626720891720921" calcext:value-type="float">
            <text:p>0.006267208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15819291883487" calcext:value-type="float">
            <text:p>0.0215819292</text:p>
          </table:table-cell>
          <table:table-cell office:value-type="float" office:value="0.0116842231522201" calcext:value-type="float">
            <text:p>0.01168422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32027505935291" calcext:value-type="float">
            <text:p>0.0232027506</text:p>
          </table:table-cell>
          <table:table-cell office:value-type="float" office:value="0.0201699447176639" calcext:value-type="float">
            <text:p>0.02016994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13115610064963" calcext:value-type="float">
            <text:p>0.021311561</text:p>
          </table:table-cell>
          <table:table-cell office:value-type="float" office:value="0.0204317756839685" calcext:value-type="float">
            <text:p>0.020431775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08390614645887" calcext:value-type="float">
            <text:p>0.0208390615</text:p>
          </table:table-cell>
          <table:table-cell office:value-type="float" office:value="0.0161251224943909" calcext:value-type="float">
            <text:p>0.01612512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01245908879152" calcext:value-type="float">
            <text:p>0.0201245909</text:p>
          </table:table-cell>
          <table:table-cell office:value-type="float" office:value="0.0152499295815532" calcext:value-type="float">
            <text:p>0.01524992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191979405928092" calcext:value-type="float">
            <text:p>0.0191979406</text:p>
          </table:table-cell>
          <table:table-cell office:value-type="float" office:value="0.0142973264384755" calcext:value-type="float">
            <text:p>0.014297326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81591408536715" calcext:value-type="float">
            <text:p>0.0181591409</text:p>
          </table:table-cell>
          <table:table-cell office:value-type="float" office:value="0.0133704874594766" calcext:value-type="float">
            <text:p>0.01337048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74338360544072" calcext:value-type="float">
            <text:p>0.0174338361</text:p>
          </table:table-cell>
          <table:table-cell office:value-type="float" office:value="0.0125822623828963" calcext:value-type="float">
            <text:p>0.01258226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74863062945643" calcext:value-type="float">
            <text:p>0.0174863063</text:p>
          </table:table-cell>
          <table:table-cell office:value-type="float" office:value="0.0119614241000824" calcext:value-type="float">
            <text:p>0.011961424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91367277679154" calcext:value-type="float">
            <text:p>0.0191367278</text:p>
          </table:table-cell>
          <table:table-cell office:value-type="float" office:value="0.0124530469701506" calcext:value-type="float">
            <text:p>0.0124530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20101916753419" calcext:value-type="float">
            <text:p>0.0220101917</text:p>
          </table:table-cell>
          <table:table-cell office:value-type="float" office:value="0.0146422761305778" calcext:value-type="float">
            <text:p>0.01464227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49141751119458" calcext:value-type="float">
            <text:p>0.0249141751</text:p>
          </table:table-cell>
          <table:table-cell office:value-type="float" office:value="0.017192717380453" calcext:value-type="float">
            <text:p>0.01719271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75855661603059" calcext:value-type="float">
            <text:p>0.0275855662</text:p>
          </table:table-cell>
          <table:table-cell office:value-type="float" office:value="0.0191001719576716" calcext:value-type="float">
            <text:p>0.0191001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9447346623528" calcext:value-type="float">
            <text:p>0.0294473466</text:p>
          </table:table-cell>
          <table:table-cell office:value-type="float" office:value="0.0190238901367672" calcext:value-type="float">
            <text:p>0.01902389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85503271950353" calcext:value-type="float">
            <text:p>0.0285503272</text:p>
          </table:table-cell>
          <table:table-cell office:value-type="float" office:value="0.0178014434211837" calcext:value-type="float">
            <text:p>0.01780144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2738978947366" calcext:value-type="float">
            <text:p>0.0227389789</text:p>
          </table:table-cell>
          <table:table-cell office:value-type="float" office:value="0.0162985282519714" calcext:value-type="float">
            <text:p>0.01629852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50827855097735" calcext:value-type="float">
            <text:p>0.0150827855</text:p>
          </table:table-cell>
          <table:table-cell office:value-type="float" office:value="0.0137745201906756" calcext:value-type="float">
            <text:p>0.01377452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933044308697709" calcext:value-type="float">
            <text:p>0.0093304431</text:p>
          </table:table-cell>
          <table:table-cell office:value-type="float" office:value="0.00964642158330832" calcext:value-type="float">
            <text:p>0.0096464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6397564313135" calcext:value-type="float">
            <text:p>0.0063975643</text:p>
          </table:table-cell>
          <table:table-cell office:value-type="float" office:value="0.00593547631526408" calcext:value-type="float">
            <text:p>0.00593547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16723108121965" calcext:value-type="float">
            <text:p>0.0051672311</text:p>
          </table:table-cell>
          <table:table-cell office:value-type="float" office:value="0.00385313142657486" calcext:value-type="float">
            <text:p>0.00385313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01828115779716" calcext:value-type="float">
            <text:p>0.0050182812</text:p>
          </table:table-cell>
          <table:table-cell office:value-type="float" office:value="0.0031056461515424" calcext:value-type="float">
            <text:p>0.0031056462</text:p>
          </table:table-cell>
        </table:table-row>
        <table:table-row table:style-name="ro1">
          <table:table-cell office:value-type="string" calcext:value-type="string">
            <text:p>Wed</text:p>
          </table:table-cell>
          <table:table-cell office:value-type="float" office:value="11" calcext:value-type="float">
            <text:p>11</text:p>
          </table:table-cell>
          <table:table-cell office:value-type="float" office:value="0.00598587342192121" calcext:value-type="float">
            <text:p>0.0059858734</text:p>
          </table:table-cell>
          <table:table-cell office:value-type="float" office:value="0.00294912274133974" calcext:value-type="float">
            <text:p>0.00294912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957608226995451" calcext:value-type="float">
            <text:p>0.0095760823</text:p>
          </table:table-cell>
          <table:table-cell office:value-type="float" office:value="0.00358806316761508" calcext:value-type="float">
            <text:p>0.003588063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203185963827663" calcext:value-type="float">
            <text:p>0.0203185964</text:p>
          </table:table-cell>
          <table:table-cell office:value-type="float" office:value="0.00624762191773988" calcext:value-type="float">
            <text:p>0.00624762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328107536536902" calcext:value-type="float">
            <text:p>0.0328107537</text:p>
          </table:table-cell>
          <table:table-cell office:value-type="float" office:value="0.0115528791055205" calcext:value-type="float">
            <text:p>0.011552879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94033309365613" calcext:value-type="float">
            <text:p>0.0294033309</text:p>
          </table:table-cell>
          <table:table-cell office:value-type="float" office:value="0.0198149799091542" calcext:value-type="float">
            <text:p>0.01981497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25767738392556" calcext:value-type="float">
            <text:p>0.0225767738</text:p>
          </table:table-cell>
          <table:table-cell office:value-type="float" office:value="0.0202001302785262" calcext:value-type="float">
            <text:p>0.020200130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12934759698432" calcext:value-type="float">
            <text:p>0.021293476</text:p>
          </table:table-cell>
          <table:table-cell office:value-type="float" office:value="0.0161988116452029" calcext:value-type="float">
            <text:p>0.01619881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0166387799383" calcext:value-type="float">
            <text:p>0.0201663878</text:p>
          </table:table-cell>
          <table:table-cell office:value-type="float" office:value="0.0155641696615751" calcext:value-type="float">
            <text:p>0.01556416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18987740148215" calcext:value-type="float">
            <text:p>0.0189877401</text:p>
          </table:table-cell>
          <table:table-cell office:value-type="float" office:value="0.014789746431067" calcext:value-type="float">
            <text:p>0.014789746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78256241256169" calcext:value-type="float">
            <text:p>0.0178256241</text:p>
          </table:table-cell>
          <table:table-cell office:value-type="float" office:value="0.0138865433762602" calcext:value-type="float">
            <text:p>0.013886543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69545519982892" calcext:value-type="float">
            <text:p>0.016954552</text:p>
          </table:table-cell>
          <table:table-cell office:value-type="float" office:value="0.0131685998802035" calcext:value-type="float">
            <text:p>0.013168599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67178974242112" calcext:value-type="float">
            <text:p>0.0167178974</text:p>
          </table:table-cell>
          <table:table-cell office:value-type="float" office:value="0.0123866345961864" calcext:value-type="float">
            <text:p>0.01238663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84942514564679" calcext:value-type="float">
            <text:p>0.0184942515</text:p>
          </table:table-cell>
          <table:table-cell office:value-type="float" office:value="0.0128417127133871" calcext:value-type="float">
            <text:p>0.01284171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13746587990547" calcext:value-type="float">
            <text:p>0.0213746588</text:p>
          </table:table-cell>
          <table:table-cell office:value-type="float" office:value="0.0149218991351064" calcext:value-type="float">
            <text:p>0.01492189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39907101830979" calcext:value-type="float">
            <text:p>0.0239907102</text:p>
          </table:table-cell>
          <table:table-cell office:value-type="float" office:value="0.0173542901499267" calcext:value-type="float">
            <text:p>0.01735429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1920189857257" calcext:value-type="float">
            <text:p>0.026192019</text:p>
          </table:table-cell>
          <table:table-cell office:value-type="float" office:value="0.0188862397560508" calcext:value-type="float">
            <text:p>0.01888623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77019453426996" calcext:value-type="float">
            <text:p>0.0277019453</text:p>
          </table:table-cell>
          <table:table-cell office:value-type="float" office:value="0.0188217742338022" calcext:value-type="float">
            <text:p>0.01882177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63791483258398" calcext:value-type="float">
            <text:p>0.0263791483</text:p>
          </table:table-cell>
          <table:table-cell office:value-type="float" office:value="0.0177215987366928" calcext:value-type="float">
            <text:p>0.01772159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17171633055551" calcext:value-type="float">
            <text:p>0.0217171633</text:p>
          </table:table-cell>
          <table:table-cell office:value-type="float" office:value="0.0162275322860226" calcext:value-type="float">
            <text:p>0.01622753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50640389083383" calcext:value-type="float">
            <text:p>0.0150640389</text:p>
          </table:table-cell>
          <table:table-cell office:value-type="float" office:value="0.0136973887572942" calcext:value-type="float">
            <text:p>0.01369738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915111672297474" calcext:value-type="float">
            <text:p>0.0091511167</text:p>
          </table:table-cell>
          <table:table-cell office:value-type="float" office:value="0.00964843890386338" calcext:value-type="float">
            <text:p>0.009648438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618557388855294" calcext:value-type="float">
            <text:p>0.0061855739</text:p>
          </table:table-cell>
          <table:table-cell office:value-type="float" office:value="0.00597697334985073" calcext:value-type="float">
            <text:p>0.00597697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01019578569128" calcext:value-type="float">
            <text:p>0.0050101958</text:p>
          </table:table-cell>
          <table:table-cell office:value-type="float" office:value="0.00393119764582032" calcext:value-type="float">
            <text:p>0.00393119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8509414495553" calcext:value-type="float">
            <text:p>0.0048850941</text:p>
          </table:table-cell>
          <table:table-cell office:value-type="float" office:value="0.0031897721600552" calcext:value-type="float">
            <text:p>0.0031897722</text:p>
          </table:table-cell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11" calcext:value-type="float">
            <text:p>11</text:p>
          </table:table-cell>
          <table:table-cell office:value-type="float" office:value="0.0059129911354774" calcext:value-type="float">
            <text:p>0.0059129911</text:p>
          </table:table-cell>
          <table:table-cell office:value-type="float" office:value="0.00300664018895153" calcext:value-type="float">
            <text:p>0.003006640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995421441485048" calcext:value-type="float">
            <text:p>0.0099542144</text:p>
          </table:table-cell>
          <table:table-cell office:value-type="float" office:value="0.00376749298919113" calcext:value-type="float">
            <text:p>0.00376749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95387210723901" calcext:value-type="float">
            <text:p>0.0195387211</text:p>
          </table:table-cell>
          <table:table-cell office:value-type="float" office:value="0.00631339382141273" calcext:value-type="float">
            <text:p>0.00631339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97607032396691" calcext:value-type="float">
            <text:p>0.0297607032</text:p>
          </table:table-cell>
          <table:table-cell office:value-type="float" office:value="0.0117201530126058" calcext:value-type="float">
            <text:p>0.01172015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73267210833675" calcext:value-type="float">
            <text:p>0.0273267211</text:p>
          </table:table-cell>
          <table:table-cell office:value-type="float" office:value="0.0192579908473774" calcext:value-type="float">
            <text:p>0.01925799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10798658708154" calcext:value-type="float">
            <text:p>0.0210798659</text:p>
          </table:table-cell>
          <table:table-cell office:value-type="float" office:value="0.0196461311225459" calcext:value-type="float">
            <text:p>0.019646131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00539189737712" calcext:value-type="float">
            <text:p>0.020053919</text:p>
          </table:table-cell>
          <table:table-cell office:value-type="float" office:value="0.0162345888126546" calcext:value-type="float">
            <text:p>0.016234588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195378418240661" calcext:value-type="float">
            <text:p>0.0195378418</text:p>
          </table:table-cell>
          <table:table-cell office:value-type="float" office:value="0.0155831857392431" calcext:value-type="float">
            <text:p>0.015583185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184735126873504" calcext:value-type="float">
            <text:p>0.0184735127</text:p>
          </table:table-cell>
          <table:table-cell office:value-type="float" office:value="0.0147854718569339" calcext:value-type="float">
            <text:p>0.01478547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72248743255252" calcext:value-type="float">
            <text:p>0.0172248743</text:p>
          </table:table-cell>
          <table:table-cell office:value-type="float" office:value="0.0138272637652353" calcext:value-type="float">
            <text:p>0.013827263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67349778306779" calcext:value-type="float">
            <text:p>0.0167349778</text:p>
          </table:table-cell>
          <table:table-cell office:value-type="float" office:value="0.0131380566673018" calcext:value-type="float">
            <text:p>0.013138056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65189904790565" calcext:value-type="float">
            <text:p>0.0165189905</text:p>
          </table:table-cell>
          <table:table-cell office:value-type="float" office:value="0.0123845928966211" calcext:value-type="float">
            <text:p>0.01238459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84339470037183" calcext:value-type="float">
            <text:p>0.018433947</text:p>
          </table:table-cell>
          <table:table-cell office:value-type="float" office:value="0.0128819618313468" calcext:value-type="float">
            <text:p>0.01288196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07295925909565" calcext:value-type="float">
            <text:p>0.0207295926</text:p>
          </table:table-cell>
          <table:table-cell office:value-type="float" office:value="0.0144494517414441" calcext:value-type="float">
            <text:p>0.01444945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39513743718175" calcext:value-type="float">
            <text:p>0.0239513744</text:p>
          </table:table-cell>
          <table:table-cell office:value-type="float" office:value="0.016986638785493" calcext:value-type="float">
            <text:p>0.01698663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54858712197471" calcext:value-type="float">
            <text:p>0.0254858712</text:p>
          </table:table-cell>
          <table:table-cell office:value-type="float" office:value="0.0186912430333169" calcext:value-type="float">
            <text:p>0.0186912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70954137250727" calcext:value-type="float">
            <text:p>0.0270954137</text:p>
          </table:table-cell>
          <table:table-cell office:value-type="float" office:value="0.0184500639782676" calcext:value-type="float">
            <text:p>0.0184500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62752552510132" calcext:value-type="float">
            <text:p>0.0262752553</text:p>
          </table:table-cell>
          <table:table-cell office:value-type="float" office:value="0.0172994620372008" calcext:value-type="float">
            <text:p>0.0172994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14411468987352" calcext:value-type="float">
            <text:p>0.0214411469</text:p>
          </table:table-cell>
          <table:table-cell office:value-type="float" office:value="0.0158452144441578" calcext:value-type="float">
            <text:p>0.01584521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49103054704308" calcext:value-type="float">
            <text:p>0.0149103055</text:p>
          </table:table-cell>
          <table:table-cell office:value-type="float" office:value="0.013645737753539" calcext:value-type="float">
            <text:p>0.01364573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936180038653323" calcext:value-type="float">
            <text:p>0.0093618004</text:p>
          </table:table-cell>
          <table:table-cell office:value-type="float" office:value="0.00984493397307903" calcext:value-type="float">
            <text:p>0.0098449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635716544995433" calcext:value-type="float">
            <text:p>0.0063571654</text:p>
          </table:table-cell>
          <table:table-cell office:value-type="float" office:value="0.00622989778067288" calcext:value-type="float">
            <text:p>0.00622989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13320197212818" calcext:value-type="float">
            <text:p>0.005133202</text:p>
          </table:table-cell>
          <table:table-cell office:value-type="float" office:value="0.00407441349705505" calcext:value-type="float">
            <text:p>0.00407441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78017491842333" calcext:value-type="float">
            <text:p>0.0047801749</text:p>
          </table:table-cell>
          <table:table-cell office:value-type="float" office:value="0.00316611813845037" calcext:value-type="float">
            <text:p>0.0031661181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11" calcext:value-type="float">
            <text:p>11</text:p>
          </table:table-cell>
          <table:table-cell office:value-type="float" office:value="0.00545011515690829" calcext:value-type="float">
            <text:p>0.0054501152</text:p>
          </table:table-cell>
          <table:table-cell office:value-type="float" office:value="0.00294402301801225" calcext:value-type="float">
            <text:p>0.0029440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832594999533486" calcext:value-type="float">
            <text:p>0.00832595</text:p>
          </table:table-cell>
          <table:table-cell office:value-type="float" office:value="0.00360481514758247" calcext:value-type="float">
            <text:p>0.00360481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3922798242622" calcext:value-type="float">
            <text:p>0.0139227982</text:p>
          </table:table-cell>
          <table:table-cell office:value-type="float" office:value="0.00609960977406271" calcext:value-type="float">
            <text:p>0.006099609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02599072106915" calcext:value-type="float">
            <text:p>0.0202599072</text:p>
          </table:table-cell>
          <table:table-cell office:value-type="float" office:value="0.0112164583287458" calcext:value-type="float">
            <text:p>0.011216458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23364480740449" calcext:value-type="float">
            <text:p>0.0223364481</text:p>
          </table:table-cell>
          <table:table-cell office:value-type="float" office:value="0.018602305580394" calcext:value-type="float">
            <text:p>0.01860230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16224036936033" calcext:value-type="float">
            <text:p>0.0216224037</text:p>
          </table:table-cell>
          <table:table-cell office:value-type="float" office:value="0.0196483575540626" calcext:value-type="float">
            <text:p>0.01964835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18086193473899" calcext:value-type="float">
            <text:p>0.0218086193</text:p>
          </table:table-cell>
          <table:table-cell office:value-type="float" office:value="0.0173596660676847" calcext:value-type="float">
            <text:p>0.01735966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09290075763142" calcext:value-type="float">
            <text:p>0.0209290076</text:p>
          </table:table-cell>
          <table:table-cell office:value-type="float" office:value="0.0169420968876717" calcext:value-type="float">
            <text:p>0.016942096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196854396809306" calcext:value-type="float">
            <text:p>0.0196854397</text:p>
          </table:table-cell>
          <table:table-cell office:value-type="float" office:value="0.0163073090032657" calcext:value-type="float">
            <text:p>0.0163073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84092024311667" calcext:value-type="float">
            <text:p>0.0184092024</text:p>
          </table:table-cell>
          <table:table-cell office:value-type="float" office:value="0.0149607942129331" calcext:value-type="float">
            <text:p>0.014960794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76851112388513" calcext:value-type="float">
            <text:p>0.0176851112</text:p>
          </table:table-cell>
          <table:table-cell office:value-type="float" office:value="0.0139675619304324" calcext:value-type="float">
            <text:p>0.01396756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174820139339159" calcext:value-type="float">
            <text:p>0.0174820139</text:p>
          </table:table-cell>
          <table:table-cell office:value-type="float" office:value="0.0133161632281049" calcext:value-type="float">
            <text:p>0.013316163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90365162678155" calcext:value-type="float">
            <text:p>0.0190365163</text:p>
          </table:table-cell>
          <table:table-cell office:value-type="float" office:value="0.0137862415161901" calcext:value-type="float">
            <text:p>0.01378624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15297282743333" calcext:value-type="float">
            <text:p>0.0215297283</text:p>
          </table:table-cell>
          <table:table-cell office:value-type="float" office:value="0.0168360347034961" calcext:value-type="float">
            <text:p>0.01683603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25702790276053" calcext:value-type="float">
            <text:p>0.022570279</text:p>
          </table:table-cell>
          <table:table-cell office:value-type="float" office:value="0.0179058765150262" calcext:value-type="float">
            <text:p>0.01790587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35270748473152" calcext:value-type="float">
            <text:p>0.0235270748</text:p>
          </table:table-cell>
          <table:table-cell office:value-type="float" office:value="0.0180095720989621" calcext:value-type="float">
            <text:p>0.01800957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41501521245465" calcext:value-type="float">
            <text:p>0.0241501521</text:p>
          </table:table-cell>
          <table:table-cell office:value-type="float" office:value="0.0169050127232681" calcext:value-type="float">
            <text:p>0.01690501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28705189209185" calcext:value-type="float">
            <text:p>0.0228705189</text:p>
          </table:table-cell>
          <table:table-cell office:value-type="float" office:value="0.0153748092834016" calcext:value-type="float">
            <text:p>0.01537480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95703216631851" calcext:value-type="float">
            <text:p>0.0195703217</text:p>
          </table:table-cell>
          <table:table-cell office:value-type="float" office:value="0.0139860722007667" calcext:value-type="float">
            <text:p>0.01398607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48438955413954" calcext:value-type="float">
            <text:p>0.0148438955</text:p>
          </table:table-cell>
          <table:table-cell office:value-type="float" office:value="0.0125924452817963" calcext:value-type="float">
            <text:p>0.0125924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03532711262076" calcext:value-type="float">
            <text:p>0.0103532711</text:p>
          </table:table-cell>
          <table:table-cell office:value-type="float" office:value="0.0104046648620813" calcext:value-type="float">
            <text:p>0.01040466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722031468949339" calcext:value-type="float">
            <text:p>0.0072203147</text:p>
          </table:table-cell>
          <table:table-cell office:value-type="float" office:value="0.00754506521566399" calcext:value-type="float">
            <text:p>0.00754506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6731444631407" calcext:value-type="float">
            <text:p>0.0056731445</text:p>
          </table:table-cell>
          <table:table-cell office:value-type="float" office:value="0.00515276677087527" calcext:value-type="float">
            <text:p>0.00515276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10717417034062" calcext:value-type="float">
            <text:p>0.0051071742</text:p>
          </table:table-cell>
          <table:table-cell office:value-type="float" office:value="0.00380387390415888" calcext:value-type="float">
            <text:p>0.0038038739</text:p>
          </table:table-cell>
        </table:table-row>
        <table:table-row table:style-name="ro1">
          <table:table-cell office:value-type="string" calcext:value-type="string">
            <text:p>Weekend/Holiday</text:p>
          </table:table-cell>
          <table:table-cell office:value-type="float" office:value="11" calcext:value-type="float">
            <text:p>11</text:p>
          </table:table-cell>
          <table:table-cell office:value-type="float" office:value="0.00545582382700997" calcext:value-type="float">
            <text:p>0.0054558238</text:p>
          </table:table-cell>
          <table:table-cell office:value-type="float" office:value="0.00317565962353797" calcext:value-type="float">
            <text:p>0.003175659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754430071343518" calcext:value-type="float">
            <text:p>0.0075443007</text:p>
          </table:table-cell>
          <table:table-cell office:value-type="float" office:value="0.00318284385575136" calcext:value-type="float">
            <text:p>0.003182843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40793194612049" calcext:value-type="float">
            <text:p>0.0140793195</text:p>
          </table:table-cell>
          <table:table-cell office:value-type="float" office:value="0.00399972969421375" calcext:value-type="float">
            <text:p>0.00399972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17491677549471" calcext:value-type="float">
            <text:p>0.0217491678</text:p>
          </table:table-cell>
          <table:table-cell office:value-type="float" office:value="0.00578260765881679" calcext:value-type="float">
            <text:p>0.00578260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42968663241391" calcext:value-type="float">
            <text:p>0.0242968663</text:p>
          </table:table-cell>
          <table:table-cell office:value-type="float" office:value="0.00951126067648514" calcext:value-type="float">
            <text:p>0.00951126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65617255013112" calcext:value-type="float">
            <text:p>0.0265617255</text:p>
          </table:table-cell>
          <table:table-cell office:value-type="float" office:value="0.0158869642220468" calcext:value-type="float">
            <text:p>0.015886964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86423609566529" calcext:value-type="float">
            <text:p>0.028642361</text:p>
          </table:table-cell>
          <table:table-cell office:value-type="float" office:value="0.0219376333531386" calcext:value-type="float">
            <text:p>0.021937633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76518081591592" calcext:value-type="float">
            <text:p>0.0276518082</text:p>
          </table:table-cell>
          <table:table-cell office:value-type="float" office:value="0.0244065245145494" calcext:value-type="float">
            <text:p>0.02440652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60785556600955" calcext:value-type="float">
            <text:p>0.0260785557</text:p>
          </table:table-cell>
          <table:table-cell office:value-type="float" office:value="0.0239716787889157" calcext:value-type="float">
            <text:p>0.023971678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42210316571144" calcext:value-type="float">
            <text:p>0.0242210317</text:p>
          </table:table-cell>
          <table:table-cell office:value-type="float" office:value="0.0225739781045688" calcext:value-type="float">
            <text:p>0.022573978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27713360112188" calcext:value-type="float">
            <text:p>0.022771336</text:p>
          </table:table-cell>
          <table:table-cell office:value-type="float" office:value="0.0208430216692844" calcext:value-type="float">
            <text:p>0.02084302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15861881922418" calcext:value-type="float">
            <text:p>0.0215861882</text:p>
          </table:table-cell>
          <table:table-cell office:value-type="float" office:value="0.0191417539570482" calcext:value-type="float">
            <text:p>0.0191417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215228401244858" calcext:value-type="float">
            <text:p>0.0215228401</text:p>
          </table:table-cell>
          <table:table-cell office:value-type="float" office:value="0.0180241719485036" calcext:value-type="float">
            <text:p>0.0180241719</text:p>
          </table:table-cell>
        </table:table-row>
      </table:table>
      <table:table table:name="dailyloadpattern" table:style-name="ta1">
        <table:shapes>
          <draw:frame draw:z-index="0" draw:style-name="gr1" svg:width="16.19cm" svg:height="8.031cm" svg:x="35.381cm" svg:y="0.48cm">
            <draw:object draw:notify-on-update-of-ranges="dailyloadpattern.H2:dailyloadpattern.H25 dailyloadpattern.I1:dailyloadpattern.I1 dailyloadpattern.I2:dailyloadpattern.I25 dailyloadpattern.J1:dailyloadpattern.J1 dailyloadpattern.J2:dailyloadpattern.J25 dailyloadpattern.K1:dailyloadpattern.K1 dailyloadpattern.K2:dailyloadpattern.K25 dailyloadpattern.L1:dailyloadpattern.L1 dailyloadpattern.L2:dailyloadpattern.L25 dailyloadpattern.M1:dailyloadpattern.M1 dailyloadpattern.M2:dailyloadpattern.M25 dailyloadpattern.N1:dailyloadpattern.N1 dailyloadpattern.N2:dailyloadpattern.N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273cm" svg:height="8.165cm" svg:x="35.381cm" svg:y="12.858cm">
            <draw:object draw:notify-on-update-of-ranges="dailyloadpattern.H31:dailyloadpattern.H54 dailyloadpattern.I30:dailyloadpattern.I30 dailyloadpattern.I31:dailyloadpattern.I54 dailyloadpattern.J30:dailyloadpattern.J30 dailyloadpattern.J31:dailyloadpattern.J54 dailyloadpattern.K30:dailyloadpattern.K30 dailyloadpattern.K31:dailyloadpattern.K54 dailyloadpattern.L30:dailyloadpattern.L30 dailyloadpattern.L31:dailyloadpattern.L54 dailyloadpattern.M30:dailyloadpattern.M30 dailyloadpattern.M31:dailyloadpattern.M54 dailyloadpattern.N30:dailyloadpattern.N30 dailyloadpattern.N31:dailyloadpattern.N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Hour of day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eekend/Holida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78831620655044" calcext:value-type="float">
            <text:p>0.0478831621</text:p>
          </table:table-cell>
          <table:table-cell office:value-type="float" office:value="0.0380252806802089" calcext:value-type="float">
            <text:p>0.0380252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82225168837751" calcext:value-type="float">
            <text:p>0.0382225169</text:p>
          </table:table-cell>
          <table:table-cell office:value-type="float" office:value="0.0361481642756311" calcext:value-type="float">
            <text:p>0.0361481643</text:p>
          </table:table-cell>
          <table:table-cell office:value-type="float" office:value="0.0356916106713578" calcext:value-type="float">
            <text:p>0.0356916107</text:p>
          </table:table-cell>
          <table:table-cell office:value-type="float" office:value="0.0352263481830887" calcext:value-type="float">
            <text:p>0.0352263482</text:p>
          </table:table-cell>
          <table:table-cell office:value-type="float" office:value="0.0374414779791826" calcext:value-type="float">
            <text:p>0.037441478</text:p>
          </table:table-cell>
          <table:table-cell office:value-type="float" office:value="0.0490397519821787" calcext:value-type="float">
            <text:p>0.04903975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0466187982194251" calcext:value-type="float">
            <text:p>0.0466187982</text:p>
          </table:table-cell>
          <table:table-cell office:value-type="float" office:value="0.0382658648661818" calcext:value-type="float">
            <text:p>0.03826586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6703498370215" calcext:value-type="float">
            <text:p>0.0376703498</text:p>
          </table:table-cell>
          <table:table-cell office:value-type="float" office:value="0.0362907944560619" calcext:value-type="float">
            <text:p>0.0362907945</text:p>
          </table:table-cell>
          <table:table-cell office:value-type="float" office:value="0.0352518573530615" calcext:value-type="float">
            <text:p>0.0352518574</text:p>
          </table:table-cell>
          <table:table-cell office:value-type="float" office:value="0.0348509261355246" calcext:value-type="float">
            <text:p>0.0348509261</text:p>
          </table:table-cell>
          <table:table-cell office:value-type="float" office:value="0.0370106153197842" calcext:value-type="float">
            <text:p>0.0370106153</text:p>
          </table:table-cell>
          <table:table-cell office:value-type="float" office:value="0.0464501768200975" calcext:value-type="float">
            <text:p>0.04645017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12563140018091" calcext:value-type="float">
            <text:p>0.051256314</text:p>
          </table:table-cell>
          <table:table-cell office:value-type="float" office:value="0.0393889445820204" calcext:value-type="float">
            <text:p>0.03938894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08824380514829" calcext:value-type="float">
            <text:p>0.0408824381</text:p>
          </table:table-cell>
          <table:table-cell office:value-type="float" office:value="0.0398245370026356" calcext:value-type="float">
            <text:p>0.039824537</text:p>
          </table:table-cell>
          <table:table-cell office:value-type="float" office:value="0.0392010064351073" calcext:value-type="float">
            <text:p>0.0392010064</text:p>
          </table:table-cell>
          <table:table-cell office:value-type="float" office:value="0.0390944108801533" calcext:value-type="float">
            <text:p>0.0390944109</text:p>
          </table:table-cell>
          <table:table-cell office:value-type="float" office:value="0.0404598246837243" calcext:value-type="float">
            <text:p>0.0404598247</text:p>
          </table:table-cell>
          <table:table-cell office:value-type="float" office:value="0.0461744175202567" calcext:value-type="float">
            <text:p>0.04617441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3617357796583" calcext:value-type="float">
            <text:p>0.0536173578</text:p>
          </table:table-cell>
          <table:table-cell office:value-type="float" office:value="0.0399836214324021" calcext:value-type="float">
            <text:p>0.0399836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478831620655044" calcext:value-type="float">
            <text:p>0.0478831621</text:p>
          </table:table-cell>
          <table:table-cell office:value-type="float" office:value="0.048385452885742" calcext:value-type="float">
            <text:p>0.0483854529</text:p>
          </table:table-cell>
          <table:table-cell office:value-type="float" office:value="0.0462703660946976" calcext:value-type="float">
            <text:p>0.0462703661</text:p>
          </table:table-cell>
          <table:table-cell office:value-type="float" office:value="0.0452948167508342" calcext:value-type="float">
            <text:p>0.0452948168</text:p>
          </table:table-cell>
          <table:table-cell office:value-type="float" office:value="0.0439283028359018" calcext:value-type="float">
            <text:p>0.0439283028</text:p>
          </table:table-cell>
          <table:table-cell office:value-type="float" office:value="0.0459907351044654" calcext:value-type="float">
            <text:p>0.04599073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00546888237027" calcext:value-type="float">
            <text:p>0.0500546888</text:p>
          </table:table-cell>
          <table:table-cell office:value-type="float" office:value="0.0382052521634512" calcext:value-type="float">
            <text:p>0.03820525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66187982194251" calcext:value-type="float">
            <text:p>0.0466187982</text:p>
          </table:table-cell>
          <table:table-cell office:value-type="float" office:value="0.0531751698065778" calcext:value-type="float">
            <text:p>0.0531751698</text:p>
          </table:table-cell>
          <table:table-cell office:value-type="float" office:value="0.0524596692585464" calcext:value-type="float">
            <text:p>0.0524596693</text:p>
          </table:table-cell>
          <table:table-cell office:value-type="float" office:value="0.050956431853426" calcext:value-type="float">
            <text:p>0.0509564319</text:p>
          </table:table-cell>
          <table:table-cell office:value-type="float" office:value="0.050692980967896" calcext:value-type="float">
            <text:p>0.050692981</text:p>
          </table:table-cell>
          <table:table-cell office:value-type="float" office:value="0.047917456057919" calcext:value-type="float">
            <text:p>0.04791745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14667640045422" calcext:value-type="float">
            <text:p>0.041466764</text:p>
          </table:table-cell>
          <table:table-cell office:value-type="float" office:value="0.0347082262670477" calcext:value-type="float">
            <text:p>0.03470822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12563140018091" calcext:value-type="float">
            <text:p>0.051256314</text:p>
          </table:table-cell>
          <table:table-cell office:value-type="float" office:value="0.0583964155779728" calcext:value-type="float">
            <text:p>0.0583964156</text:p>
          </table:table-cell>
          <table:table-cell office:value-type="float" office:value="0.0579582854015641" calcext:value-type="float">
            <text:p>0.0579582854</text:p>
          </table:table-cell>
          <table:table-cell office:value-type="float" office:value="0.0554911988684062" calcext:value-type="float">
            <text:p>0.0554911989</text:p>
          </table:table-cell>
          <table:table-cell office:value-type="float" office:value="0.0539239465277471" calcext:value-type="float">
            <text:p>0.0539239465</text:p>
          </table:table-cell>
          <table:table-cell office:value-type="float" office:value="0.0497302642834189" calcext:value-type="float">
            <text:p>0.04973026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81648811306736" calcext:value-type="float">
            <text:p>0.0281648811</text:p>
          </table:table-cell>
          <table:table-cell office:value-type="float" office:value="0.0291270202608596" calcext:value-type="float">
            <text:p>0.0291270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53617357796583" calcext:value-type="float">
            <text:p>0.0536173578</text:p>
          </table:table-cell>
          <table:table-cell office:value-type="float" office:value="0.0612544332513357" calcext:value-type="float">
            <text:p>0.0612544333</text:p>
          </table:table-cell>
          <table:table-cell office:value-type="float" office:value="0.0614632244171059" calcext:value-type="float">
            <text:p>0.0614632244</text:p>
          </table:table-cell>
          <table:table-cell office:value-type="float" office:value="0.0582073483527805" calcext:value-type="float">
            <text:p>0.0582073484</text:p>
          </table:table-cell>
          <table:table-cell office:value-type="float" office:value="0.0568114840779662" calcext:value-type="float">
            <text:p>0.0568114841</text:p>
          </table:table-cell>
          <table:table-cell office:value-type="float" office:value="0.0503508441024506" calcext:value-type="float">
            <text:p>0.050350844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80012587063953" calcext:value-type="float">
            <text:p>0.0180012587</text:p>
          </table:table-cell>
          <table:table-cell office:value-type="float" office:value="0.0209553448247827" calcext:value-type="float">
            <text:p>0.0209553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00546888237027" calcext:value-type="float">
            <text:p>0.0500546888</text:p>
          </table:table-cell>
          <table:table-cell office:value-type="float" office:value="0.0580591110297057" calcext:value-type="float">
            <text:p>0.058059111</text:p>
          </table:table-cell>
          <table:table-cell office:value-type="float" office:value="0.0593366050845813" calcext:value-type="float">
            <text:p>0.0593366051</text:p>
          </table:table-cell>
          <table:table-cell office:value-type="float" office:value="0.0550147162756158" calcext:value-type="float">
            <text:p>0.0550147163</text:p>
          </table:table-cell>
          <table:table-cell office:value-type="float" office:value="0.0548555461520206" calcext:value-type="float">
            <text:p>0.0548555462</text:p>
          </table:table-cell>
          <table:table-cell office:value-type="float" office:value="0.0473100646446614" calcext:value-type="float">
            <text:p>0.04731006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20357447044865" calcext:value-type="float">
            <text:p>0.0120357447</text:p>
          </table:table-cell>
          <table:table-cell office:value-type="float" office:value="0.0131640216643274" calcext:value-type="float">
            <text:p>0.01316402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14667640045422" calcext:value-type="float">
            <text:p>0.041466764</text:p>
          </table:table-cell>
          <table:table-cell office:value-type="float" office:value="0.0464723722946712" calcext:value-type="float">
            <text:p>0.0464723723</text:p>
          </table:table-cell>
          <table:table-cell office:value-type="float" office:value="0.0473384340126371" calcext:value-type="float">
            <text:p>0.047338434</text:p>
          </table:table-cell>
          <table:table-cell office:value-type="float" office:value="0.0453226275989636" calcext:value-type="float">
            <text:p>0.0453226276</text:p>
          </table:table-cell>
          <table:table-cell office:value-type="float" office:value="0.0447118729625878" calcext:value-type="float">
            <text:p>0.044711873</text:p>
          </table:table-cell>
          <table:table-cell office:value-type="float" office:value="0.0404872983886646" calcext:value-type="float">
            <text:p>0.04048729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964120915487667" calcext:value-type="float">
            <text:p>0.0096412092</text:p>
          </table:table-cell>
          <table:table-cell office:value-type="float" office:value="0.00858179502880092" calcext:value-type="float">
            <text:p>0.0085817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81648811306736" calcext:value-type="float">
            <text:p>0.0281648811</text:p>
          </table:table-cell>
          <table:table-cell office:value-type="float" office:value="0.0310794840164085" calcext:value-type="float">
            <text:p>0.031079484</text:p>
          </table:table-cell>
          <table:table-cell office:value-type="float" office:value="0.0314450845492795" calcext:value-type="float">
            <text:p>0.0314450845</text:p>
          </table:table-cell>
          <table:table-cell office:value-type="float" office:value="0.0314185127970755" calcext:value-type="float">
            <text:p>0.0314185128</text:p>
          </table:table-cell>
          <table:table-cell office:value-type="float" office:value="0.0311785774476064" calcext:value-type="float">
            <text:p>0.0311785774</text:p>
          </table:table-cell>
          <table:table-cell office:value-type="float" office:value="0.0309192066279471" calcext:value-type="float">
            <text:p>0.030919206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924342162268311" calcext:value-type="float">
            <text:p>0.0092434216</text:p>
          </table:table-cell>
          <table:table-cell office:value-type="float" office:value="0.00674856022715584" calcext:value-type="float">
            <text:p>0.00674856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80012587063953" calcext:value-type="float">
            <text:p>0.0180012587</text:p>
          </table:table-cell>
          <table:table-cell office:value-type="float" office:value="0.0193606862441445" calcext:value-type="float">
            <text:p>0.0193606862</text:p>
          </table:table-cell>
          <table:table-cell office:value-type="float" office:value="0.0194592118604602" calcext:value-type="float">
            <text:p>0.0194592119</text:p>
          </table:table-cell>
          <table:table-cell office:value-type="float" office:value="0.0190819248928213" calcext:value-type="float">
            <text:p>0.0190819249</text:p>
          </table:table-cell>
          <table:table-cell office:value-type="float" office:value="0.0195377593620972" calcext:value-type="float">
            <text:p>0.0195377594</text:p>
          </table:table-cell>
          <table:table-cell office:value-type="float" office:value="0.0216284126596" calcext:value-type="float">
            <text:p>0.02162841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08356534713547" calcext:value-type="float">
            <text:p>0.0108356535</text:p>
          </table:table-cell>
          <table:table-cell office:value-type="float" office:value="0.00634226982329333" calcext:value-type="float">
            <text:p>0.00634226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20357447044865" calcext:value-type="float">
            <text:p>0.0120357447</text:p>
          </table:table-cell>
          <table:table-cell office:value-type="float" office:value="0.0129115841799076" calcext:value-type="float">
            <text:p>0.0129115842</text:p>
          </table:table-cell>
          <table:table-cell office:value-type="float" office:value="0.0133424307419555" calcext:value-type="float">
            <text:p>0.0133424307</text:p>
          </table:table-cell>
          <table:table-cell office:value-type="float" office:value="0.0129361559641906" calcext:value-type="float">
            <text:p>0.012936156</text:p>
          </table:table-cell>
          <table:table-cell office:value-type="float" office:value="0.0132895552165816" calcext:value-type="float">
            <text:p>0.0132895552</text:p>
          </table:table-cell>
          <table:table-cell office:value-type="float" office:value="0.0151007131529523" calcext:value-type="float">
            <text:p>0.01510071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67475920300248" calcext:value-type="float">
            <text:p>0.016747592</text:p>
          </table:table-cell>
          <table:table-cell office:value-type="float" office:value="0.00769567444985731" calcext:value-type="float">
            <text:p>0.0076956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64120915487667" calcext:value-type="float">
            <text:p>0.0096412092</text:p>
          </table:table-cell>
          <table:table-cell office:value-type="float" office:value="0.0104315851656594" calcext:value-type="float">
            <text:p>0.0104315852</text:p>
          </table:table-cell>
          <table:table-cell office:value-type="float" office:value="0.0107760384020652" calcext:value-type="float">
            <text:p>0.0107760384</text:p>
          </table:table-cell>
          <table:table-cell office:value-type="float" office:value="0.0104562097412218" calcext:value-type="float">
            <text:p>0.0104562097</text:p>
          </table:table-cell>
          <table:table-cell office:value-type="float" office:value="0.0107622204893193" calcext:value-type="float">
            <text:p>0.0107622205</text:p>
          </table:table-cell>
          <table:table-cell office:value-type="float" office:value="0.0118467628254746" calcext:value-type="float">
            <text:p>0.01184676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82342624901143" calcext:value-type="float">
            <text:p>0.0282342625</text:p>
          </table:table-cell>
          <table:table-cell office:value-type="float" office:value="0.0129666790395733" calcext:value-type="float">
            <text:p>0.0129666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24342162268311" calcext:value-type="float">
            <text:p>0.0092434216</text:p>
          </table:table-cell>
          <table:table-cell office:value-type="float" office:value="0.01006402157095" calcext:value-type="float">
            <text:p>0.0100640216</text:p>
          </table:table-cell>
          <table:table-cell office:value-type="float" office:value="0.0105110606042348" calcext:value-type="float">
            <text:p>0.0105110606</text:p>
          </table:table-cell>
          <table:table-cell office:value-type="float" office:value="0.0102064534797444" calcext:value-type="float">
            <text:p>0.0102064535</text:p>
          </table:table-cell>
          <table:table-cell office:value-type="float" office:value="0.00997040828291474" calcext:value-type="float">
            <text:p>0.0099704083</text:p>
          </table:table-cell>
          <table:table-cell office:value-type="float" office:value="0.0106797560171681" calcext:value-type="float">
            <text:p>0.0106797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31952122036885" calcext:value-type="float">
            <text:p>0.0431952122</text:p>
          </table:table-cell>
          <table:table-cell office:value-type="float" office:value="0.0230529556797055" calcext:value-type="float">
            <text:p>0.02305295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08356534713547" calcext:value-type="float">
            <text:p>0.0108356535</text:p>
          </table:table-cell>
          <table:table-cell office:value-type="float" office:value="0.0115539399805475" calcext:value-type="float">
            <text:p>0.01155394</text:p>
          </table:table-cell>
          <table:table-cell office:value-type="float" office:value="0.0125147708828991" calcext:value-type="float">
            <text:p>0.0125147709</text:p>
          </table:table-cell>
          <table:table-cell office:value-type="float" office:value="0.0123424658264161" calcext:value-type="float">
            <text:p>0.0123424658</text:p>
          </table:table-cell>
          <table:table-cell office:value-type="float" office:value="0.01140177128229" calcext:value-type="float">
            <text:p>0.0114017713</text:p>
          </table:table-cell>
          <table:table-cell office:value-type="float" office:value="0.011340283306507" calcext:value-type="float">
            <text:p>0.01134028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484549012121484" calcext:value-type="float">
            <text:p>0.0484549012</text:p>
          </table:table-cell>
          <table:table-cell office:value-type="float" office:value="0.0399898950380118" calcext:value-type="float">
            <text:p>0.039989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67475920300248" calcext:value-type="float">
            <text:p>0.016747592</text:p>
          </table:table-cell>
          <table:table-cell office:value-type="float" office:value="0.0181545681319425" calcext:value-type="float">
            <text:p>0.0181545681</text:p>
          </table:table-cell>
          <table:table-cell office:value-type="float" office:value="0.019961460372181" calcext:value-type="float">
            <text:p>0.0199614604</text:p>
          </table:table-cell>
          <table:table-cell office:value-type="float" office:value="0.0208425798891923" calcext:value-type="float">
            <text:p>0.0208425799</text:p>
          </table:table-cell>
          <table:table-cell office:value-type="float" office:value="0.0174863064559177" calcext:value-type="float">
            <text:p>0.0174863065</text:p>
          </table:table-cell>
          <table:table-cell office:value-type="float" office:value="0.0155273219248025" calcext:value-type="float">
            <text:p>0.01552732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460557073511859" calcext:value-type="float">
            <text:p>0.0460557074</text:p>
          </table:table-cell>
          <table:table-cell office:value-type="float" office:value="0.0425318372953719" calcext:value-type="float">
            <text:p>0.04253183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82342624901143" calcext:value-type="float">
            <text:p>0.0282342625</text:p>
          </table:table-cell>
          <table:table-cell office:value-type="float" office:value="0.030697236585446" calcext:value-type="float">
            <text:p>0.0306972366</text:p>
          </table:table-cell>
          <table:table-cell office:value-type="float" office:value="0.0424517067380065" calcext:value-type="float">
            <text:p>0.0424517067</text:p>
          </table:table-cell>
          <table:table-cell office:value-type="float" office:value="0.0410373143533063" calcext:value-type="float">
            <text:p>0.0410373144</text:p>
          </table:table-cell>
          <table:table-cell office:value-type="float" office:value="0.02934490099432" calcext:value-type="float">
            <text:p>0.029344901</text:p>
          </table:table-cell>
          <table:table-cell office:value-type="float" office:value="0.028821709523676" calcext:value-type="float">
            <text:p>0.02882170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468207369138444" calcext:value-type="float">
            <text:p>0.0468207369</text:p>
          </table:table-cell>
          <table:table-cell office:value-type="float" office:value="0.0376577028118098" calcext:value-type="float">
            <text:p>0.03765770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31952122036885" calcext:value-type="float">
            <text:p>0.0431952122</text:p>
          </table:table-cell>
          <table:table-cell office:value-type="float" office:value="0.0462960089258174" calcext:value-type="float">
            <text:p>0.0462960089</text:p>
          </table:table-cell>
          <table:table-cell office:value-type="float" office:value="0.0690791499902295" calcext:value-type="float">
            <text:p>0.06907915</text:p>
          </table:table-cell>
          <table:table-cell office:value-type="float" office:value="0.0631324297461497" calcext:value-type="float">
            <text:p>0.0631324297</text:p>
          </table:table-cell>
          <table:table-cell office:value-type="float" office:value="0.0433771512107424" calcext:value-type="float">
            <text:p>0.0433771512</text:p>
          </table:table-cell>
          <table:table-cell office:value-type="float" office:value="0.0446201767296714" calcext:value-type="float">
            <text:p>0.04462017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458106281482301" calcext:value-type="float">
            <text:p>0.0458106281</text:p>
          </table:table-cell>
          <table:table-cell office:value-type="float" office:value="0.03823599784332" calcext:value-type="float">
            <text:p>0.03823599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484549012121484" calcext:value-type="float">
            <text:p>0.0484549012</text:p>
          </table:table-cell>
          <table:table-cell office:value-type="float" office:value="0.0494558241831552" calcext:value-type="float">
            <text:p>0.0494558242</text:p>
          </table:table-cell>
          <table:table-cell office:value-type="float" office:value="0.0620640293770405" calcext:value-type="float">
            <text:p>0.0620640294</text:p>
          </table:table-cell>
          <table:table-cell office:value-type="float" office:value="0.0579894837603727" calcext:value-type="float">
            <text:p>0.0579894838</text:p>
          </table:table-cell>
          <table:table-cell office:value-type="float" office:value="0.0480074325591988" calcext:value-type="float">
            <text:p>0.0480074326</text:p>
          </table:table-cell>
          <table:table-cell office:value-type="float" office:value="0.0507480602362603" calcext:value-type="float">
            <text:p>0.050748060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431079896518663" calcext:value-type="float">
            <text:p>0.0431079897</text:p>
          </table:table-cell>
          <table:table-cell office:value-type="float" office:value="0.0372003134770747" calcext:value-type="float">
            <text:p>0.03720031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60557073511859" calcext:value-type="float">
            <text:p>0.0460557074</text:p>
          </table:table-cell>
          <table:table-cell office:value-type="float" office:value="0.0443436494088537" calcext:value-type="float">
            <text:p>0.0443436494</text:p>
          </table:table-cell>
          <table:table-cell office:value-type="float" office:value="0.0475049245011626" calcext:value-type="float">
            <text:p>0.0475049245</text:p>
          </table:table-cell>
          <table:table-cell office:value-type="float" office:value="0.0444236838411414" calcext:value-type="float">
            <text:p>0.0444236838</text:p>
          </table:table-cell>
          <table:table-cell office:value-type="float" office:value="0.0458574553132026" calcext:value-type="float">
            <text:p>0.0458574553</text:p>
          </table:table-cell>
          <table:table-cell office:value-type="float" office:value="0.0565592085978252" calcext:value-type="float">
            <text:p>0.05655920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401874007177449" calcext:value-type="float">
            <text:p>0.0401874007</text:p>
          </table:table-cell>
          <table:table-cell office:value-type="float" office:value="0.0346199297724639" calcext:value-type="float">
            <text:p>0.03461992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68207369138444" calcext:value-type="float">
            <text:p>0.0468207369</text:p>
          </table:table-cell>
          <table:table-cell office:value-type="float" office:value="0.043201845590942" calcext:value-type="float">
            <text:p>0.0432018456</text:p>
          </table:table-cell>
          <table:table-cell office:value-type="float" office:value="0.0448217675659377" calcext:value-type="float">
            <text:p>0.0448217676</text:p>
          </table:table-cell>
          <table:table-cell office:value-type="float" office:value="0.0423613710128135" calcext:value-type="float">
            <text:p>0.042361371</text:p>
          </table:table-cell>
          <table:table-cell office:value-type="float" office:value="0.0459904421029512" calcext:value-type="float">
            <text:p>0.0459904421</text:p>
          </table:table-cell>
          <table:table-cell office:value-type="float" office:value="0.061420354981437" calcext:value-type="float">
            <text:p>0.0614203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382225168837751" calcext:value-type="float">
            <text:p>0.0382225169</text:p>
          </table:table-cell>
          <table:table-cell office:value-type="float" office:value="0.0327494505345628" calcext:value-type="float">
            <text:p>0.03274945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58106281482301" calcext:value-type="float">
            <text:p>0.0458106281</text:p>
          </table:table-cell>
          <table:table-cell office:value-type="float" office:value="0.0416798082758644" calcext:value-type="float">
            <text:p>0.0416798083</text:p>
          </table:table-cell>
          <table:table-cell office:value-type="float" office:value="0.0423498916333019" calcext:value-type="float">
            <text:p>0.0423498916</text:p>
          </table:table-cell>
          <table:table-cell office:value-type="float" office:value="0.0412495179830122" calcext:value-type="float">
            <text:p>0.041249518</text:p>
          </table:table-cell>
          <table:table-cell office:value-type="float" office:value="0.044132618494524" calcext:value-type="float">
            <text:p>0.0441326185</text:p>
          </table:table-cell>
          <table:table-cell office:value-type="float" office:value="0.0594611759614078" calcext:value-type="float">
            <text:p>0.0594611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376703498370215" calcext:value-type="float">
            <text:p>0.0376703498</text:p>
          </table:table-cell>
          <table:table-cell office:value-type="float" office:value="0.0307478961542828" calcext:value-type="float">
            <text:p>0.03074789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31079896518663" calcext:value-type="float">
            <text:p>0.0431079897</text:p>
          </table:table-cell>
          <table:table-cell office:value-type="float" office:value="0.0397899009792526" calcext:value-type="float">
            <text:p>0.039789901</text:p>
          </table:table-cell>
          <table:table-cell office:value-type="float" office:value="0.0399207153273025" calcext:value-type="float">
            <text:p>0.0399207153</text:p>
          </table:table-cell>
          <table:table-cell office:value-type="float" office:value="0.0387967669673468" calcext:value-type="float">
            <text:p>0.038796767</text:p>
          </table:table-cell>
          <table:table-cell office:value-type="float" office:value="0.0415593917887592" calcext:value-type="float">
            <text:p>0.0415593918</text:p>
          </table:table-cell>
          <table:table-cell office:value-type="float" office:value="0.0561571142890921" calcext:value-type="float">
            <text:p>0.056157114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408824380514829" calcext:value-type="float">
            <text:p>0.0408824381</text:p>
          </table:table-cell>
          <table:table-cell office:value-type="float" office:value="0.0312139414662155" calcext:value-type="float">
            <text:p>0.03121394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01874007177449" calcext:value-type="float">
            <text:p>0.0401874007</text:p>
          </table:table-cell>
          <table:table-cell office:value-type="float" office:value="0.0377995307544041" calcext:value-type="float">
            <text:p>0.0377995308</text:p>
          </table:table-cell>
          <table:table-cell office:value-type="float" office:value="0.0375354401172699" calcext:value-type="float">
            <text:p>0.0375354401</text:p>
          </table:table-cell>
          <table:table-cell office:value-type="float" office:value="0.036342784184974" calcext:value-type="float">
            <text:p>0.0363427842</text:p>
          </table:table-cell>
          <table:table-cell office:value-type="float" office:value="0.0389470069112973" calcext:value-type="float">
            <text:p>0.0389470069</text:p>
          </table:table-cell>
          <table:table-cell office:value-type="float" office:value="0.0522001585866914" calcext:value-type="float">
            <text:p>0.05220015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8385452885742" calcext:value-type="float">
            <text:p>0.0483854529</text:p>
          </table:table-cell>
          <table:table-cell office:value-type="float" office:value="0.0333345506803369" calcext:value-type="float">
            <text:p>0.033334550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31751698065778" calcext:value-type="float">
            <text:p>0.0531751698</text:p>
          </table:table-cell>
          <table:table-cell office:value-type="float" office:value="0.038438706575987" calcext:value-type="float">
            <text:p>0.0384387066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.0583964155779728" calcext:value-type="float">
            <text:p>0.0583964156</text:p>
          </table:table-cell>
          <table:table-cell office:value-type="float" office:value="0.0420172782260696" calcext:value-type="float">
            <text:p>0.04201727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12544332513357" calcext:value-type="float">
            <text:p>0.0612544333</text:p>
          </table:table-cell>
          <table:table-cell office:value-type="float" office:value="0.0429264234103004" calcext:value-type="float">
            <text:p>0.04292642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80591110297057" calcext:value-type="float">
            <text:p>0.058059111</text:p>
          </table:table-cell>
          <table:table-cell office:value-type="float" office:value="0.0398729679509274" calcext:value-type="float">
            <text:p>0.039872968</text:p>
          </table:table-cell>
          <table:table-cell table:number-columns-repeated="2"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eekend/Holida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464723722946712" calcext:value-type="float">
            <text:p>0.0464723723</text:p>
          </table:table-cell>
          <table:table-cell office:value-type="float" office:value="0.0360411302114645" calcext:value-type="float">
            <text:p>0.0360411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27494505345628" calcext:value-type="float">
            <text:p>0.0327494505</text:p>
          </table:table-cell>
          <table:table-cell office:value-type="float" office:value="0.0273026382451101" calcext:value-type="float">
            <text:p>0.0273026382</text:p>
          </table:table-cell>
          <table:table-cell office:value-type="float" office:value="0.0285948575376977" calcext:value-type="float">
            <text:p>0.0285948575</text:p>
          </table:table-cell>
          <table:table-cell office:value-type="float" office:value="0.0285864541242613" calcext:value-type="float">
            <text:p>0.0285864541</text:p>
          </table:table-cell>
          <table:table-cell office:value-type="float" office:value="0.030384666116851" calcext:value-type="float">
            <text:p>0.0303846661</text:p>
          </table:table-cell>
          <table:table-cell office:value-type="float" office:value="0.044927429472683" calcext:value-type="float">
            <text:p>0.04492742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10794840164085" calcext:value-type="float">
            <text:p>0.031079484</text:p>
          </table:table-cell>
          <table:table-cell office:value-type="float" office:value="0.0298957056524815" calcext:value-type="float">
            <text:p>0.02989570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7478961542828" calcext:value-type="float">
            <text:p>0.0307478962</text:p>
          </table:table-cell>
          <table:table-cell office:value-type="float" office:value="0.025955462154789" calcext:value-type="float">
            <text:p>0.0259554622</text:p>
          </table:table-cell>
          <table:table-cell office:value-type="float" office:value="0.0268968648809757" calcext:value-type="float">
            <text:p>0.0268968649</text:p>
          </table:table-cell>
          <table:table-cell office:value-type="float" office:value="0.0269470292031873" calcext:value-type="float">
            <text:p>0.0269470292</text:p>
          </table:table-cell>
          <table:table-cell office:value-type="float" office:value="0.028967630547025" calcext:value-type="float">
            <text:p>0.0289676305</text:p>
          </table:table-cell>
          <table:table-cell office:value-type="float" office:value="0.0413088292617725" calcext:value-type="float">
            <text:p>0.04130882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93606862441445" calcext:value-type="float">
            <text:p>0.0193606862</text:p>
          </table:table-cell>
          <table:table-cell office:value-type="float" office:value="0.0207001106924292" calcext:value-type="float">
            <text:p>0.02070011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12139414662155" calcext:value-type="float">
            <text:p>0.0312139415</text:p>
          </table:table-cell>
          <table:table-cell office:value-type="float" office:value="0.0270222497456074" calcext:value-type="float">
            <text:p>0.0270222497</text:p>
          </table:table-cell>
          <table:table-cell office:value-type="float" office:value="0.0278850408486761" calcext:value-type="float">
            <text:p>0.0278850408</text:p>
          </table:table-cell>
          <table:table-cell office:value-type="float" office:value="0.0280292299118168" calcext:value-type="float">
            <text:p>0.0280292299</text:p>
          </table:table-cell>
          <table:table-cell office:value-type="float" office:value="0.0299902264662978" calcext:value-type="float">
            <text:p>0.0299902265</text:p>
          </table:table-cell>
          <table:table-cell office:value-type="float" office:value="0.0389486017589972" calcext:value-type="float">
            <text:p>0.03894860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115841799076" calcext:value-type="float">
            <text:p>0.0129115842</text:p>
          </table:table-cell>
          <table:table-cell office:value-type="float" office:value="0.0127157703406424" calcext:value-type="float">
            <text:p>0.01271577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80252806802089" calcext:value-type="float">
            <text:p>0.0380252807</text:p>
          </table:table-cell>
          <table:table-cell office:value-type="float" office:value="0.0333345506803369" calcext:value-type="float">
            <text:p>0.0333345507</text:p>
          </table:table-cell>
          <table:table-cell office:value-type="float" office:value="0.0317656812422834" calcext:value-type="float">
            <text:p>0.0317656812</text:p>
          </table:table-cell>
          <table:table-cell office:value-type="float" office:value="0.0324625410606786" calcext:value-type="float">
            <text:p>0.0324625411</text:p>
          </table:table-cell>
          <table:table-cell office:value-type="float" office:value="0.0314694053301538" calcext:value-type="float">
            <text:p>0.0314694053</text:p>
          </table:table-cell>
          <table:table-cell office:value-type="float" office:value="0.0363193389012826" calcext:value-type="float">
            <text:p>0.03631933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104315851656594" calcext:value-type="float">
            <text:p>0.0104315852</text:p>
          </table:table-cell>
          <table:table-cell office:value-type="float" office:value="0.00829874424590344" calcext:value-type="float">
            <text:p>0.00829874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82658648661818" calcext:value-type="float">
            <text:p>0.0382658649</text:p>
          </table:table-cell>
          <table:table-cell office:value-type="float" office:value="0.038438706575987" calcext:value-type="float">
            <text:p>0.0384387066</text:p>
          </table:table-cell>
          <table:table-cell office:value-type="float" office:value="0.0373329973309476" calcext:value-type="float">
            <text:p>0.0373329973</text:p>
          </table:table-cell>
          <table:table-cell office:value-type="float" office:value="0.037760350087749" calcext:value-type="float">
            <text:p>0.0377603501</text:p>
          </table:table-cell>
          <table:table-cell office:value-type="float" office:value="0.036952286341413" calcext:value-type="float">
            <text:p>0.0369522863</text:p>
          </table:table-cell>
          <table:table-cell office:value-type="float" office:value="0.0386840327956472" calcext:value-type="float">
            <text:p>0.03868403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006402157095" calcext:value-type="float">
            <text:p>0.0100640216</text:p>
          </table:table-cell>
          <table:table-cell office:value-type="float" office:value="0.00659707934738936" calcext:value-type="float">
            <text:p>0.00659707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93889445820204" calcext:value-type="float">
            <text:p>0.0393889446</text:p>
          </table:table-cell>
          <table:table-cell office:value-type="float" office:value="0.0420172782260696" calcext:value-type="float">
            <text:p>0.0420172782</text:p>
          </table:table-cell>
          <table:table-cell office:value-type="float" office:value="0.0414749252801137" calcext:value-type="float">
            <text:p>0.0414749253</text:p>
          </table:table-cell>
          <table:table-cell office:value-type="float" office:value="0.0410936442152696" calcext:value-type="float">
            <text:p>0.0410936442</text:p>
          </table:table-cell>
          <table:table-cell office:value-type="float" office:value="0.0406604374983196" calcext:value-type="float">
            <text:p>0.0406604375</text:p>
          </table:table-cell>
          <table:table-cell office:value-type="float" office:value="0.0391442905168352" calcext:value-type="float">
            <text:p>0.0391442905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115539399805475" calcext:value-type="float">
            <text:p>0.01155394</text:p>
          </table:table-cell>
          <table:table-cell office:value-type="float" office:value="0.00617393607857791" calcext:value-type="float">
            <text:p>0.00617393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99836214324021" calcext:value-type="float">
            <text:p>0.0399836214</text:p>
          </table:table-cell>
          <table:table-cell office:value-type="float" office:value="0.0429264234103004" calcext:value-type="float">
            <text:p>0.0429264234</text:p>
          </table:table-cell>
          <table:table-cell office:value-type="float" office:value="0.0413092836916894" calcext:value-type="float">
            <text:p>0.0413092837</text:p>
          </table:table-cell>
          <table:table-cell office:value-type="float" office:value="0.0409533768423223" calcext:value-type="float">
            <text:p>0.0409533768</text:p>
          </table:table-cell>
          <table:table-cell office:value-type="float" office:value="0.0401357829380929" calcext:value-type="float">
            <text:p>0.0401357829</text:p>
          </table:table-cell>
          <table:table-cell office:value-type="float" office:value="0.0367808714544473" calcext:value-type="float">
            <text:p>0.03678087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81545681319425" calcext:value-type="float">
            <text:p>0.0181545681</text:p>
          </table:table-cell>
          <table:table-cell office:value-type="float" office:value="0.00791252382730451" calcext:value-type="float">
            <text:p>0.00791252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82052521634512" calcext:value-type="float">
            <text:p>0.0382052522</text:p>
          </table:table-cell>
          <table:table-cell office:value-type="float" office:value="0.0398729679509274" calcext:value-type="float">
            <text:p>0.039872968</text:p>
          </table:table-cell>
          <table:table-cell office:value-type="float" office:value="0.038654810930915" calcext:value-type="float">
            <text:p>0.0386548109</text:p>
          </table:table-cell>
          <table:table-cell office:value-type="float" office:value="0.0385595588543826" calcext:value-type="float">
            <text:p>0.0385595589</text:p>
          </table:table-cell>
          <table:table-cell office:value-type="float" office:value="0.0376327937989113" calcext:value-type="float">
            <text:p>0.0376327938</text:p>
          </table:table-cell>
          <table:table-cell office:value-type="float" office:value="0.033365665922613" calcext:value-type="float">
            <text:p>0.03336566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30697236585446" calcext:value-type="float">
            <text:p>0.0306972366</text:p>
          </table:table-cell>
          <table:table-cell office:value-type="float" office:value="0.0135994094437016" calcext:value-type="float">
            <text:p>0.01359940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47082262670477" calcext:value-type="float">
            <text:p>0.0347082263</text:p>
          </table:table-cell>
          <table:table-cell office:value-type="float" office:value="0.0360411302114645" calcext:value-type="float">
            <text:p>0.0360411302</text:p>
          </table:table-cell>
          <table:table-cell office:value-type="float" office:value="0.0353913170480552" calcext:value-type="float">
            <text:p>0.035391317</text:p>
          </table:table-cell>
          <table:table-cell office:value-type="float" office:value="0.0353086928296546" calcext:value-type="float">
            <text:p>0.0353086928</text:p>
          </table:table-cell>
          <table:table-cell office:value-type="float" office:value="0.0344692619108176" calcext:value-type="float">
            <text:p>0.0344692619</text:p>
          </table:table-cell>
          <table:table-cell office:value-type="float" office:value="0.0303635217361809" calcext:value-type="float">
            <text:p>0.03036352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462960089258174" calcext:value-type="float">
            <text:p>0.0462960089</text:p>
          </table:table-cell>
          <table:table-cell office:value-type="float" office:value="0.0253539552897777" calcext:value-type="float">
            <text:p>0.02535395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91270202608596" calcext:value-type="float">
            <text:p>0.0291270203</text:p>
          </table:table-cell>
          <table:table-cell office:value-type="float" office:value="0.0298957056524815" calcext:value-type="float">
            <text:p>0.0298957057</text:p>
          </table:table-cell>
          <table:table-cell office:value-type="float" office:value="0.0299105786557184" calcext:value-type="float">
            <text:p>0.0299105787</text:p>
          </table:table-cell>
          <table:table-cell office:value-type="float" office:value="0.0298034774280647" calcext:value-type="float">
            <text:p>0.0298034774</text:p>
          </table:table-cell>
          <table:table-cell office:value-type="float" office:value="0.0296845782839179" calcext:value-type="float">
            <text:p>0.0296845783</text:p>
          </table:table-cell>
          <table:table-cell office:value-type="float" office:value="0.0274326796079755" calcext:value-type="float">
            <text:p>0.02743267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494558241831552" calcext:value-type="float">
            <text:p>0.0494558242</text:p>
          </table:table-cell>
          <table:table-cell office:value-type="float" office:value="0.0437673835826884" calcext:value-type="float">
            <text:p>0.0437673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9553448247827" calcext:value-type="float">
            <text:p>0.0209553448</text:p>
          </table:table-cell>
          <table:table-cell office:value-type="float" office:value="0.0207001106924292" calcext:value-type="float">
            <text:p>0.0207001107</text:p>
          </table:table-cell>
          <table:table-cell office:value-type="float" office:value="0.0209466498665468" calcext:value-type="float">
            <text:p>0.0209466499</text:p>
          </table:table-cell>
          <table:table-cell office:value-type="float" office:value="0.0209935657213658" calcext:value-type="float">
            <text:p>0.0209935657</text:p>
          </table:table-cell>
          <table:table-cell office:value-type="float" office:value="0.0214164099077804" calcext:value-type="float">
            <text:p>0.0214164099</text:p>
          </table:table-cell>
          <table:table-cell office:value-type="float" office:value="0.0226445791820531" calcext:value-type="float">
            <text:p>0.022644579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443436494088537" calcext:value-type="float">
            <text:p>0.0443436494</text:p>
          </table:table-cell>
          <table:table-cell office:value-type="float" office:value="0.0443355386518516" calcext:value-type="float">
            <text:p>0.04433553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31640216643274" calcext:value-type="float">
            <text:p>0.0131640217</text:p>
          </table:table-cell>
          <table:table-cell office:value-type="float" office:value="0.0127157703406424" calcext:value-type="float">
            <text:p>0.0127157703</text:p>
          </table:table-cell>
          <table:table-cell office:value-type="float" office:value="0.0128885455703233" calcext:value-type="float">
            <text:p>0.0128885456</text:p>
          </table:table-cell>
          <table:table-cell office:value-type="float" office:value="0.0130050036161499" calcext:value-type="float">
            <text:p>0.0130050036</text:p>
          </table:table-cell>
          <table:table-cell office:value-type="float" office:value="0.0135523554469036" calcext:value-type="float">
            <text:p>0.0135523554</text:p>
          </table:table-cell>
          <table:table-cell office:value-type="float" office:value="0.0162975964941758" calcext:value-type="float">
            <text:p>0.01629759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43201845590942" calcext:value-type="float">
            <text:p>0.0432018456</text:p>
          </table:table-cell>
          <table:table-cell office:value-type="float" office:value="0.0349903993991501" calcext:value-type="float">
            <text:p>0.03499039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858179502880092" calcext:value-type="float">
            <text:p>0.008581795</text:p>
          </table:table-cell>
          <table:table-cell office:value-type="float" office:value="0.00829874424590344" calcext:value-type="float">
            <text:p>0.0082987442</text:p>
          </table:table-cell>
          <table:table-cell office:value-type="float" office:value="0.00836685336476588" calcext:value-type="float">
            <text:p>0.0083668534</text:p>
          </table:table-cell>
          <table:table-cell office:value-type="float" office:value="0.00855370044455202" calcext:value-type="float">
            <text:p>0.0085537004</text:p>
          </table:table-cell>
          <table:table-cell office:value-type="float" office:value="0.00886337174280054" calcext:value-type="float">
            <text:p>0.0088633717</text:p>
          </table:table-cell>
          <table:table-cell office:value-type="float" office:value="0.0110051374421564" calcext:value-type="float">
            <text:p>0.01100513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416798082758644" calcext:value-type="float">
            <text:p>0.0416798083</text:p>
          </table:table-cell>
          <table:table-cell office:value-type="float" office:value="0.0330912913717756" calcext:value-type="float">
            <text:p>0.03309129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674856022715584" calcext:value-type="float">
            <text:p>0.0067485602</text:p>
          </table:table-cell>
          <table:table-cell office:value-type="float" office:value="0.00659707934738936" calcext:value-type="float">
            <text:p>0.0065970793</text:p>
          </table:table-cell>
          <table:table-cell office:value-type="float" office:value="0.00674373206519542" calcext:value-type="float">
            <text:p>0.0067437321</text:p>
          </table:table-cell>
          <table:table-cell office:value-type="float" office:value="0.00694046903810421" calcext:value-type="float">
            <text:p>0.006940469</text:p>
          </table:table-cell>
          <table:table-cell office:value-type="float" office:value="0.00688748995726452" calcext:value-type="float">
            <text:p>0.00688749</text:p>
          </table:table-cell>
          <table:table-cell office:value-type="float" office:value="0.00808877199575012" calcext:value-type="float">
            <text:p>0.008088772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397899009792526" calcext:value-type="float">
            <text:p>0.039789901</text:p>
          </table:table-cell>
          <table:table-cell office:value-type="float" office:value="0.0310242085042332" calcext:value-type="float">
            <text:p>0.03102420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634226982329333" calcext:value-type="float">
            <text:p>0.0063422698</text:p>
          </table:table-cell>
          <table:table-cell office:value-type="float" office:value="0.00617393607857791" calcext:value-type="float">
            <text:p>0.0061739361</text:p>
          </table:table-cell>
          <table:table-cell office:value-type="float" office:value="0.00640385047893899" calcext:value-type="float">
            <text:p>0.0064038505</text:p>
          </table:table-cell>
          <table:table-cell office:value-type="float" office:value="0.0065420011502567" calcext:value-type="float">
            <text:p>0.0065420012</text:p>
          </table:table-cell>
          <table:table-cell office:value-type="float" office:value="0.00640435008544545" calcext:value-type="float">
            <text:p>0.0064043501</text:p>
          </table:table-cell>
          <table:table-cell office:value-type="float" office:value="0.00680610396535471" calcext:value-type="float">
            <text:p>0.0068061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377995307544041" calcext:value-type="float">
            <text:p>0.0377995308</text:p>
          </table:table-cell>
          <table:table-cell office:value-type="float" office:value="0.0290130320889749" calcext:value-type="float">
            <text:p>0.02901303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769567444985731" calcext:value-type="float">
            <text:p>0.0076956744</text:p>
          </table:table-cell>
          <table:table-cell office:value-type="float" office:value="0.00791252382730451" calcext:value-type="float">
            <text:p>0.0079125238</text:p>
          </table:table-cell>
          <table:table-cell office:value-type="float" office:value="0.00779127288000118" calcext:value-type="float">
            <text:p>0.0077912729</text:p>
          </table:table-cell>
          <table:table-cell office:value-type="float" office:value="0.00819750349890289" calcext:value-type="float">
            <text:p>0.0081975035</text:p>
          </table:table-cell>
          <table:table-cell office:value-type="float" office:value="0.00784181986933724" calcext:value-type="float">
            <text:p>0.0078418199</text:p>
          </table:table-cell>
          <table:table-cell office:value-type="float" office:value="0.00685061302034623" calcext:value-type="float">
            <text:p>0.0068506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361481642756311" calcext:value-type="float">
            <text:p>0.0361481643</text:p>
          </table:table-cell>
          <table:table-cell office:value-type="float" office:value="0.0273026382451101" calcext:value-type="float">
            <text:p>0.02730263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29666790395733" calcext:value-type="float">
            <text:p>0.012966679</text:p>
          </table:table-cell>
          <table:table-cell office:value-type="float" office:value="0.0135994094437016" calcext:value-type="float">
            <text:p>0.0135994094</text:p>
          </table:table-cell>
          <table:table-cell office:value-type="float" office:value="0.0135663517999159" calcext:value-type="float">
            <text:p>0.0135663518</text:p>
          </table:table-cell>
          <table:table-cell office:value-type="float" office:value="0.0137370044455194" calcext:value-type="float">
            <text:p>0.0137370044</text:p>
          </table:table-cell>
          <table:table-cell office:value-type="float" office:value="0.013268930350985" calcext:value-type="float">
            <text:p>0.0132689304</text:p>
          </table:table-cell>
          <table:table-cell office:value-type="float" office:value="0.00865314890357005" calcext:value-type="float">
            <text:p>0.00865314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362907944560619" calcext:value-type="float">
            <text:p>0.0362907945</text:p>
          </table:table-cell>
          <table:table-cell office:value-type="float" office:value="0.025955462154789" calcext:value-type="float">
            <text:p>0.02595546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30529556797055" calcext:value-type="float">
            <text:p>0.0230529557</text:p>
          </table:table-cell>
          <table:table-cell office:value-type="float" office:value="0.0253539552897777" calcext:value-type="float">
            <text:p>0.0253539553</text:p>
          </table:table-cell>
          <table:table-cell office:value-type="float" office:value="0.0250864127680899" calcext:value-type="float">
            <text:p>0.0250864128</text:p>
          </table:table-cell>
          <table:table-cell office:value-type="float" office:value="0.0255013069975581" calcext:value-type="float">
            <text:p>0.025501307</text:p>
          </table:table-cell>
          <table:table-cell office:value-type="float" office:value="0.0243999878454067" calcext:value-type="float">
            <text:p>0.0243999878</text:p>
          </table:table-cell>
          <table:table-cell office:value-type="float" office:value="0.0124637380899769" calcext:value-type="float">
            <text:p>0.012463738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398245370026356" calcext:value-type="float">
            <text:p>0.039824537</text:p>
          </table:table-cell>
          <table:table-cell office:value-type="float" office:value="0.0270222497456074" calcext:value-type="float">
            <text:p>0.02702224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99898950380118" calcext:value-type="float">
            <text:p>0.039989895</text:p>
          </table:table-cell>
          <table:table-cell office:value-type="float" office:value="0.0437673835826884" calcext:value-type="float">
            <text:p>0.0437673836</text:p>
          </table:table-cell>
          <table:table-cell office:value-type="float" office:value="0.0430270896503127" calcext:value-type="float">
            <text:p>0.0430270897</text:p>
          </table:table-cell>
          <table:table-cell office:value-type="float" office:value="0.0419025192100245" calcext:value-type="float">
            <text:p>0.0419025192</text:p>
          </table:table-cell>
          <table:table-cell office:value-type="float" office:value="0.040466965307124" calcext:value-type="float">
            <text:p>0.0404669653</text:p>
          </table:table-cell>
          <table:table-cell office:value-type="float" office:value="0.0206086529206394" calcext:value-type="float">
            <text:p>0.02060865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62703660946976" calcext:value-type="float">
            <text:p>0.0462703661</text:p>
          </table:table-cell>
          <table:table-cell office:value-type="float" office:value="0.0317656812422834" calcext:value-type="float">
            <text:p>0.03176568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25318372953719" calcext:value-type="float">
            <text:p>0.0425318373</text:p>
          </table:table-cell>
          <table:table-cell office:value-type="float" office:value="0.0443355386518516" calcext:value-type="float">
            <text:p>0.0443355387</text:p>
          </table:table-cell>
          <table:table-cell office:value-type="float" office:value="0.0438634215339582" calcext:value-type="float">
            <text:p>0.0438634215</text:p>
          </table:table-cell>
          <table:table-cell office:value-type="float" office:value="0.0427470546273134" calcext:value-type="float">
            <text:p>0.0427470546</text:p>
          </table:table-cell>
          <table:table-cell office:value-type="float" office:value="0.0427425192025781" calcext:value-type="float">
            <text:p>0.0427425192</text:p>
          </table:table-cell>
          <table:table-cell office:value-type="float" office:value="0.0346010255752064" calcext:value-type="float">
            <text:p>0.03460102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24596692585464" calcext:value-type="float">
            <text:p>0.0524596693</text:p>
          </table:table-cell>
          <table:table-cell office:value-type="float" office:value="0.0373329973309476" calcext:value-type="float">
            <text:p>0.03733299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76577028118098" calcext:value-type="float">
            <text:p>0.0376577028</text:p>
          </table:table-cell>
          <table:table-cell office:value-type="float" office:value="0.0349903993991501" calcext:value-type="float">
            <text:p>0.0349903994</text:p>
          </table:table-cell>
          <table:table-cell office:value-type="float" office:value="0.0351747881694634" calcext:value-type="float">
            <text:p>0.0351747882</text:p>
          </table:table-cell>
          <table:table-cell office:value-type="float" office:value="0.0353240467803913" calcext:value-type="float">
            <text:p>0.0353240468</text:p>
          </table:table-cell>
          <table:table-cell office:value-type="float" office:value="0.0377637600601855" calcext:value-type="float">
            <text:p>0.0377637601</text:p>
          </table:table-cell>
          <table:table-cell office:value-type="float" office:value="0.0479211989167144" calcext:value-type="float">
            <text:p>0.047921198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79582854015641" calcext:value-type="float">
            <text:p>0.0579582854</text:p>
          </table:table-cell>
          <table:table-cell office:value-type="float" office:value="0.0414749252801137" calcext:value-type="float">
            <text:p>0.04147492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823599784332" calcext:value-type="float">
            <text:p>0.0382359978</text:p>
          </table:table-cell>
          <table:table-cell office:value-type="float" office:value="0.0330912913717756" calcext:value-type="float">
            <text:p>0.0330912914</text:p>
          </table:table-cell>
          <table:table-cell office:value-type="float" office:value="0.0337966995894799" calcext:value-type="float">
            <text:p>0.0337966996</text:p>
          </table:table-cell>
          <table:table-cell office:value-type="float" office:value="0.0339066907325347" calcext:value-type="float">
            <text:p>0.0339066907</text:p>
          </table:table-cell>
          <table:table-cell office:value-type="float" office:value="0.0368553910707673" calcext:value-type="float">
            <text:p>0.0368553911</text:p>
          </table:table-cell>
          <table:table-cell office:value-type="float" office:value="0.053185802165205" calcext:value-type="float">
            <text:p>0.0531858022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0614632244171059" calcext:value-type="float">
            <text:p>0.0614632244</text:p>
          </table:table-cell>
          <table:table-cell office:value-type="float" office:value="0.0413092836916894" calcext:value-type="float">
            <text:p>0.04130928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72003134770747" calcext:value-type="float">
            <text:p>0.0372003135</text:p>
          </table:table-cell>
          <table:table-cell office:value-type="float" office:value="0.0310242085042332" calcext:value-type="float">
            <text:p>0.0310242085</text:p>
          </table:table-cell>
          <table:table-cell office:value-type="float" office:value="0.0321150840683376" calcext:value-type="float">
            <text:p>0.0321150841</text:p>
          </table:table-cell>
          <table:table-cell office:value-type="float" office:value="0.0321709841605215" calcext:value-type="float">
            <text:p>0.0321709842</text:p>
          </table:table-cell>
          <table:table-cell office:value-type="float" office:value="0.0354744902364795" calcext:value-type="float">
            <text:p>0.0354744902</text:p>
          </table:table-cell>
          <table:table-cell office:value-type="float" office:value="0.0518290908224835" calcext:value-type="float">
            <text:p>0.05182909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93366050845813" calcext:value-type="float">
            <text:p>0.0593366051</text:p>
          </table:table-cell>
          <table:table-cell office:value-type="float" office:value="0.038654810930915" calcext:value-type="float">
            <text:p>0.038654810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46199297724639" calcext:value-type="float">
            <text:p>0.0346199298</text:p>
          </table:table-cell>
          <table:table-cell office:value-type="float" office:value="0.0290130320889749" calcext:value-type="float">
            <text:p>0.0290130321</text:p>
          </table:table-cell>
          <table:table-cell office:value-type="float" office:value="0.0301538305626676" calcext:value-type="float">
            <text:p>0.0301538306</text:p>
          </table:table-cell>
          <table:table-cell office:value-type="float" office:value="0.0300860660977906" calcext:value-type="float">
            <text:p>0.0300860661</text:p>
          </table:table-cell>
          <table:table-cell office:value-type="float" office:value="0.0325453174481695" calcext:value-type="float">
            <text:p>0.0325453174</text:p>
          </table:table-cell>
          <table:table-cell office:value-type="float" office:value="0.0487563129572306" calcext:value-type="float">
            <text:p>0.0487563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73384340126371" calcext:value-type="float">
            <text:p>0.047338434</text:p>
          </table:table-cell>
          <table:table-cell office:value-type="float" office:value="0.0353913170480552" calcext:value-type="float">
            <text:p>0.035391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314450845492795" calcext:value-type="float">
            <text:p>0.0314450845</text:p>
          </table:table-cell>
          <table:table-cell office:value-type="float" office:value="0.0299105786557184" calcext:value-type="float">
            <text:p>0.029910578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94592118604602" calcext:value-type="float">
            <text:p>0.0194592119</text:p>
          </table:table-cell>
          <table:table-cell office:value-type="float" office:value="0.0209466498665468" calcext:value-type="float">
            <text:p>0.02094664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33424307419555" calcext:value-type="float">
            <text:p>0.0133424307</text:p>
          </table:table-cell>
          <table:table-cell office:value-type="float" office:value="0.0128885455703233" calcext:value-type="float">
            <text:p>0.0128885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07760384020652" calcext:value-type="float">
            <text:p>0.0107760384</text:p>
          </table:table-cell>
          <table:table-cell office:value-type="float" office:value="0.00836685336476588" calcext:value-type="float">
            <text:p>0.0083668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05110606042348" calcext:value-type="float">
            <text:p>0.0105110606</text:p>
          </table:table-cell>
          <table:table-cell office:value-type="float" office:value="0.00674373206519542" calcext:value-type="float">
            <text:p>0.0067437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25147708828991" calcext:value-type="float">
            <text:p>0.0125147709</text:p>
          </table:table-cell>
          <table:table-cell office:value-type="float" office:value="0.00640385047893899" calcext:value-type="float">
            <text:p>0.00640385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19961460372181" calcext:value-type="float">
            <text:p>0.0199614604</text:p>
          </table:table-cell>
          <table:table-cell office:value-type="float" office:value="0.00779127288000118" calcext:value-type="float">
            <text:p>0.0077912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424517067380065" calcext:value-type="float">
            <text:p>0.0424517067</text:p>
          </table:table-cell>
          <table:table-cell office:value-type="float" office:value="0.0135663517999159" calcext:value-type="float">
            <text:p>0.0135663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690791499902295" calcext:value-type="float">
            <text:p>0.06907915</text:p>
          </table:table-cell>
          <table:table-cell office:value-type="float" office:value="0.0250864127680899" calcext:value-type="float">
            <text:p>0.025086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20640293770405" calcext:value-type="float">
            <text:p>0.0620640294</text:p>
          </table:table-cell>
          <table:table-cell office:value-type="float" office:value="0.0430270896503127" calcext:value-type="float">
            <text:p>0.0430270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475049245011626" calcext:value-type="float">
            <text:p>0.0475049245</text:p>
          </table:table-cell>
          <table:table-cell office:value-type="float" office:value="0.0438634215339582" calcext:value-type="float">
            <text:p>0.0438634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448217675659377" calcext:value-type="float">
            <text:p>0.0448217676</text:p>
          </table:table-cell>
          <table:table-cell office:value-type="float" office:value="0.0351747881694634" calcext:value-type="float">
            <text:p>0.03517478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423498916333019" calcext:value-type="float">
            <text:p>0.0423498916</text:p>
          </table:table-cell>
          <table:table-cell office:value-type="float" office:value="0.0337966995894799" calcext:value-type="float">
            <text:p>0.0337966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399207153273025" calcext:value-type="float">
            <text:p>0.0399207153</text:p>
          </table:table-cell>
          <table:table-cell office:value-type="float" office:value="0.0321150840683376" calcext:value-type="float">
            <text:p>0.0321150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375354401172699" calcext:value-type="float">
            <text:p>0.0375354401</text:p>
          </table:table-cell>
          <table:table-cell office:value-type="float" office:value="0.0301538305626676" calcext:value-type="float">
            <text:p>0.0301538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356916106713578" calcext:value-type="float">
            <text:p>0.0356916107</text:p>
          </table:table-cell>
          <table:table-cell office:value-type="float" office:value="0.0285948575376977" calcext:value-type="float">
            <text:p>0.0285948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352518573530615" calcext:value-type="float">
            <text:p>0.0352518574</text:p>
          </table:table-cell>
          <table:table-cell office:value-type="float" office:value="0.0268968648809757" calcext:value-type="float">
            <text:p>0.026896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392010064351073" calcext:value-type="float">
            <text:p>0.0392010064</text:p>
          </table:table-cell>
          <table:table-cell office:value-type="float" office:value="0.0278850408486761" calcext:value-type="float">
            <text:p>0.02788504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52948167508342" calcext:value-type="float">
            <text:p>0.0452948168</text:p>
          </table:table-cell>
          <table:table-cell office:value-type="float" office:value="0.0324625410606786" calcext:value-type="float">
            <text:p>0.0324625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0956431853426" calcext:value-type="float">
            <text:p>0.0509564319</text:p>
          </table:table-cell>
          <table:table-cell office:value-type="float" office:value="0.037760350087749" calcext:value-type="float">
            <text:p>0.037760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554911988684062" calcext:value-type="float">
            <text:p>0.0554911989</text:p>
          </table:table-cell>
          <table:table-cell office:value-type="float" office:value="0.0410936442152696" calcext:value-type="float">
            <text:p>0.04109364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582073483527805" calcext:value-type="float">
            <text:p>0.0582073484</text:p>
          </table:table-cell>
          <table:table-cell office:value-type="float" office:value="0.0409533768423223" calcext:value-type="float">
            <text:p>0.0409533768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.0550147162756158" calcext:value-type="float">
            <text:p>0.0550147163</text:p>
          </table:table-cell>
          <table:table-cell office:value-type="float" office:value="0.0385595588543826" calcext:value-type="float">
            <text:p>0.0385595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453226275989636" calcext:value-type="float">
            <text:p>0.0453226276</text:p>
          </table:table-cell>
          <table:table-cell office:value-type="float" office:value="0.0353086928296546" calcext:value-type="float">
            <text:p>0.035308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314185127970755" calcext:value-type="float">
            <text:p>0.0314185128</text:p>
          </table:table-cell>
          <table:table-cell office:value-type="float" office:value="0.0298034774280647" calcext:value-type="float">
            <text:p>0.0298034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190819248928213" calcext:value-type="float">
            <text:p>0.0190819249</text:p>
          </table:table-cell>
          <table:table-cell office:value-type="float" office:value="0.0209935657213658" calcext:value-type="float">
            <text:p>0.0209935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129361559641906" calcext:value-type="float">
            <text:p>0.012936156</text:p>
          </table:table-cell>
          <table:table-cell office:value-type="float" office:value="0.0130050036161499" calcext:value-type="float">
            <text:p>0.0130050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104562097412218" calcext:value-type="float">
            <text:p>0.0104562097</text:p>
          </table:table-cell>
          <table:table-cell office:value-type="float" office:value="0.00855370044455202" calcext:value-type="float">
            <text:p>0.0085537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02064534797444" calcext:value-type="float">
            <text:p>0.0102064535</text:p>
          </table:table-cell>
          <table:table-cell office:value-type="float" office:value="0.00694046903810421" calcext:value-type="float">
            <text:p>0.006940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123424658264161" calcext:value-type="float">
            <text:p>0.0123424658</text:p>
          </table:table-cell>
          <table:table-cell office:value-type="float" office:value="0.0065420011502567" calcext:value-type="float">
            <text:p>0.0065420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208425798891923" calcext:value-type="float">
            <text:p>0.0208425799</text:p>
          </table:table-cell>
          <table:table-cell office:value-type="float" office:value="0.00819750349890289" calcext:value-type="float">
            <text:p>0.0081975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410373143533063" calcext:value-type="float">
            <text:p>0.0410373144</text:p>
          </table:table-cell>
          <table:table-cell office:value-type="float" office:value="0.0137370044455194" calcext:value-type="float">
            <text:p>0.0137370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631324297461497" calcext:value-type="float">
            <text:p>0.0631324297</text:p>
          </table:table-cell>
          <table:table-cell office:value-type="float" office:value="0.0255013069975581" calcext:value-type="float">
            <text:p>0.025501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79894837603727" calcext:value-type="float">
            <text:p>0.0579894838</text:p>
          </table:table-cell>
          <table:table-cell office:value-type="float" office:value="0.0419025192100245" calcext:value-type="float">
            <text:p>0.0419025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444236838411414" calcext:value-type="float">
            <text:p>0.0444236838</text:p>
          </table:table-cell>
          <table:table-cell office:value-type="float" office:value="0.0427470546273134" calcext:value-type="float">
            <text:p>0.0427470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423613710128135" calcext:value-type="float">
            <text:p>0.042361371</text:p>
          </table:table-cell>
          <table:table-cell office:value-type="float" office:value="0.0353240467803913" calcext:value-type="float">
            <text:p>0.03532404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412495179830122" calcext:value-type="float">
            <text:p>0.041249518</text:p>
          </table:table-cell>
          <table:table-cell office:value-type="float" office:value="0.0339066907325347" calcext:value-type="float">
            <text:p>0.0339066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387967669673468" calcext:value-type="float">
            <text:p>0.038796767</text:p>
          </table:table-cell>
          <table:table-cell office:value-type="float" office:value="0.0321709841605215" calcext:value-type="float">
            <text:p>0.03217098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36342784184974" calcext:value-type="float">
            <text:p>0.0363427842</text:p>
          </table:table-cell>
          <table:table-cell office:value-type="float" office:value="0.0300860660977906" calcext:value-type="float">
            <text:p>0.0300860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352263481830887" calcext:value-type="float">
            <text:p>0.0352263482</text:p>
          </table:table-cell>
          <table:table-cell office:value-type="float" office:value="0.0285864541242613" calcext:value-type="float">
            <text:p>0.0285864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0348509261355246" calcext:value-type="float">
            <text:p>0.0348509261</text:p>
          </table:table-cell>
          <table:table-cell office:value-type="float" office:value="0.0269470292031873" calcext:value-type="float">
            <text:p>0.02694702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0390944108801533" calcext:value-type="float">
            <text:p>0.0390944109</text:p>
          </table:table-cell>
          <table:table-cell office:value-type="float" office:value="0.0280292299118168" calcext:value-type="float">
            <text:p>0.02802922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39283028359018" calcext:value-type="float">
            <text:p>0.0439283028</text:p>
          </table:table-cell>
          <table:table-cell office:value-type="float" office:value="0.0314694053301538" calcext:value-type="float">
            <text:p>0.0314694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0692980967896" calcext:value-type="float">
            <text:p>0.050692981</text:p>
          </table:table-cell>
          <table:table-cell office:value-type="float" office:value="0.036952286341413" calcext:value-type="float">
            <text:p>0.03695228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539239465277471" calcext:value-type="float">
            <text:p>0.0539239465</text:p>
          </table:table-cell>
          <table:table-cell office:value-type="float" office:value="0.0406604374983196" calcext:value-type="float">
            <text:p>0.0406604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568114840779662" calcext:value-type="float">
            <text:p>0.0568114841</text:p>
          </table:table-cell>
          <table:table-cell office:value-type="float" office:value="0.0401357829380929" calcext:value-type="float">
            <text:p>0.0401357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548555461520206" calcext:value-type="float">
            <text:p>0.0548555462</text:p>
          </table:table-cell>
          <table:table-cell office:value-type="float" office:value="0.0376327937989113" calcext:value-type="float">
            <text:p>0.0376327938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0.0447118729625878" calcext:value-type="float">
            <text:p>0.044711873</text:p>
          </table:table-cell>
          <table:table-cell office:value-type="float" office:value="0.0344692619108176" calcext:value-type="float">
            <text:p>0.0344692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311785774476064" calcext:value-type="float">
            <text:p>0.0311785774</text:p>
          </table:table-cell>
          <table:table-cell office:value-type="float" office:value="0.0296845782839179" calcext:value-type="float">
            <text:p>0.0296845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195377593620972" calcext:value-type="float">
            <text:p>0.0195377594</text:p>
          </table:table-cell>
          <table:table-cell office:value-type="float" office:value="0.0214164099077804" calcext:value-type="float">
            <text:p>0.0214164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132895552165816" calcext:value-type="float">
            <text:p>0.0132895552</text:p>
          </table:table-cell>
          <table:table-cell office:value-type="float" office:value="0.0135523554469036" calcext:value-type="float">
            <text:p>0.0135523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107622204893193" calcext:value-type="float">
            <text:p>0.0107622205</text:p>
          </table:table-cell>
          <table:table-cell office:value-type="float" office:value="0.00886337174280054" calcext:value-type="float">
            <text:p>0.0088633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997040828291474" calcext:value-type="float">
            <text:p>0.0099704083</text:p>
          </table:table-cell>
          <table:table-cell office:value-type="float" office:value="0.00688748995726452" calcext:value-type="float">
            <text:p>0.00688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1140177128229" calcext:value-type="float">
            <text:p>0.0114017713</text:p>
          </table:table-cell>
          <table:table-cell office:value-type="float" office:value="0.00640435008544545" calcext:value-type="float">
            <text:p>0.00640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74863064559177" calcext:value-type="float">
            <text:p>0.0174863065</text:p>
          </table:table-cell>
          <table:table-cell office:value-type="float" office:value="0.00784181986933724" calcext:value-type="float">
            <text:p>0.00784181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2934490099432" calcext:value-type="float">
            <text:p>0.029344901</text:p>
          </table:table-cell>
          <table:table-cell office:value-type="float" office:value="0.013268930350985" calcext:value-type="float">
            <text:p>0.013268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0433771512107424" calcext:value-type="float">
            <text:p>0.0433771512</text:p>
          </table:table-cell>
          <table:table-cell office:value-type="float" office:value="0.0243999878454067" calcext:value-type="float">
            <text:p>0.02439998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80074325591988" calcext:value-type="float">
            <text:p>0.0480074326</text:p>
          </table:table-cell>
          <table:table-cell office:value-type="float" office:value="0.040466965307124" calcext:value-type="float">
            <text:p>0.0404669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458574553132026" calcext:value-type="float">
            <text:p>0.0458574553</text:p>
          </table:table-cell>
          <table:table-cell office:value-type="float" office:value="0.0427425192025781" calcext:value-type="float">
            <text:p>0.0427425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459904421029512" calcext:value-type="float">
            <text:p>0.0459904421</text:p>
          </table:table-cell>
          <table:table-cell office:value-type="float" office:value="0.0377637600601855" calcext:value-type="float">
            <text:p>0.0377637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044132618494524" calcext:value-type="float">
            <text:p>0.0441326185</text:p>
          </table:table-cell>
          <table:table-cell office:value-type="float" office:value="0.0368553910707673" calcext:value-type="float">
            <text:p>0.0368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415593917887592" calcext:value-type="float">
            <text:p>0.0415593918</text:p>
          </table:table-cell>
          <table:table-cell office:value-type="float" office:value="0.0354744902364795" calcext:value-type="float">
            <text:p>0.035474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389470069112973" calcext:value-type="float">
            <text:p>0.0389470069</text:p>
          </table:table-cell>
          <table:table-cell office:value-type="float" office:value="0.0325453174481695" calcext:value-type="float">
            <text:p>0.0325453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0374414779791826" calcext:value-type="float">
            <text:p>0.037441478</text:p>
          </table:table-cell>
          <table:table-cell office:value-type="float" office:value="0.030384666116851" calcext:value-type="float">
            <text:p>0.0303846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0370106153197842" calcext:value-type="float">
            <text:p>0.0370106153</text:p>
          </table:table-cell>
          <table:table-cell office:value-type="float" office:value="0.028967630547025" calcext:value-type="float">
            <text:p>0.028967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404598246837243" calcext:value-type="float">
            <text:p>0.0404598247</text:p>
          </table:table-cell>
          <table:table-cell office:value-type="float" office:value="0.0299902264662978" calcext:value-type="float">
            <text:p>0.02999022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459907351044654" calcext:value-type="float">
            <text:p>0.0459907351</text:p>
          </table:table-cell>
          <table:table-cell office:value-type="float" office:value="0.0363193389012826" calcext:value-type="float">
            <text:p>0.0363193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7917456057919" calcext:value-type="float">
            <text:p>0.0479174561</text:p>
          </table:table-cell>
          <table:table-cell office:value-type="float" office:value="0.0386840327956472" calcext:value-type="float">
            <text:p>0.0386840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497302642834189" calcext:value-type="float">
            <text:p>0.0497302643</text:p>
          </table:table-cell>
          <table:table-cell office:value-type="float" office:value="0.0391442905168352" calcext:value-type="float">
            <text:p>0.0391442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503508441024506" calcext:value-type="float">
            <text:p>0.0503508441</text:p>
          </table:table-cell>
          <table:table-cell office:value-type="float" office:value="0.0367808714544473" calcext:value-type="float">
            <text:p>0.0367808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473100646446614" calcext:value-type="float">
            <text:p>0.0473100646</text:p>
          </table:table-cell>
          <table:table-cell office:value-type="float" office:value="0.033365665922613" calcext:value-type="float">
            <text:p>0.0333656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404872983886646" calcext:value-type="float">
            <text:p>0.0404872984</text:p>
          </table:table-cell>
          <table:table-cell office:value-type="float" office:value="0.0303635217361809" calcext:value-type="float">
            <text:p>0.0303635217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.0309192066279471" calcext:value-type="float">
            <text:p>0.0309192066</text:p>
          </table:table-cell>
          <table:table-cell office:value-type="float" office:value="0.0274326796079755" calcext:value-type="float">
            <text:p>0.02743267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216284126596" calcext:value-type="float">
            <text:p>0.0216284127</text:p>
          </table:table-cell>
          <table:table-cell office:value-type="float" office:value="0.0226445791820531" calcext:value-type="float">
            <text:p>0.02264457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151007131529523" calcext:value-type="float">
            <text:p>0.0151007132</text:p>
          </table:table-cell>
          <table:table-cell office:value-type="float" office:value="0.0162975964941758" calcext:value-type="float">
            <text:p>0.0162975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118467628254746" calcext:value-type="float">
            <text:p>0.0118467628</text:p>
          </table:table-cell>
          <table:table-cell office:value-type="float" office:value="0.0110051374421564" calcext:value-type="float">
            <text:p>0.011005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06797560171681" calcext:value-type="float">
            <text:p>0.010679756</text:p>
          </table:table-cell>
          <table:table-cell office:value-type="float" office:value="0.00808877199575012" calcext:value-type="float">
            <text:p>0.008088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end/Holiday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11340283306507" calcext:value-type="float">
            <text:p>0.0113402833</text:p>
          </table:table-cell>
          <table:table-cell office:value-type="float" office:value="0.00680610396535471" calcext:value-type="float">
            <text:p>0.006806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55273219248025" calcext:value-type="float">
            <text:p>0.0155273219</text:p>
          </table:table-cell>
          <table:table-cell office:value-type="float" office:value="0.00685061302034623" calcext:value-type="float">
            <text:p>0.006850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8821709523676" calcext:value-type="float">
            <text:p>0.0288217095</text:p>
          </table:table-cell>
          <table:table-cell office:value-type="float" office:value="0.00865314890357005" calcext:value-type="float">
            <text:p>0.0086531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446201767296714" calcext:value-type="float">
            <text:p>0.0446201767</text:p>
          </table:table-cell>
          <table:table-cell office:value-type="float" office:value="0.0124637380899769" calcext:value-type="float">
            <text:p>0.0124637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07480602362603" calcext:value-type="float">
            <text:p>0.0507480602</text:p>
          </table:table-cell>
          <table:table-cell office:value-type="float" office:value="0.0206086529206394" calcext:value-type="float">
            <text:p>0.0206086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565592085978252" calcext:value-type="float">
            <text:p>0.0565592086</text:p>
          </table:table-cell>
          <table:table-cell office:value-type="float" office:value="0.0346010255752064" calcext:value-type="float">
            <text:p>0.03460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61420354981437" calcext:value-type="float">
            <text:p>0.061420355</text:p>
          </table:table-cell>
          <table:table-cell office:value-type="float" office:value="0.0479211989167144" calcext:value-type="float">
            <text:p>0.0479211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0594611759614078" calcext:value-type="float">
            <text:p>0.059461176</text:p>
          </table:table-cell>
          <table:table-cell office:value-type="float" office:value="0.053185802165205" calcext:value-type="float">
            <text:p>0.0531858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0561571142890921" calcext:value-type="float">
            <text:p>0.0561571143</text:p>
          </table:table-cell>
          <table:table-cell office:value-type="float" office:value="0.0518290908224835" calcext:value-type="float">
            <text:p>0.0518290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522001585866914" calcext:value-type="float">
            <text:p>0.0522001586</text:p>
          </table:table-cell>
          <table:table-cell office:value-type="float" office:value="0.0487563129572306" calcext:value-type="float">
            <text:p>0.048756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490397519821787" calcext:value-type="float">
            <text:p>0.049039752</text:p>
          </table:table-cell>
          <table:table-cell office:value-type="float" office:value="0.044927429472683" calcext:value-type="float">
            <text:p>0.0449274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464501768200975" calcext:value-type="float">
            <text:p>0.0464501768</text:p>
          </table:table-cell>
          <table:table-cell office:value-type="float" office:value="0.0413088292617725" calcext:value-type="float">
            <text:p>0.04130882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0461744175202567" calcext:value-type="float">
            <text:p>0.0461744175</text:p>
          </table:table-cell>
          <table:table-cell office:value-type="float" office:value="0.0389486017589972" calcext:value-type="float">
            <text:p>0.0389486018</text:p>
          </table:table-cell>
          <table:table-cell table:number-columns-repeated="8"/>
        </table:table-row>
      </table:table>
      <table:table table:name="Baseload-10pct" table:style-name="ta1">
        <table:shapes>
          <draw:frame draw:z-index="0" draw:style-name="gr1" svg:width="15.999cm" svg:height="8.999cm" svg:x="18.007cm" svg:y="0.66cm">
            <draw:object draw:notify-on-update-of-ranges="'Baseload-10pct'.A3:'Baseload-10pct'.A26 'Baseload-10pct'.B2:'Baseload-10pct'.B2 'Baseload-10pct'.B3:'Baseload-10pct'.B26 'Baseload-10pct'.C2:'Baseload-10pct'.C2 'Baseload-10pct'.C3:'Baseload-10pct'.C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999cm" svg:height="8.999cm" svg:x="18.143cm" svg:y="10.634cm">
            <draw:object draw:notify-on-update-of-ranges="'Baseload-10pct'.A31:'Baseload-10pct'.A54 'Baseload-10pct'.B30:'Baseload-10pct'.B30 'Baseload-10pct'.B31:'Baseload-10pct'.B54 'Baseload-10pct'.C30:'Baseload-10pct'.C30 'Baseload-10pct'.C31:'Baseload-10pct'.C5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2" draw:text-style-name="P1" svg:width="17.153cm" svg:height="7.739cm" svg:x="10.716cm" svg:y="24.019cm">
            <draw:object draw:notify-on-update-of-ranges="'Baseload-10pct'.A63:'Baseload-10pct'.A63 'Baseload-10pct'.A64:'Baseload-10pct'.A69 'Baseload-10pct'.B63:'Baseload-10pct'.B63 'Baseload-10pct'.B64:'Baseload-10pct'.B69 'Baseload-10pct'.C63:'Baseload-10pct'.C63 'Baseload-10pct'.C64:'Baseload-10pct'.C6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in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ekday</text:p>
          </table:table-cell>
          <table:table-cell office:value-type="string" calcext:value-type="string">
            <text:p>Weekend/Holid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 calcext:value-type="string">
            <text:p>SUMM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eekday</text:p>
          </table:table-cell>
          <table:table-cell office:value-type="string" calcext:value-type="string">
            <text:p>Weekend/Holid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string" calcext:value-type="string">
            <text:p>Winter</text:p>
          </table:table-cell>
        </table:table-row>
        <table:table-row table:style-name="ro2">
          <table:table-cell office:value-type="string" calcext:value-type="string">
            <text:p>Mon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2">
          <table:table-cell office:value-type="string" calcext:value-type="string">
            <text:p>Tue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2">
          <table:table-cell office:value-type="string" calcext:value-type="string">
            <text:p>Wed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2">
          <table:table-cell office:value-type="string" calcext:value-type="string">
            <text:p>Thu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2">
          <table:table-cell office:value-type="string" calcext:value-type="string">
            <text:p>Fri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2">
          <table:table-cell office:value-type="string" calcext:value-type="string">
            <text:p>Weekend/Holiday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6" calcext:value-type="float">
            <text:p>0.206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00-00-00</text:date>, <text:time style:data-style-name="N2" text:time-value="15:29:09.867632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liu </meta:initial-creator>
    <meta:creation-date>2014-08-14T14:09:19</meta:creation-date>
    <dc:date>2014-08-18T17:02:43.398093762</dc:date>
    <meta:editing-duration>PT9H30M41S</meta:editing-duration>
    <meta:editing-cycles>37</meta:editing-cycles>
    <meta:generator>LibreOffice/4.3.0.4$Linux_X86_64 LibreOffice_project/62ad5818884a2fc2e5780dd45466868d41009ec0</meta:generator>
    <meta:document-statistic meta:table-count="5" meta:cell-count="214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35cm" svg:height="11.821cm" xlink:href=".." xlink:type="simple" chart:class="chart:line" chart:style-name="ch1">
        <chart:legend svg:x="10.096cm" svg:y="1.412cm" style:legend-expansion="custom" chartooo:width="9.628cm" chartooo:height="0.598cm" style:legend-expansion-aspect-ratio="16.1003344481605" chart:style-name="ch2"/>
        <chart:plot-area chart:style-name="ch3" table:cell-range-address="Sheet1.A2:Sheet1.A145 Sheet1.C1:Sheet1.D145" chart:data-source-has-labels="both" svg:x="1.034cm" svg:y="1.073cm" svg:width="28.063cm" svg:height="10.359cm">
          <chartooo:coordinate-region svg:x="2.132cm" svg:y="1.273cm" svg:width="26.965cm" svg:height="9.114cm"/>
          <chart:axis chart:dimension="x" chart:name="primary-x" chart:style-name="ch4" chartooo:axis-type="auto">
            <chartooo:date-scale/>
            <chart:categories table:cell-range-address="Sheet1.A2:Sheet1.A145"/>
          </chart:axis>
          <chart:axis chart:dimension="y" chart:name="primary-y" chart:style-name="ch4">
            <chart:title svg:x="0.4cm" svg:y="9.259cm" chart:style-name="ch5">
              <text:p>Average hourly water usage per capita, m3</text:p>
            </chart:title>
            <chart:grid chart:style-name="ch6" chart:class="major"/>
          </chart:axis>
          <chart:series chart:style-name="ch7" chart:values-cell-range-address="Sheet1.C2:Sheet1.C145" chart:label-cell-address="Sheet1.C1:Sheet1.C1" chart:class="chart:line">
            <chart:data-point chart:repeated="144"/>
          </chart:series>
          <chart:series chart:style-name="ch8" chart:values-cell-range-address="Sheet1.D2:Sheet1.D145" chart:label-cell-address="Sheet1.D1:Sheet1.D1" chart:class="chart:line"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mer</text:p>
                <draw:g>
                  <svg:desc>Sheet1.C1:Sheet1.C1</svg:desc>
                </draw:g>
              </table:table-cell>
              <table:table-cell office:value-type="string">
                <text:p>Wint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45</svg:desc>
                </draw:g>
              </table:table-cell>
              <table:table-cell office:value-type="float" office:value="0.0163658766055006">
                <text:p>0.0163658766055006</text:p>
                <draw:g>
                  <svg:desc>Sheet1.C2:Sheet1.C145</svg:desc>
                </draw:g>
              </table:table-cell>
              <table:table-cell office:value-type="float" office:value="0.0126203196691418">
                <text:p>0.0126203196691418</text:p>
                <draw:g>
                  <svg:desc>Sheet1.D2:Sheet1.D1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184978925928">
                <text:p>0.0165184978925928</text:p>
              </table:table-cell>
              <table:table-cell office:value-type="float" office:value="0.0124749169728831">
                <text:p>0.012474916972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783339314754">
                <text:p>0.0182783339314754</text:p>
              </table:table-cell>
              <table:table-cell office:value-type="float" office:value="0.0135466862601651">
                <text:p>0.0135466862601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4543267452857">
                <text:p>0.0224543267452857</text:p>
              </table:table-cell>
              <table:table-cell office:value-type="float" office:value="0.0182961537561675">
                <text:p>0.0182961537561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4511068127008">
                <text:p>0.0234511068127008</text:p>
              </table:table-cell>
              <table:table-cell office:value-type="float" office:value="0.0190654267697113">
                <text:p>0.0190654267697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4091329523993">
                <text:p>0.0254091329523993</text:p>
              </table:table-cell>
              <table:table-cell office:value-type="float" office:value="0.0197868331894454">
                <text:p>0.019786833189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3608946692135">
                <text:p>0.0263608946692135</text:p>
              </table:table-cell>
              <table:table-cell office:value-type="float" office:value="0.01998873420311">
                <text:p>0.01998873420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7113989978376">
                <text:p>0.0247113989978376</text:p>
              </table:table-cell>
              <table:table-cell office:value-type="float" office:value="0.0188055031524856">
                <text:p>0.0188055031524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408852005602">
                <text:p>0.0207408852005602</text:p>
              </table:table-cell>
              <table:table-cell office:value-type="float" office:value="0.016537204205861">
                <text:p>0.01653720420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0758641307147">
                <text:p>0.0140758641307147</text:p>
              </table:table-cell>
              <table:table-cell office:value-type="float" office:value="0.0128873820010648">
                <text:p>0.0128873820010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2263100861095">
                <text:p>0.00882263100861095</text:p>
              </table:table-cell>
              <table:table-cell office:value-type="float" office:value="0.00879699786475408">
                <text:p>0.0087969978647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1833375985515">
                <text:p>0.00581833375985515</text:p>
              </table:table-cell>
              <table:table-cell office:value-type="float" office:value="0.00553182110411658">
                <text:p>0.0055318211041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54727077369881">
                <text:p>0.00454727077369881</text:p>
              </table:table-cell>
              <table:table-cell office:value-type="float" office:value="0.00375207695748119">
                <text:p>0.00375207695748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35645776997919">
                <text:p>0.00435645776997919</text:p>
              </table:table-cell>
              <table:table-cell office:value-type="float" office:value="0.00313874971537445">
                <text:p>0.00313874971537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6655418793055">
                <text:p>0.00506655418793055</text:p>
              </table:table-cell>
              <table:table-cell office:value-type="float" office:value="0.00320993253573556">
                <text:p>0.00320993253573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94740909233055">
                <text:p>0.00794740909233055</text:p>
              </table:table-cell>
              <table:table-cell office:value-type="float" office:value="0.00446388535504967">
                <text:p>0.0044638853550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4673203459957">
                <text:p>0.0134673203459957</text:p>
              </table:table-cell>
              <table:table-cell office:value-type="float" office:value="0.00800866344374241">
                <text:p>0.0080086634437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8756462049747">
                <text:p>0.0208756462049747</text:p>
              </table:table-cell>
              <table:table-cell office:value-type="float" office:value="0.0144012606055108">
                <text:p>0.0144012606055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0666308865925">
                <text:p>0.0230666308865925</text:p>
              </table:table-cell>
              <table:table-cell office:value-type="float" office:value="0.0200384259347872">
                <text:p>0.0200384259347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1519986862562">
                <text:p>0.0211519986862562</text:p>
              </table:table-cell>
              <table:table-cell office:value-type="float" office:value="0.0192085951918945">
                <text:p>0.0192085951918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3166598564266">
                <text:p>0.0213166598564266</text:p>
              </table:table-cell>
              <table:table-cell office:value-type="float" office:value="0.0175139515931897">
                <text:p>0.0175139515931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911733352158">
                <text:p>0.0207911733352158</text:p>
              </table:table-cell>
              <table:table-cell office:value-type="float" office:value="0.01737287609292">
                <text:p>0.0173728760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6116560790185">
                <text:p>0.0196116560790185</text:p>
              </table:table-cell>
              <table:table-cell office:value-type="float" office:value="0.0166452490357149">
                <text:p>0.016645249035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422761810435">
                <text:p>0.0184422761810435</text:p>
              </table:table-cell>
              <table:table-cell office:value-type="float" office:value="0.0155807428299518">
                <text:p>0.01558074282995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74452589290188">
                <text:p>0.0174452589290188</text:p>
              </table:table-cell>
              <table:table-cell office:value-type="float" office:value="0.0146648420475287">
                <text:p>0.0146648420475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3098194320268">
                <text:p>0.0173098194320268</text:p>
              </table:table-cell>
              <table:table-cell office:value-type="float" office:value="0.0140745099258133">
                <text:p>0.0140745099258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0448330378759">
                <text:p>0.0190448330378759</text:p>
              </table:table-cell>
              <table:table-cell office:value-type="float" office:value="0.0149106881309095">
                <text:p>0.014910688130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2532449642078">
                <text:p>0.0222532449642078</text:p>
              </table:table-cell>
              <table:table-cell office:value-type="float" office:value="0.0170652756472709">
                <text:p>0.017065275647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5240875543574">
                <text:p>0.0245240875543574</text:p>
              </table:table-cell>
              <table:table-cell office:value-type="float" office:value="0.0191988390878074">
                <text:p>0.0191988390878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7751808569257">
                <text:p>0.0267751808569257</text:p>
              </table:table-cell>
              <table:table-cell office:value-type="float" office:value="0.0205933783176869">
                <text:p>0.0205933783176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7952229822941">
                <text:p>0.0277952229822941</text:p>
              </table:table-cell>
              <table:table-cell office:value-type="float" office:value="0.0205903901860024">
                <text:p>0.020590390186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4913406613345">
                <text:p>0.0264913406613345</text:p>
              </table:table-cell>
              <table:table-cell office:value-type="float" office:value="0.0192066985615254">
                <text:p>0.019206698561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86798443043">
                <text:p>0.021486798443043</text:p>
              </table:table-cell>
              <table:table-cell office:value-type="float" office:value="0.0167300950066203">
                <text:p>0.0167300950066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579184213443">
                <text:p>0.0144579184213443</text:p>
              </table:table-cell>
              <table:table-cell office:value-type="float" office:value="0.0127085790812065">
                <text:p>0.012708579081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6079498410251">
                <text:p>0.00886079498410251</text:p>
              </table:table-cell>
              <table:table-cell office:value-type="float" office:value="0.00831810654614048">
                <text:p>0.00831810654614048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0.00583477247439225">
                <text:p>0.00583477247439225</text:p>
              </table:table-cell>
              <table:table-cell office:value-type="float" office:value="0.00518300352618431">
                <text:p>0.0051830035261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5227506060648">
                <text:p>0.00465227506060648</text:p>
              </table:table-cell>
              <table:table-cell office:value-type="float" office:value="0.00363977952762595">
                <text:p>0.0036397795276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8166456801586">
                <text:p>0.00448166456801586</text:p>
              </table:table-cell>
              <table:table-cell office:value-type="float" office:value="0.00305545484947024">
                <text:p>0.00305545484947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9318980206941">
                <text:p>0.00519318980206941</text:p>
              </table:table-cell>
              <table:table-cell office:value-type="float" office:value="0.00319131217771155">
                <text:p>0.00319131217771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27299847060787">
                <text:p>0.00827299847060787</text:p>
              </table:table-cell>
              <table:table-cell office:value-type="float" office:value="0.00476259742956099">
                <text:p>0.00476259742956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1494534867566">
                <text:p>0.0141494534867566</text:p>
              </table:table-cell>
              <table:table-cell office:value-type="float" office:value="0.0088116323437444">
                <text:p>0.0088116323437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8934501414295">
                <text:p>0.0218934501414295</text:p>
              </table:table-cell>
              <table:table-cell office:value-type="float" office:value="0.0162118178049098">
                <text:p>0.0162118178049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23637104067">
                <text:p>0.02323637104067</text:p>
              </table:table-cell>
              <table:table-cell office:value-type="float" office:value="0.0212263453705297">
                <text:p>0.0212263453705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628080940267">
                <text:p>0.0202628080940267</text:p>
              </table:table-cell>
              <table:table-cell office:value-type="float" office:value="0.0190172105010797">
                <text:p>0.0190172105010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6542339975327">
                <text:p>0.0196542339975327</text:p>
              </table:table-cell>
              <table:table-cell office:value-type="float" office:value="0.0161815002044393">
                <text:p>0.0161815002044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9116191450859">
                <text:p>0.0189116191450859</text:p>
              </table:table-cell>
              <table:table-cell office:value-type="float" office:value="0.0153197765905383">
                <text:p>0.0153197765905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0185211949236">
                <text:p>0.0180185211949236</text:p>
              </table:table-cell>
              <table:table-cell office:value-type="float" office:value="0.0142881835197866">
                <text:p>0.014288183519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1172391838707">
                <text:p>0.0171172391838707</text:p>
              </table:table-cell>
              <table:table-cell office:value-type="float" office:value="0.0134773186964465">
                <text:p>0.013477318696446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3658766055006">
                <text:p>0.0163658766055006</text:p>
              </table:table-cell>
              <table:table-cell office:value-type="float" office:value="0.0126203196691418">
                <text:p>0.0126203196691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184978925928">
                <text:p>0.0165184978925928</text:p>
              </table:table-cell>
              <table:table-cell office:value-type="float" office:value="0.0124749169728831">
                <text:p>0.012474916972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783339314754">
                <text:p>0.0182783339314754</text:p>
              </table:table-cell>
              <table:table-cell office:value-type="float" office:value="0.0135466862601651">
                <text:p>0.0135466862601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2205871210119">
                <text:p>0.0212205871210119</text:p>
              </table:table-cell>
              <table:table-cell office:value-type="float" office:value="0.0159359897005234">
                <text:p>0.0159359897005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0911082840902">
                <text:p>0.0240911082840902</text:p>
              </table:table-cell>
              <table:table-cell office:value-type="float" office:value="0.0184136235875736">
                <text:p>0.018413623587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2747341720806">
                <text:p>0.0262747341720806</text:p>
              </table:table-cell>
              <table:table-cell office:value-type="float" office:value="0.0198376687844088">
                <text:p>0.0198376687844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4940111837372">
                <text:p>0.0274940111837372</text:p>
              </table:table-cell>
              <table:table-cell office:value-type="float" office:value="0.0194991918775514">
                <text:p>0.0194991918775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628765867332">
                <text:p>0.026628765867332</text:p>
              </table:table-cell>
              <table:table-cell office:value-type="float" office:value="0.0184518902045776">
                <text:p>0.018451890204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305472644181">
                <text:p>0.0217305472644181</text:p>
              </table:table-cell>
              <table:table-cell office:value-type="float" office:value="0.0163939286628633">
                <text:p>0.0163939286628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530630334208">
                <text:p>0.014530630334208</text:p>
              </table:table-cell>
              <table:table-cell office:value-type="float" office:value="0.0126463778243736">
                <text:p>0.012646377824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4337271170534">
                <text:p>0.00884337271170534</text:p>
              </table:table-cell>
              <table:table-cell office:value-type="float" office:value="0.00840264361766172">
                <text:p>0.00840264361766172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0.00598867913456571">
                <text:p>0.00598867913456571</text:p>
              </table:table-cell>
              <table:table-cell office:value-type="float" office:value="0.00518493496440981">
                <text:p>0.00518493496440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838859514936">
                <text:p>0.0047838859514936</text:p>
              </table:table-cell>
              <table:table-cell office:value-type="float" office:value="0.00360653037492912">
                <text:p>0.00360653037492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0339591041538">
                <text:p>0.00460339591041538</text:p>
              </table:table-cell>
              <table:table-cell office:value-type="float" office:value="0.00311755196214408">
                <text:p>0.0031175519621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52688462159331">
                <text:p>0.00552688462159331</text:p>
              </table:table-cell>
              <table:table-cell office:value-type="float" office:value="0.00326123112308343">
                <text:p>0.00326123112308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97135519226618">
                <text:p>0.00897135519226618</text:p>
              </table:table-cell>
              <table:table-cell office:value-type="float" office:value="0.00471663193602863">
                <text:p>0.0047166319360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9004981182279">
                <text:p>0.0189004981182279</text:p>
              </table:table-cell>
              <table:table-cell office:value-type="float" office:value="0.00899757837857991">
                <text:p>0.0089975783785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7823570971968">
                <text:p>0.0307823570971968</text:p>
              </table:table-cell>
              <table:table-cell office:value-type="float" office:value="0.0166349457300822">
                <text:p>0.016634945730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1272420013057">
                <text:p>0.0281272420013057</text:p>
              </table:table-cell>
              <table:table-cell office:value-type="float" office:value="0.0212978281892405">
                <text:p>0.0212978281892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963000522539">
                <text:p>0.0214963000522539</text:p>
              </table:table-cell>
              <table:table-cell office:value-type="float" office:value="0.0190589130658408">
                <text:p>0.019058913065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490108413097">
                <text:p>0.0202490108413097</text:p>
              </table:table-cell>
              <table:table-cell office:value-type="float" office:value="0.0162855606889147">
                <text:p>0.0162855606889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2045525668777">
                <text:p>0.0192045525668777</text:p>
              </table:table-cell>
              <table:table-cell office:value-type="float" office:value="0.0154760143505688">
                <text:p>0.0154760143505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1112091431171">
                <text:p>0.0181112091431171</text:p>
              </table:table-cell>
              <table:table-cell office:value-type="float" office:value="0.0146326370381157">
                <text:p>0.014632637038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0461749193341">
                <text:p>0.0170461749193341</text:p>
              </table:table-cell>
              <table:table-cell office:value-type="float" office:value="0.0137853973265278">
                <text:p>0.013785397326527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1384123585416">
                <text:p>0.0161384123585416</text:p>
              </table:table-cell>
              <table:table-cell office:value-type="float" office:value="0.0130425969340658">
                <text:p>0.0130425969340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077726817137">
                <text:p>0.016077726817137</text:p>
              </table:table-cell>
              <table:table-cell office:value-type="float" office:value="0.0127635227091039">
                <text:p>0.0127635227091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9755867679078">
                <text:p>0.0179755867679078</text:p>
              </table:table-cell>
              <table:table-cell office:value-type="float" office:value="0.0138991331815601">
                <text:p>0.0138991331815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085481517805">
                <text:p>0.0207085481517805</text:p>
              </table:table-cell>
              <table:table-cell office:value-type="float" office:value="0.0161244503672535">
                <text:p>0.0161244503672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258012098392">
                <text:p>0.023258012098392</text:p>
              </table:table-cell>
              <table:table-cell office:value-type="float" office:value="0.0185014579818591">
                <text:p>0.0185014579818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0660886075487">
                <text:p>0.0250660886075487</text:p>
              </table:table-cell>
              <table:table-cell office:value-type="float" office:value="0.0198931268212279">
                <text:p>0.0198931268212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0647140971996">
                <text:p>0.0260647140971996</text:p>
              </table:table-cell>
              <table:table-cell office:value-type="float" office:value="0.0196217401218226">
                <text:p>0.0196217401218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8222595053516">
                <text:p>0.0248222595053516</text:p>
              </table:table-cell>
              <table:table-cell office:value-type="float" office:value="0.0184423436446174">
                <text:p>0.018442343644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617616130893">
                <text:p>0.0207617616130893</text:p>
              </table:table-cell>
              <table:table-cell office:value-type="float" office:value="0.0163426401601311">
                <text:p>0.0163426401601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865766209039">
                <text:p>0.0144865766209039</text:p>
              </table:table-cell>
              <table:table-cell office:value-type="float" office:value="0.0127849228716794">
                <text:p>0.0127849228716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7047718579997">
                <text:p>0.0087047718579997</text:p>
              </table:table-cell>
              <table:table-cell office:value-type="float" office:value="0.00847256608819433">
                <text:p>0.00847256608819433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0.00583291482505438">
                <text:p>0.00583291482505438</text:p>
              </table:table-cell>
              <table:table-cell office:value-type="float" office:value="0.00528336584435249">
                <text:p>0.0052833658443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8160841421532">
                <text:p>0.00468160841421532</text:p>
              </table:table-cell>
              <table:table-cell office:value-type="float" office:value="0.00366328810525396">
                <text:p>0.0036632881052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8927445595408">
                <text:p>0.00448927445595408</text:p>
              </table:table-cell>
              <table:table-cell office:value-type="float" office:value="0.00312503568150575">
                <text:p>0.00312503568150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2276048160075">
                <text:p>0.00542276048160075</text:p>
              </table:table-cell>
              <table:table-cell office:value-type="float" office:value="0.00326044833026215">
                <text:p>0.00326044833026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27013470870407">
                <text:p>0.00927013470870407</text:p>
              </table:table-cell>
              <table:table-cell office:value-type="float" office:value="0.00475843558320815">
                <text:p>0.00475843558320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407824047891">
                <text:p>0.0182407824047891</text:p>
              </table:table-cell>
              <table:table-cell office:value-type="float" office:value="0.00888681883323576">
                <text:p>0.00888681883323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0310502493202">
                <text:p>0.0280310502493202</text:p>
              </table:table-cell>
              <table:table-cell office:value-type="float" office:value="0.016171655370055">
                <text:p>0.01617165537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3004907571278">
                <text:p>0.0263004907571278</text:p>
              </table:table-cell>
              <table:table-cell office:value-type="float" office:value="0.0209158302132657">
                <text:p>0.020915830213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322461070283">
                <text:p>0.020322461070283</text:p>
              </table:table-cell>
              <table:table-cell office:value-type="float" office:value="0.018767047544144">
                <text:p>0.01876704754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119474555253">
                <text:p>0.0195119474555253</text:p>
              </table:table-cell>
              <table:table-cell office:value-type="float" office:value="0.0162194343270452">
                <text:p>0.0162194343270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8262785565855">
                <text:p>0.0188262785565855</text:p>
              </table:table-cell>
              <table:table-cell office:value-type="float" office:value="0.0155249732695387">
                <text:p>0.0155249732695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26863218165">
                <text:p>0.017726863218165</text:p>
              </table:table-cell>
              <table:table-cell office:value-type="float" office:value="0.0146011578999492">
                <text:p>0.0146011578999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832599853538">
                <text:p>0.0165832599853538</text:p>
              </table:table-cell>
              <table:table-cell office:value-type="float" office:value="0.0137154262146056">
                <text:p>0.013715426214605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59844107326085">
                <text:p>0.0159844107326085</text:p>
              </table:table-cell>
              <table:table-cell office:value-type="float" office:value="0.0129681218653555">
                <text:p>0.0129681218653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9037016069526">
                <text:p>0.0159037016069526</text:p>
              </table:table-cell>
              <table:table-cell office:value-type="float" office:value="0.0127458600676295">
                <text:p>0.0127458600676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9518603645771">
                <text:p>0.0179518603645771</text:p>
              </table:table-cell>
              <table:table-cell office:value-type="float" office:value="0.0138060024480286">
                <text:p>0.0138060024480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466907171707">
                <text:p>0.0202466907171707</text:p>
              </table:table-cell>
              <table:table-cell office:value-type="float" office:value="0.0157249604248775">
                <text:p>0.015724960424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1844857065249">
                <text:p>0.0231844857065249</text:p>
              </table:table-cell>
              <table:table-cell office:value-type="float" office:value="0.0181484614448407">
                <text:p>0.0181484614448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4855573369739">
                <text:p>0.0244855573369739</text:p>
              </table:table-cell>
              <table:table-cell office:value-type="float" office:value="0.0195213293057691">
                <text:p>0.0195213293057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4807116757633">
                <text:p>0.0254807116757633</text:p>
              </table:table-cell>
              <table:table-cell office:value-type="float" office:value="0.0191609019992091">
                <text:p>0.019160901999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7390693609254">
                <text:p>0.0247390693609254</text:p>
              </table:table-cell>
              <table:table-cell office:value-type="float" office:value="0.0180029020648332">
                <text:p>0.0180029020648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5042307391666">
                <text:p>0.0205042307391666</text:p>
              </table:table-cell>
              <table:table-cell office:value-type="float" office:value="0.0161509093432375">
                <text:p>0.016150909343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133212880004">
                <text:p>0.0144133212880004</text:p>
              </table:table-cell>
              <table:table-cell office:value-type="float" office:value="0.0128182044739339">
                <text:p>0.0128182044739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90405349549651">
                <text:p>0.00890405349549651</text:p>
              </table:table-cell>
              <table:table-cell office:value-type="float" office:value="0.00872580263861432">
                <text:p>0.0087258026386143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0.0059710435355923">
                <text:p>0.0059710435355923</text:p>
              </table:table-cell>
              <table:table-cell office:value-type="float" office:value="0.00549522545298393">
                <text:p>0.00549522545298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6965297893585">
                <text:p>0.00476965297893585</text:p>
              </table:table-cell>
              <table:table-cell office:value-type="float" office:value="0.00383340172817538">
                <text:p>0.00383340172817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1141472898853">
                <text:p>0.00441141472898853</text:p>
              </table:table-cell>
              <table:table-cell office:value-type="float" office:value="0.00310835439246738">
                <text:p>0.00310835439246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4188245901554">
                <text:p>0.00504188245901554</text:p>
              </table:table-cell>
              <table:table-cell office:value-type="float" office:value="0.00322226667516914">
                <text:p>0.0032222666751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92998878815737">
                <text:p>0.00792998878815737</text:p>
              </table:table-cell>
              <table:table-cell office:value-type="float" office:value="0.00456170808737209">
                <text:p>0.00456170808737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5165287628003">
                <text:p>0.0135165287628003</text:p>
              </table:table-cell>
              <table:table-cell office:value-type="float" office:value="0.00830804240450204">
                <text:p>0.0083080424045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3827104090876">
                <text:p>0.0203827104090876</text:p>
              </table:table-cell>
              <table:table-cell office:value-type="float" office:value="0.0150427555555437">
                <text:p>0.0150427555555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463005978736">
                <text:p>0.0225463005978736</text:p>
              </table:table-cell>
              <table:table-cell office:value-type="float" office:value="0.020203521406193">
                <text:p>0.02020352140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967815993835">
                <text:p>0.0209967815993835</text:p>
              </table:table-cell>
              <table:table-cell office:value-type="float" office:value="0.0192242454997626">
                <text:p>0.0192242454997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164414233522">
                <text:p>0.0209164414233522</text:p>
              </table:table-cell>
              <table:table-cell office:value-type="float" office:value="0.0176341903494175">
                <text:p>0.0176341903494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0175125370353">
                <text:p>0.0200175125370353</text:p>
              </table:table-cell>
              <table:table-cell office:value-type="float" office:value="0.0170313792149769">
                <text:p>0.017031379214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854772827902">
                <text:p>0.018854772827902</text:p>
              </table:table-cell>
              <table:table-cell office:value-type="float" office:value="0.0161122210040642">
                <text:p>0.0161122210040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412168194982">
                <text:p>0.0177412168194982</text:p>
              </table:table-cell>
              <table:table-cell office:value-type="float" office:value="0.0149318274670455">
                <text:p>0.01493182746704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9703116463371">
                <text:p>0.0169703116463371</text:p>
              </table:table-cell>
              <table:table-cell office:value-type="float" office:value="0.0141297845699456">
                <text:p>0.014129784569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9347965950831">
                <text:p>0.0169347965950831</text:p>
              </table:table-cell>
              <table:table-cell office:value-type="float" office:value="0.013758614279431">
                <text:p>0.01375861427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5327801281083">
                <text:p>0.0185327801281083</text:p>
              </table:table-cell>
              <table:table-cell office:value-type="float" office:value="0.0148808748687222">
                <text:p>0.0148808748687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2088045527855">
                <text:p>0.0212088045527855</text:p>
              </table:table-cell>
              <table:table-cell office:value-type="float" office:value="0.0176130314940493">
                <text:p>0.0176130314940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0686691603168">
                <text:p>0.0220686691603168</text:p>
              </table:table-cell>
              <table:table-cell office:value-type="float" office:value="0.0184697571930312">
                <text:p>0.018469757193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840196324726">
                <text:p>0.0225840196324726</text:p>
              </table:table-cell>
              <table:table-cell office:value-type="float" office:value="0.0184025217664162">
                <text:p>0.018402521766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6742436962356">
                <text:p>0.0226742436962356</text:p>
              </table:table-cell>
              <table:table-cell office:value-type="float" office:value="0.0172138746854732">
                <text:p>0.0172138746854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74066581171">
                <text:p>0.021474066581171</text:p>
              </table:table-cell>
              <table:table-cell office:value-type="float" office:value="0.0157787568449271">
                <text:p>0.0157787568449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6679592364281">
                <text:p>0.0186679592364281</text:p>
              </table:table-cell>
              <table:table-cell office:value-type="float" office:value="0.0142203046231073">
                <text:p>0.014220304623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529276524523">
                <text:p>0.0144529276524523</text:p>
              </table:table-cell>
              <table:table-cell office:value-type="float" office:value="0.0123067499812984">
                <text:p>0.0123067499812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00866874152421">
                <text:p>0.0100866874152421</text:p>
              </table:table-cell>
              <table:table-cell office:value-type="float" office:value="0.00960908372482597">
                <text:p>0.00960908372482597</text:p>
              </table:table-cell>
            </table:table-row>
            <table:table-row>
              <table:table-cell office:value-type="string">
                <text:p>Weekend/Holiday</text:p>
              </table:table-cell>
              <table:table-cell office:value-type="float" office:value="0.00694264158632172">
                <text:p>0.00694264158632172</text:p>
              </table:table-cell>
              <table:table-cell office:value-type="float" office:value="0.00679284163472723">
                <text:p>0.0067928416347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33006260723113">
                <text:p>0.00533006260723113</text:p>
              </table:table-cell>
              <table:table-cell office:value-type="float" office:value="0.00477177129730055">
                <text:p>0.0047717712973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2125218031908">
                <text:p>0.00472125218031908</text:p>
              </table:table-cell>
              <table:table-cell office:value-type="float" office:value="0.003691453055418">
                <text:p>0.00369145305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98982283605279">
                <text:p>0.00498982283605279</text:p>
              </table:table-cell>
              <table:table-cell office:value-type="float" office:value="0.00322645320629767">
                <text:p>0.0032264532062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8581457055914">
                <text:p>0.0068581457055914</text:p>
              </table:table-cell>
              <table:table-cell office:value-type="float" office:value="0.00356959171300962">
                <text:p>0.00356959171300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5831944893474">
                <text:p>0.0125831944893474</text:p>
              </table:table-cell>
              <table:table-cell office:value-type="float" office:value="0.00500518190681601">
                <text:p>0.00500518190681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3527140037135">
                <text:p>0.0193527140037135</text:p>
              </table:table-cell>
              <table:table-cell office:value-type="float" office:value="0.00764751579171002">
                <text:p>0.00764751579171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8146658340538">
                <text:p>0.0228146658340538</text:p>
              </table:table-cell>
              <table:table-cell office:value-type="float" office:value="0.012199159459854">
                <text:p>0.012199159459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2426676837111">
                <text:p>0.0262426676837111</text:p>
              </table:table-cell>
              <table:table-cell office:value-type="float" office:value="0.0184303262477683">
                <text:p>0.0184303262477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5325638934571">
                <text:p>0.0285325638934571</text:p>
              </table:table-cell>
              <table:table-cell office:value-type="float" office:value="0.0233805465361658">
                <text:p>0.023380546536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6280737887908">
                <text:p>0.0276280737887908</text:p>
              </table:table-cell>
              <table:table-cell office:value-type="float" office:value="0.0248836317705986">
                <text:p>0.024883631770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1203427855303">
                <text:p>0.0261203427855303</text:p>
              </table:table-cell>
              <table:table-cell office:value-type="float" office:value="0.0241141812018482">
                <text:p>0.0241141812018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3906876674471">
                <text:p>0.0243906876674471</text:p>
              </table:table-cell>
              <table:table-cell office:value-type="float" office:value="0.0225856041728637">
                <text:p>0.0225856041728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35cm" svg:height="11.821cm" xlink:href=".." xlink:type="simple" chart:class="chart:line" chart:style-name="ch1">
        <chart:legend svg:x="10.096cm" svg:y="1.412cm" style:legend-expansion="custom" chartooo:width="9.628cm" chartooo:height="0.598cm" style:legend-expansion-aspect-ratio="16.1003344481605" chart:style-name="ch2"/>
        <chart:plot-area chart:style-name="ch3" table:cell-range-address="Sheet1_2.A2:Sheet1_2.A145 Sheet1_2.C1:Sheet1_2.D145" chart:data-source-has-labels="both" svg:x="1.034cm" svg:y="1.073cm" svg:width="28.063cm" svg:height="10.359cm">
          <chartooo:coordinate-region svg:x="2.132cm" svg:y="1.273cm" svg:width="26.965cm" svg:height="9.114cm"/>
          <chart:axis chart:dimension="x" chart:name="primary-x" chart:style-name="ch4" chartooo:axis-type="auto">
            <chartooo:date-scale/>
            <chart:categories table:cell-range-address="Sheet1_2.A2:Sheet1_2.A145"/>
          </chart:axis>
          <chart:axis chart:dimension="y" chart:name="primary-y" chart:style-name="ch4">
            <chart:title svg:x="0.4cm" svg:y="9.259cm" chart:style-name="ch5">
              <text:p>Average hourly water usage per capita, m3</text:p>
            </chart:title>
            <chart:grid chart:style-name="ch6" chart:class="major"/>
          </chart:axis>
          <chart:series chart:style-name="ch7" chart:values-cell-range-address="Sheet1_2.C2:Sheet1_2.C145" chart:label-cell-address="Sheet1_2.C1:Sheet1_2.C1" chart:class="chart:line">
            <chart:data-point chart:repeated="144"/>
          </chart:series>
          <chart:series chart:style-name="ch8" chart:values-cell-range-address="Sheet1_2.D2:Sheet1_2.D145" chart:label-cell-address="Sheet1_2.D1:Sheet1_2.D1" chart:class="chart:line"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mer</text:p>
                <draw:g>
                  <svg:desc>Sheet1_2.C1:Sheet1_2.C1</svg:desc>
                </draw:g>
              </table:table-cell>
              <table:table-cell office:value-type="string">
                <text:p>Winter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_2.A2:Sheet1_2.A145</svg:desc>
                </draw:g>
              </table:table-cell>
              <table:table-cell office:value-type="float" office:value="0.0225015704274502">
                <text:p>0.0225015704274502</text:p>
                <draw:g>
                  <svg:desc>Sheet1_2.C2:Sheet1_2.C145</svg:desc>
                </draw:g>
              </table:table-cell>
              <table:table-cell office:value-type="float" office:value="0.017472373876909">
                <text:p>0.017472373876909</text:p>
                <draw:g>
                  <svg:desc>Sheet1_2.D2:Sheet1_2.D1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6956371273989">
                <text:p>0.0236956371273989</text:p>
              </table:table-cell>
              <table:table-cell office:value-type="float" office:value="0.0182272013576916">
                <text:p>0.0182272013576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1000398758879">
                <text:p>0.0261000398758879</text:p>
              </table:table-cell>
              <table:table-cell office:value-type="float" office:value="0.0187397446091641">
                <text:p>0.018739744609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436346559689">
                <text:p>0.027436346559689</text:p>
              </table:table-cell>
              <table:table-cell office:value-type="float" office:value="0.0190142162573622">
                <text:p>0.0190142162573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9202895297739">
                <text:p>0.0259202895297739</text:p>
              </table:table-cell>
              <table:table-cell office:value-type="float" office:value="0.0181642852650491">
                <text:p>0.0181642852650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708323956316">
                <text:p>0.0214708323956316</text:p>
              </table:table-cell>
              <table:table-cell office:value-type="float" office:value="0.0165066578566434">
                <text:p>0.0165066578566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5710503779822">
                <text:p>0.0145710503779822</text:p>
              </table:table-cell>
              <table:table-cell office:value-type="float" office:value="0.0138483028102224">
                <text:p>0.0138483028102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30621101910475">
                <text:p>0.00930621101910475</text:p>
              </table:table-cell>
              <table:table-cell office:value-type="float" office:value="0.00994531930717774">
                <text:p>0.00994531930717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17383339915328">
                <text:p>0.00617383339915328</text:p>
              </table:table-cell>
              <table:table-cell office:value-type="float" office:value="0.00623812920535093">
                <text:p>0.0062381292053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90165722891316">
                <text:p>0.00490165722891316</text:p>
              </table:table-cell>
              <table:table-cell office:value-type="float" office:value="0.00404760621942702">
                <text:p>0.0040476062194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3712186627056">
                <text:p>0.00473712186627056</text:p>
              </table:table-cell>
              <table:table-cell office:value-type="float" office:value="0.00318526422581614">
                <text:p>0.0031852642258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8004562457915">
                <text:p>0.00548004562457915</text:p>
              </table:table-cell>
              <table:table-cell office:value-type="float" office:value="0.00298014834780874">
                <text:p>0.00298014834780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35833355543304">
                <text:p>0.00835833355543304</text:p>
              </table:table-cell>
              <table:table-cell office:value-type="float" office:value="0.00357584433962267">
                <text:p>0.0035758443396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6680941392672">
                <text:p>0.0136680941392672</text:p>
              </table:table-cell>
              <table:table-cell office:value-type="float" office:value="0.00589541751522416">
                <text:p>0.0058954175152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0313121088578">
                <text:p>0.0200313121088578</text:p>
              </table:table-cell>
              <table:table-cell office:value-type="float" office:value="0.0102882482779275">
                <text:p>0.0102882482779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4113233354294">
                <text:p>0.0224113233354294</text:p>
              </table:table-cell>
              <table:table-cell office:value-type="float" office:value="0.0183394311420583">
                <text:p>0.0183394311420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632849674432">
                <text:p>0.0217632849674432</text:p>
              </table:table-cell>
              <table:table-cell office:value-type="float" office:value="0.0197591185235098">
                <text:p>0.019759118523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1911368453626">
                <text:p>0.0221911368453626</text:p>
              </table:table-cell>
              <table:table-cell office:value-type="float" office:value="0.0174252230208643">
                <text:p>0.0174252230208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9779709192597">
                <text:p>0.0219779709192597</text:p>
              </table:table-cell>
              <table:table-cell office:value-type="float" office:value="0.0176640406059696">
                <text:p>0.0176640406059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398646419924">
                <text:p>0.0207398646419924</text:p>
              </table:table-cell>
              <table:table-cell office:value-type="float" office:value="0.0171934696765496">
                <text:p>0.017193469676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2960278349326">
                <text:p>0.0192960278349326</text:p>
              </table:table-cell>
              <table:table-cell office:value-type="float" office:value="0.0160132246680641">
                <text:p>0.0160132246680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3766893880809">
                <text:p>0.0183766893880809</text:p>
              </table:table-cell>
              <table:table-cell office:value-type="float" office:value="0.015141577568134">
                <text:p>0.01514157756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0411597779612">
                <text:p>0.0180411597779612</text:p>
              </table:table-cell>
              <table:table-cell office:value-type="float" office:value="0.0141633477338523">
                <text:p>0.014163347733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4793427412305">
                <text:p>0.0194793427412305</text:p>
              </table:table-cell>
              <table:table-cell office:value-type="float" office:value="0.0143460876759507">
                <text:p>0.01434608767595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28241369440102">
                <text:p>0.0228241369440102</text:p>
              </table:table-cell>
              <table:table-cell office:value-type="float" office:value="0.0153563857232177">
                <text:p>0.01535638572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2610715492255">
                <text:p>0.0252610715492255</text:p>
              </table:table-cell>
              <table:table-cell office:value-type="float" office:value="0.0177142548443958">
                <text:p>0.017714254844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8274238846898">
                <text:p>0.0278274238846898</text:p>
              </table:table-cell>
              <table:table-cell office:value-type="float" office:value="0.0193634188208989">
                <text:p>0.0193634188208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6132555747455">
                <text:p>0.0296132555747455</text:p>
              </table:table-cell>
              <table:table-cell office:value-type="float" office:value="0.0197823931027776">
                <text:p>0.019782393102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3772763413807">
                <text:p>0.0283772763413807</text:p>
              </table:table-cell>
              <table:table-cell office:value-type="float" office:value="0.0183752258752223">
                <text:p>0.0183752258752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7078929266539">
                <text:p>0.0227078929266539</text:p>
              </table:table-cell>
              <table:table-cell office:value-type="float" office:value="0.0166093456912719">
                <text:p>0.0166093456912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1209249549575">
                <text:p>0.0151209249549575</text:p>
              </table:table-cell>
              <table:table-cell office:value-type="float" office:value="0.0137772624485741">
                <text:p>0.013777262448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44200144769732">
                <text:p>0.00944200144769732</text:p>
              </table:table-cell>
              <table:table-cell office:value-type="float" office:value="0.00953952587837514">
                <text:p>0.0095395258783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22878178820046">
                <text:p>0.00622878178820046</text:p>
              </table:table-cell>
              <table:table-cell office:value-type="float" office:value="0.00585998896481248">
                <text:p>0.0058599889648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2622995239634">
                <text:p>0.00502622995239634</text:p>
              </table:table-cell>
              <table:table-cell office:value-type="float" office:value="0.00382442812350587">
                <text:p>0.00382442812350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88095600714366">
                <text:p>0.00488095600714366</text:p>
              </table:table-cell>
              <table:table-cell office:value-type="float" office:value="0.00304022573073146">
                <text:p>0.00304022573073146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0.00560639601016736">
                <text:p>0.00560639601016736</text:p>
              </table:table-cell>
              <table:table-cell office:value-type="float" office:value="0.00284522261103494">
                <text:p>0.00284522261103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75454945067616">
                <text:p>0.00875454945067616</text:p>
              </table:table-cell>
              <table:table-cell office:value-type="float" office:value="0.00364644068504598">
                <text:p>0.00364644068504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6232769185805">
                <text:p>0.0146232769185805</text:p>
              </table:table-cell>
              <table:table-cell office:value-type="float" office:value="0.00626720891720921">
                <text:p>0.00626720891720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5819291883487">
                <text:p>0.0215819291883487</text:p>
              </table:table-cell>
              <table:table-cell office:value-type="float" office:value="0.0116842231522201">
                <text:p>0.0116842231522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2027505935291">
                <text:p>0.0232027505935291</text:p>
              </table:table-cell>
              <table:table-cell office:value-type="float" office:value="0.0201699447176639">
                <text:p>0.0201699447176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3115610064963">
                <text:p>0.0213115610064963</text:p>
              </table:table-cell>
              <table:table-cell office:value-type="float" office:value="0.0204317756839685">
                <text:p>0.0204317756839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8390614645887">
                <text:p>0.0208390614645887</text:p>
              </table:table-cell>
              <table:table-cell office:value-type="float" office:value="0.0161251224943909">
                <text:p>0.0161251224943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1245908879152">
                <text:p>0.0201245908879152</text:p>
              </table:table-cell>
              <table:table-cell office:value-type="float" office:value="0.0152499295815532">
                <text:p>0.015249929581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1979405928092">
                <text:p>0.0191979405928092</text:p>
              </table:table-cell>
              <table:table-cell office:value-type="float" office:value="0.0142973264384755">
                <text:p>0.0142973264384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1591408536715">
                <text:p>0.0181591408536715</text:p>
              </table:table-cell>
              <table:table-cell office:value-type="float" office:value="0.0133704874594766">
                <text:p>0.013370487459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4338360544072">
                <text:p>0.0174338360544072</text:p>
              </table:table-cell>
              <table:table-cell office:value-type="float" office:value="0.0125822623828963">
                <text:p>0.0125822623828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4863062945643">
                <text:p>0.0174863062945643</text:p>
              </table:table-cell>
              <table:table-cell office:value-type="float" office:value="0.0119614241000824">
                <text:p>0.0119614241000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1367277679154">
                <text:p>0.0191367277679154</text:p>
              </table:table-cell>
              <table:table-cell office:value-type="float" office:value="0.0124530469701506">
                <text:p>0.012453046970150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20101916753419">
                <text:p>0.0220101916753419</text:p>
              </table:table-cell>
              <table:table-cell office:value-type="float" office:value="0.0146422761305778">
                <text:p>0.0146422761305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9141751119458">
                <text:p>0.0249141751119458</text:p>
              </table:table-cell>
              <table:table-cell office:value-type="float" office:value="0.017192717380453">
                <text:p>0.017192717380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5855661603059">
                <text:p>0.0275855661603059</text:p>
              </table:table-cell>
              <table:table-cell office:value-type="float" office:value="0.0191001719576716">
                <text:p>0.0191001719576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447346623528">
                <text:p>0.029447346623528</text:p>
              </table:table-cell>
              <table:table-cell office:value-type="float" office:value="0.0190238901367672">
                <text:p>0.019023890136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5503271950353">
                <text:p>0.0285503271950353</text:p>
              </table:table-cell>
              <table:table-cell office:value-type="float" office:value="0.0178014434211837">
                <text:p>0.0178014434211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738978947366">
                <text:p>0.022738978947366</text:p>
              </table:table-cell>
              <table:table-cell office:value-type="float" office:value="0.0162985282519714">
                <text:p>0.0162985282519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0827855097735">
                <text:p>0.0150827855097735</text:p>
              </table:table-cell>
              <table:table-cell office:value-type="float" office:value="0.0137745201906756">
                <text:p>0.0137745201906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33044308697709">
                <text:p>0.00933044308697709</text:p>
              </table:table-cell>
              <table:table-cell office:value-type="float" office:value="0.00964642158330832">
                <text:p>0.00964642158330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397564313135">
                <text:p>0.006397564313135</text:p>
              </table:table-cell>
              <table:table-cell office:value-type="float" office:value="0.00593547631526408">
                <text:p>0.0059354763152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6723108121965">
                <text:p>0.00516723108121965</text:p>
              </table:table-cell>
              <table:table-cell office:value-type="float" office:value="0.00385313142657486">
                <text:p>0.0038531314265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1828115779716">
                <text:p>0.00501828115779716</text:p>
              </table:table-cell>
              <table:table-cell office:value-type="float" office:value="0.0031056461515424">
                <text:p>0.0031056461515424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0.00598587342192121">
                <text:p>0.00598587342192121</text:p>
              </table:table-cell>
              <table:table-cell office:value-type="float" office:value="0.00294912274133974">
                <text:p>0.00294912274133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57608226995451">
                <text:p>0.00957608226995451</text:p>
              </table:table-cell>
              <table:table-cell office:value-type="float" office:value="0.00358806316761508">
                <text:p>0.0035880631676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3185963827663">
                <text:p>0.0203185963827663</text:p>
              </table:table-cell>
              <table:table-cell office:value-type="float" office:value="0.00624762191773988">
                <text:p>0.00624762191773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8107536536902">
                <text:p>0.0328107536536902</text:p>
              </table:table-cell>
              <table:table-cell office:value-type="float" office:value="0.0115528791055205">
                <text:p>0.0115528791055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4033309365613">
                <text:p>0.0294033309365613</text:p>
              </table:table-cell>
              <table:table-cell office:value-type="float" office:value="0.0198149799091542">
                <text:p>0.0198149799091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767738392556">
                <text:p>0.0225767738392556</text:p>
              </table:table-cell>
              <table:table-cell office:value-type="float" office:value="0.0202001302785262">
                <text:p>0.0202001302785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2934759698432">
                <text:p>0.0212934759698432</text:p>
              </table:table-cell>
              <table:table-cell office:value-type="float" office:value="0.0161988116452029">
                <text:p>0.0161988116452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166387799383">
                <text:p>0.020166387799383</text:p>
              </table:table-cell>
              <table:table-cell office:value-type="float" office:value="0.0155641696615751">
                <text:p>0.0155641696615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987740148215">
                <text:p>0.018987740148215</text:p>
              </table:table-cell>
              <table:table-cell office:value-type="float" office:value="0.014789746431067">
                <text:p>0.01478974643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8256241256169">
                <text:p>0.0178256241256169</text:p>
              </table:table-cell>
              <table:table-cell office:value-type="float" office:value="0.0138865433762602">
                <text:p>0.013886543376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9545519982892">
                <text:p>0.0169545519982892</text:p>
              </table:table-cell>
              <table:table-cell office:value-type="float" office:value="0.0131685998802035">
                <text:p>0.0131685998802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7178974242112">
                <text:p>0.0167178974242112</text:p>
              </table:table-cell>
              <table:table-cell office:value-type="float" office:value="0.0123866345961864">
                <text:p>0.012386634596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942514564679">
                <text:p>0.0184942514564679</text:p>
              </table:table-cell>
              <table:table-cell office:value-type="float" office:value="0.0128417127133871">
                <text:p>0.012841712713387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13746587990547">
                <text:p>0.0213746587990547</text:p>
              </table:table-cell>
              <table:table-cell office:value-type="float" office:value="0.0149218991351064">
                <text:p>0.0149218991351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9907101830979">
                <text:p>0.0239907101830979</text:p>
              </table:table-cell>
              <table:table-cell office:value-type="float" office:value="0.0173542901499267">
                <text:p>0.017354290149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1920189857257">
                <text:p>0.0261920189857257</text:p>
              </table:table-cell>
              <table:table-cell office:value-type="float" office:value="0.0188862397560508">
                <text:p>0.018886239756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7019453426996">
                <text:p>0.0277019453426996</text:p>
              </table:table-cell>
              <table:table-cell office:value-type="float" office:value="0.0188217742338022">
                <text:p>0.018821774233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3791483258398">
                <text:p>0.0263791483258398</text:p>
              </table:table-cell>
              <table:table-cell office:value-type="float" office:value="0.0177215987366928">
                <text:p>0.0177215987366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171633055551">
                <text:p>0.0217171633055551</text:p>
              </table:table-cell>
              <table:table-cell office:value-type="float" office:value="0.0162275322860226">
                <text:p>0.01622753228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0640389083383">
                <text:p>0.0150640389083383</text:p>
              </table:table-cell>
              <table:table-cell office:value-type="float" office:value="0.0136973887572942">
                <text:p>0.0136973887572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15111672297474">
                <text:p>0.00915111672297474</text:p>
              </table:table-cell>
              <table:table-cell office:value-type="float" office:value="0.00964843890386338">
                <text:p>0.00964843890386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18557388855294">
                <text:p>0.00618557388855294</text:p>
              </table:table-cell>
              <table:table-cell office:value-type="float" office:value="0.00597697334985073">
                <text:p>0.00597697334985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1019578569128">
                <text:p>0.00501019578569128</text:p>
              </table:table-cell>
              <table:table-cell office:value-type="float" office:value="0.00393119764582032">
                <text:p>0.00393119764582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88509414495553">
                <text:p>0.00488509414495553</text:p>
              </table:table-cell>
              <table:table-cell office:value-type="float" office:value="0.0031897721600552">
                <text:p>0.0031897721600552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0.0059129911354774">
                <text:p>0.0059129911354774</text:p>
              </table:table-cell>
              <table:table-cell office:value-type="float" office:value="0.00300664018895153">
                <text:p>0.00300664018895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95421441485048">
                <text:p>0.00995421441485048</text:p>
              </table:table-cell>
              <table:table-cell office:value-type="float" office:value="0.00376749298919113">
                <text:p>0.00376749298919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387210723901">
                <text:p>0.0195387210723901</text:p>
              </table:table-cell>
              <table:table-cell office:value-type="float" office:value="0.00631339382141273">
                <text:p>0.0063133938214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7607032396691">
                <text:p>0.0297607032396691</text:p>
              </table:table-cell>
              <table:table-cell office:value-type="float" office:value="0.0117201530126058">
                <text:p>0.0117201530126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3267210833675">
                <text:p>0.0273267210833675</text:p>
              </table:table-cell>
              <table:table-cell office:value-type="float" office:value="0.0192579908473774">
                <text:p>0.0192579908473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0798658708154">
                <text:p>0.0210798658708154</text:p>
              </table:table-cell>
              <table:table-cell office:value-type="float" office:value="0.0196461311225459">
                <text:p>0.0196461311225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0539189737712">
                <text:p>0.0200539189737712</text:p>
              </table:table-cell>
              <table:table-cell office:value-type="float" office:value="0.0162345888126546">
                <text:p>0.016234588812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378418240661">
                <text:p>0.0195378418240661</text:p>
              </table:table-cell>
              <table:table-cell office:value-type="float" office:value="0.0155831857392431">
                <text:p>0.015583185739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735126873504">
                <text:p>0.0184735126873504</text:p>
              </table:table-cell>
              <table:table-cell office:value-type="float" office:value="0.0147854718569339">
                <text:p>0.0147854718569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2248743255252">
                <text:p>0.0172248743255252</text:p>
              </table:table-cell>
              <table:table-cell office:value-type="float" office:value="0.0138272637652353">
                <text:p>0.013827263765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7349778306779">
                <text:p>0.0167349778306779</text:p>
              </table:table-cell>
              <table:table-cell office:value-type="float" office:value="0.0131380566673018">
                <text:p>0.0131380566673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189904790565">
                <text:p>0.0165189904790565</text:p>
              </table:table-cell>
              <table:table-cell office:value-type="float" office:value="0.0123845928966211">
                <text:p>0.012384592896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339470037183">
                <text:p>0.0184339470037183</text:p>
              </table:table-cell>
              <table:table-cell office:value-type="float" office:value="0.0128819618313468">
                <text:p>0.012881961831346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07295925909565">
                <text:p>0.0207295925909565</text:p>
              </table:table-cell>
              <table:table-cell office:value-type="float" office:value="0.0144494517414441">
                <text:p>0.014449451741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9513743718175">
                <text:p>0.0239513743718175</text:p>
              </table:table-cell>
              <table:table-cell office:value-type="float" office:value="0.016986638785493">
                <text:p>0.01698663878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4858712197471">
                <text:p>0.0254858712197471</text:p>
              </table:table-cell>
              <table:table-cell office:value-type="float" office:value="0.0186912430333169">
                <text:p>0.0186912430333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0954137250727">
                <text:p>0.0270954137250727</text:p>
              </table:table-cell>
              <table:table-cell office:value-type="float" office:value="0.0184500639782676">
                <text:p>0.0184500639782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2752552510132">
                <text:p>0.0262752552510132</text:p>
              </table:table-cell>
              <table:table-cell office:value-type="float" office:value="0.0172994620372008">
                <text:p>0.0172994620372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411468987352">
                <text:p>0.0214411468987352</text:p>
              </table:table-cell>
              <table:table-cell office:value-type="float" office:value="0.0158452144441578">
                <text:p>0.0158452144441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9103054704308">
                <text:p>0.0149103054704308</text:p>
              </table:table-cell>
              <table:table-cell office:value-type="float" office:value="0.013645737753539">
                <text:p>0.01364573775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36180038653323">
                <text:p>0.00936180038653323</text:p>
              </table:table-cell>
              <table:table-cell office:value-type="float" office:value="0.00984493397307903">
                <text:p>0.0098449339730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35716544995433">
                <text:p>0.00635716544995433</text:p>
              </table:table-cell>
              <table:table-cell office:value-type="float" office:value="0.00622989778067288">
                <text:p>0.0062298977806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3320197212818">
                <text:p>0.00513320197212818</text:p>
              </table:table-cell>
              <table:table-cell office:value-type="float" office:value="0.00407441349705505">
                <text:p>0.00407441349705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8017491842333">
                <text:p>0.00478017491842333</text:p>
              </table:table-cell>
              <table:table-cell office:value-type="float" office:value="0.00316611813845037">
                <text:p>0.00316611813845037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0.00545011515690829">
                <text:p>0.00545011515690829</text:p>
              </table:table-cell>
              <table:table-cell office:value-type="float" office:value="0.00294402301801225">
                <text:p>0.00294402301801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32594999533486">
                <text:p>0.00832594999533486</text:p>
              </table:table-cell>
              <table:table-cell office:value-type="float" office:value="0.00360481514758247">
                <text:p>0.00360481514758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922798242622">
                <text:p>0.013922798242622</text:p>
              </table:table-cell>
              <table:table-cell office:value-type="float" office:value="0.00609960977406271">
                <text:p>0.0060996097740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599072106915">
                <text:p>0.0202599072106915</text:p>
              </table:table-cell>
              <table:table-cell office:value-type="float" office:value="0.0112164583287458">
                <text:p>0.011216458328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3364480740449">
                <text:p>0.0223364480740449</text:p>
              </table:table-cell>
              <table:table-cell office:value-type="float" office:value="0.018602305580394">
                <text:p>0.018602305580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6224036936033">
                <text:p>0.0216224036936033</text:p>
              </table:table-cell>
              <table:table-cell office:value-type="float" office:value="0.0196483575540626">
                <text:p>0.0196483575540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8086193473899">
                <text:p>0.0218086193473899</text:p>
              </table:table-cell>
              <table:table-cell office:value-type="float" office:value="0.0173596660676847">
                <text:p>0.0173596660676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290075763142">
                <text:p>0.0209290075763142</text:p>
              </table:table-cell>
              <table:table-cell office:value-type="float" office:value="0.0169420968876717">
                <text:p>0.016942096887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6854396809306">
                <text:p>0.0196854396809306</text:p>
              </table:table-cell>
              <table:table-cell office:value-type="float" office:value="0.0163073090032657">
                <text:p>0.016307309003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092024311667">
                <text:p>0.0184092024311667</text:p>
              </table:table-cell>
              <table:table-cell office:value-type="float" office:value="0.0149607942129331">
                <text:p>0.0149607942129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6851112388513">
                <text:p>0.0176851112388513</text:p>
              </table:table-cell>
              <table:table-cell office:value-type="float" office:value="0.0139675619304324">
                <text:p>0.013967561930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4820139339159">
                <text:p>0.0174820139339159</text:p>
              </table:table-cell>
              <table:table-cell office:value-type="float" office:value="0.0133161632281049">
                <text:p>0.013316163228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0365162678155">
                <text:p>0.0190365162678155</text:p>
              </table:table-cell>
              <table:table-cell office:value-type="float" office:value="0.0137862415161901">
                <text:p>0.013786241516190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15297282743333">
                <text:p>0.0215297282743333</text:p>
              </table:table-cell>
              <table:table-cell office:value-type="float" office:value="0.0168360347034961">
                <text:p>0.0168360347034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702790276053">
                <text:p>0.0225702790276053</text:p>
              </table:table-cell>
              <table:table-cell office:value-type="float" office:value="0.0179058765150262">
                <text:p>0.017905876515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5270748473152">
                <text:p>0.0235270748473152</text:p>
              </table:table-cell>
              <table:table-cell office:value-type="float" office:value="0.0180095720989621">
                <text:p>0.018009572098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1501521245465">
                <text:p>0.0241501521245465</text:p>
              </table:table-cell>
              <table:table-cell office:value-type="float" office:value="0.0169050127232681">
                <text:p>0.0169050127232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8705189209185">
                <text:p>0.0228705189209185</text:p>
              </table:table-cell>
              <table:table-cell office:value-type="float" office:value="0.0153748092834016">
                <text:p>0.015374809283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703216631851">
                <text:p>0.0195703216631851</text:p>
              </table:table-cell>
              <table:table-cell office:value-type="float" office:value="0.0139860722007667">
                <text:p>0.013986072200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8438955413954">
                <text:p>0.0148438955413954</text:p>
              </table:table-cell>
              <table:table-cell office:value-type="float" office:value="0.0125924452817963">
                <text:p>0.0125924452817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03532711262076">
                <text:p>0.0103532711262076</text:p>
              </table:table-cell>
              <table:table-cell office:value-type="float" office:value="0.0104046648620813">
                <text:p>0.0104046648620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22031468949339">
                <text:p>0.00722031468949339</text:p>
              </table:table-cell>
              <table:table-cell office:value-type="float" office:value="0.00754506521566399">
                <text:p>0.00754506521566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6731444631407">
                <text:p>0.0056731444631407</text:p>
              </table:table-cell>
              <table:table-cell office:value-type="float" office:value="0.00515276677087527">
                <text:p>0.00515276677087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0717417034062">
                <text:p>0.00510717417034062</text:p>
              </table:table-cell>
              <table:table-cell office:value-type="float" office:value="0.00380387390415888">
                <text:p>0.00380387390415888</text:p>
              </table:table-cell>
            </table:table-row>
            <table:table-row>
              <table:table-cell office:value-type="string">
                <text:p>Weekend/Holiday</text:p>
              </table:table-cell>
              <table:table-cell office:value-type="float" office:value="0.00545582382700997">
                <text:p>0.00545582382700997</text:p>
              </table:table-cell>
              <table:table-cell office:value-type="float" office:value="0.00317565962353797">
                <text:p>0.00317565962353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54430071343518">
                <text:p>0.00754430071343518</text:p>
              </table:table-cell>
              <table:table-cell office:value-type="float" office:value="0.00318284385575136">
                <text:p>0.00318284385575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0793194612049">
                <text:p>0.0140793194612049</text:p>
              </table:table-cell>
              <table:table-cell office:value-type="float" office:value="0.00399972969421375">
                <text:p>0.00399972969421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491677549471">
                <text:p>0.0217491677549471</text:p>
              </table:table-cell>
              <table:table-cell office:value-type="float" office:value="0.00578260765881679">
                <text:p>0.00578260765881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2968663241391">
                <text:p>0.0242968663241391</text:p>
              </table:table-cell>
              <table:table-cell office:value-type="float" office:value="0.00951126067648514">
                <text:p>0.00951126067648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5617255013112">
                <text:p>0.0265617255013112</text:p>
              </table:table-cell>
              <table:table-cell office:value-type="float" office:value="0.0158869642220468">
                <text:p>0.01588696422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6423609566529">
                <text:p>0.0286423609566529</text:p>
              </table:table-cell>
              <table:table-cell office:value-type="float" office:value="0.0219376333531386">
                <text:p>0.0219376333531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6518081591592">
                <text:p>0.0276518081591592</text:p>
              </table:table-cell>
              <table:table-cell office:value-type="float" office:value="0.0244065245145494">
                <text:p>0.0244065245145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0785556600955">
                <text:p>0.0260785556600955</text:p>
              </table:table-cell>
              <table:table-cell office:value-type="float" office:value="0.0239716787889157">
                <text:p>0.0239716787889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2210316571144">
                <text:p>0.0242210316571144</text:p>
              </table:table-cell>
              <table:table-cell office:value-type="float" office:value="0.0225739781045688">
                <text:p>0.0225739781045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7713360112188">
                <text:p>0.0227713360112188</text:p>
              </table:table-cell>
              <table:table-cell office:value-type="float" office:value="0.0208430216692844">
                <text:p>0.0208430216692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5861881922418">
                <text:p>0.0215861881922418</text:p>
              </table:table-cell>
              <table:table-cell office:value-type="float" office:value="0.0191417539570482">
                <text:p>0.019141753957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5228401244858">
                <text:p>0.0215228401244858</text:p>
              </table:table-cell>
              <table:table-cell office:value-type="float" office:value="0.0180241719485036">
                <text:p>0.0180241719485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91cm" svg:height="8.032cm" xlink:href=".." xlink:type="simple" chart:class="chart:line" chart:style-name="ch1">
        <chart:legend svg:x="4.562cm" svg:y="0.63cm" style:legend-expansion="custom" chartooo:width="6.505cm" chartooo:height="2.101cm" style:legend-expansion-aspect-ratio="3.09614469300333" chart:style-name="ch2"/>
        <chart:plot-area chart:style-name="ch3" table:cell-range-address="dailyloadpattern.H1:dailyloadpattern.N25" chart:data-source-has-labels="both" svg:x="0.976cm" svg:y="0.031cm" svg:width="15.206cm" svg:height="7.581cm">
          <chartooo:coordinate-region svg:x="1.888cm" svg:y="0.231cm" svg:width="14.107cm" svg:height="6.734cm"/>
          <chart:axis chart:dimension="x" chart:name="primary-x" chart:style-name="ch4" chartooo:axis-type="auto">
            <chartooo:date-scale/>
            <chart:title svg:x="7.344cm" svg:y="7.472cm" chart:style-name="ch5">
              <text:p>Hours of the day</text:p>
            </chart:title>
            <chart:categories table:cell-range-address="dailyloadpattern.H2:dailyloadpattern.H25"/>
          </chart:axis>
          <chart:axis chart:dimension="y" chart:name="primary-y" chart:style-name="ch6">
            <chart:title svg:x="0.093cm" svg:y="6.458cm" chart:style-name="ch7">
              <text:p>Average water usage per capita, m3</text:p>
            </chart:title>
            <chart:grid chart:style-name="ch8" chart:class="major"/>
          </chart:axis>
          <chart:series chart:style-name="ch9" chart:values-cell-range-address="dailyloadpattern.I2:dailyloadpattern.I25" chart:label-cell-address="dailyloadpattern.I1:dailyloadpattern.I1" chart:class="chart:line">
            <chart:data-point chart:repeated="24"/>
          </chart:series>
          <chart:series chart:style-name="ch10" chart:values-cell-range-address="dailyloadpattern.J2:dailyloadpattern.J25" chart:label-cell-address="dailyloadpattern.J1:dailyloadpattern.J1" chart:class="chart:line">
            <chart:data-point chart:repeated="24"/>
          </chart:series>
          <chart:series chart:style-name="ch11" chart:values-cell-range-address="dailyloadpattern.K2:dailyloadpattern.K25" chart:label-cell-address="dailyloadpattern.K1:dailyloadpattern.K1" chart:class="chart:line">
            <chart:data-point chart:repeated="24"/>
          </chart:series>
          <chart:series chart:style-name="ch12" chart:values-cell-range-address="dailyloadpattern.L2:dailyloadpattern.L25" chart:label-cell-address="dailyloadpattern.L1:dailyloadpattern.L1" chart:class="chart:line">
            <chart:data-point chart:repeated="24"/>
          </chart:series>
          <chart:series chart:style-name="ch13" chart:values-cell-range-address="dailyloadpattern.M2:dailyloadpattern.M25" chart:label-cell-address="dailyloadpattern.M1:dailyloadpattern.M1" chart:class="chart:line">
            <chart:data-point chart:repeated="24"/>
          </chart:series>
          <chart:series chart:style-name="ch14" chart:values-cell-range-address="dailyloadpattern.N2:dailyloadpattern.N25" chart:label-cell-address="dailyloadpattern.N1:dailyloadpattern.N1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</text:p>
                <draw:g>
                  <svg:desc>dailyloadpattern.I1:dailyloadpattern.I1</svg:desc>
                </draw:g>
              </table:table-cell>
              <table:table-cell office:value-type="string">
                <text:p>Tue</text:p>
                <draw:g>
                  <svg:desc>dailyloadpattern.J1:dailyloadpattern.J1</svg:desc>
                </draw:g>
              </table:table-cell>
              <table:table-cell office:value-type="string">
                <text:p>Wed</text:p>
                <draw:g>
                  <svg:desc>dailyloadpattern.K1:dailyloadpattern.K1</svg:desc>
                </draw:g>
              </table:table-cell>
              <table:table-cell office:value-type="string">
                <text:p>Thu</text:p>
                <draw:g>
                  <svg:desc>dailyloadpattern.L1:dailyloadpattern.L1</svg:desc>
                </draw:g>
              </table:table-cell>
              <table:table-cell office:value-type="string">
                <text:p>Fri</text:p>
                <draw:g>
                  <svg:desc>dailyloadpattern.M1:dailyloadpattern.M1</svg:desc>
                </draw:g>
              </table:table-cell>
              <table:table-cell office:value-type="string">
                <text:p>Weekend/Holiday</text:p>
                <draw:g>
                  <svg:desc>dailyloadpattern.N1:dailyloadpattern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ailyloadpattern.H2:dailyloadpattern.H25</svg:desc>
                </draw:g>
              </table:table-cell>
              <table:table-cell office:value-type="float" office:value="0.0382225168837751">
                <text:p>0.0382225168837751</text:p>
                <draw:g>
                  <svg:desc>dailyloadpattern.I2:dailyloadpattern.I25</svg:desc>
                </draw:g>
              </table:table-cell>
              <table:table-cell office:value-type="float" office:value="0.0361481642756311">
                <text:p>0.0361481642756311</text:p>
                <draw:g>
                  <svg:desc>dailyloadpattern.J2:dailyloadpattern.J25</svg:desc>
                </draw:g>
              </table:table-cell>
              <table:table-cell office:value-type="float" office:value="0.0356916106713578">
                <text:p>0.0356916106713578</text:p>
                <draw:g>
                  <svg:desc>dailyloadpattern.K2:dailyloadpattern.K25</svg:desc>
                </draw:g>
              </table:table-cell>
              <table:table-cell office:value-type="float" office:value="0.0352263481830887">
                <text:p>0.0352263481830887</text:p>
                <draw:g>
                  <svg:desc>dailyloadpattern.L2:dailyloadpattern.L25</svg:desc>
                </draw:g>
              </table:table-cell>
              <table:table-cell office:value-type="float" office:value="0.0374414779791826">
                <text:p>0.0374414779791826</text:p>
                <draw:g>
                  <svg:desc>dailyloadpattern.M2:dailyloadpattern.M25</svg:desc>
                </draw:g>
              </table:table-cell>
              <table:table-cell office:value-type="float" office:value="0.0490397519821787">
                <text:p>0.0490397519821787</text:p>
                <draw:g>
                  <svg:desc>dailyloadpattern.N2:dailyloadpattern.N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76703498370215">
                <text:p>0.0376703498370215</text:p>
              </table:table-cell>
              <table:table-cell office:value-type="float" office:value="0.0362907944560619">
                <text:p>0.0362907944560619</text:p>
              </table:table-cell>
              <table:table-cell office:value-type="float" office:value="0.0352518573530615">
                <text:p>0.0352518573530615</text:p>
              </table:table-cell>
              <table:table-cell office:value-type="float" office:value="0.0348509261355246">
                <text:p>0.0348509261355246</text:p>
              </table:table-cell>
              <table:table-cell office:value-type="float" office:value="0.0370106153197842">
                <text:p>0.0370106153197842</text:p>
              </table:table-cell>
              <table:table-cell office:value-type="float" office:value="0.0464501768200975">
                <text:p>0.04645017682009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08824380514829">
                <text:p>0.0408824380514829</text:p>
              </table:table-cell>
              <table:table-cell office:value-type="float" office:value="0.0398245370026356">
                <text:p>0.0398245370026356</text:p>
              </table:table-cell>
              <table:table-cell office:value-type="float" office:value="0.0392010064351073">
                <text:p>0.0392010064351073</text:p>
              </table:table-cell>
              <table:table-cell office:value-type="float" office:value="0.0390944108801533">
                <text:p>0.0390944108801533</text:p>
              </table:table-cell>
              <table:table-cell office:value-type="float" office:value="0.0404598246837243">
                <text:p>0.0404598246837243</text:p>
              </table:table-cell>
              <table:table-cell office:value-type="float" office:value="0.0461744175202567">
                <text:p>0.04617441752025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78831620655044">
                <text:p>0.0478831620655044</text:p>
              </table:table-cell>
              <table:table-cell office:value-type="float" office:value="0.048385452885742">
                <text:p>0.048385452885742</text:p>
              </table:table-cell>
              <table:table-cell office:value-type="float" office:value="0.0462703660946976">
                <text:p>0.0462703660946976</text:p>
              </table:table-cell>
              <table:table-cell office:value-type="float" office:value="0.0452948167508342">
                <text:p>0.0452948167508342</text:p>
              </table:table-cell>
              <table:table-cell office:value-type="float" office:value="0.0439283028359018">
                <text:p>0.0439283028359018</text:p>
              </table:table-cell>
              <table:table-cell office:value-type="float" office:value="0.0459907351044654">
                <text:p>0.04599073510446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66187982194251">
                <text:p>0.0466187982194251</text:p>
              </table:table-cell>
              <table:table-cell office:value-type="float" office:value="0.0531751698065778">
                <text:p>0.0531751698065778</text:p>
              </table:table-cell>
              <table:table-cell office:value-type="float" office:value="0.0524596692585464">
                <text:p>0.0524596692585464</text:p>
              </table:table-cell>
              <table:table-cell office:value-type="float" office:value="0.050956431853426">
                <text:p>0.050956431853426</text:p>
              </table:table-cell>
              <table:table-cell office:value-type="float" office:value="0.050692980967896">
                <text:p>0.050692980967896</text:p>
              </table:table-cell>
              <table:table-cell office:value-type="float" office:value="0.047917456057919">
                <text:p>0.0479174560579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512563140018091">
                <text:p>0.0512563140018091</text:p>
              </table:table-cell>
              <table:table-cell office:value-type="float" office:value="0.0583964155779728">
                <text:p>0.0583964155779728</text:p>
              </table:table-cell>
              <table:table-cell office:value-type="float" office:value="0.0579582854015641">
                <text:p>0.0579582854015641</text:p>
              </table:table-cell>
              <table:table-cell office:value-type="float" office:value="0.0554911988684062">
                <text:p>0.0554911988684062</text:p>
              </table:table-cell>
              <table:table-cell office:value-type="float" office:value="0.0539239465277471">
                <text:p>0.0539239465277471</text:p>
              </table:table-cell>
              <table:table-cell office:value-type="float" office:value="0.0497302642834189">
                <text:p>0.04973026428341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3617357796583">
                <text:p>0.053617357796583</text:p>
              </table:table-cell>
              <table:table-cell office:value-type="float" office:value="0.0612544332513357">
                <text:p>0.0612544332513357</text:p>
              </table:table-cell>
              <table:table-cell office:value-type="float" office:value="0.0614632244171059">
                <text:p>0.0614632244171059</text:p>
              </table:table-cell>
              <table:table-cell office:value-type="float" office:value="0.0582073483527805">
                <text:p>0.0582073483527805</text:p>
              </table:table-cell>
              <table:table-cell office:value-type="float" office:value="0.0568114840779662">
                <text:p>0.0568114840779662</text:p>
              </table:table-cell>
              <table:table-cell office:value-type="float" office:value="0.0503508441024506">
                <text:p>0.05035084410245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00546888237027">
                <text:p>0.0500546888237027</text:p>
              </table:table-cell>
              <table:table-cell office:value-type="float" office:value="0.0580591110297057">
                <text:p>0.0580591110297057</text:p>
              </table:table-cell>
              <table:table-cell office:value-type="float" office:value="0.0593366050845813">
                <text:p>0.0593366050845813</text:p>
              </table:table-cell>
              <table:table-cell office:value-type="float" office:value="0.0550147162756158">
                <text:p>0.0550147162756158</text:p>
              </table:table-cell>
              <table:table-cell office:value-type="float" office:value="0.0548555461520206">
                <text:p>0.0548555461520206</text:p>
              </table:table-cell>
              <table:table-cell office:value-type="float" office:value="0.0473100646446614">
                <text:p>0.04731006464466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14667640045422">
                <text:p>0.0414667640045422</text:p>
              </table:table-cell>
              <table:table-cell office:value-type="float" office:value="0.0464723722946712">
                <text:p>0.0464723722946712</text:p>
              </table:table-cell>
              <table:table-cell office:value-type="float" office:value="0.0473384340126371">
                <text:p>0.0473384340126371</text:p>
              </table:table-cell>
              <table:table-cell office:value-type="float" office:value="0.0453226275989636">
                <text:p>0.0453226275989636</text:p>
              </table:table-cell>
              <table:table-cell office:value-type="float" office:value="0.0447118729625878">
                <text:p>0.0447118729625878</text:p>
              </table:table-cell>
              <table:table-cell office:value-type="float" office:value="0.0404872983886646">
                <text:p>0.04048729838866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81648811306736">
                <text:p>0.0281648811306736</text:p>
              </table:table-cell>
              <table:table-cell office:value-type="float" office:value="0.0310794840164085">
                <text:p>0.0310794840164085</text:p>
              </table:table-cell>
              <table:table-cell office:value-type="float" office:value="0.0314450845492795">
                <text:p>0.0314450845492795</text:p>
              </table:table-cell>
              <table:table-cell office:value-type="float" office:value="0.0314185127970755">
                <text:p>0.0314185127970755</text:p>
              </table:table-cell>
              <table:table-cell office:value-type="float" office:value="0.0311785774476064">
                <text:p>0.0311785774476064</text:p>
              </table:table-cell>
              <table:table-cell office:value-type="float" office:value="0.0309192066279471">
                <text:p>0.03091920662794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80012587063953">
                <text:p>0.0180012587063953</text:p>
              </table:table-cell>
              <table:table-cell office:value-type="float" office:value="0.0193606862441445">
                <text:p>0.0193606862441445</text:p>
              </table:table-cell>
              <table:table-cell office:value-type="float" office:value="0.0194592118604602">
                <text:p>0.0194592118604602</text:p>
              </table:table-cell>
              <table:table-cell office:value-type="float" office:value="0.0190819248928213">
                <text:p>0.0190819248928213</text:p>
              </table:table-cell>
              <table:table-cell office:value-type="float" office:value="0.0195377593620972">
                <text:p>0.0195377593620972</text:p>
              </table:table-cell>
              <table:table-cell office:value-type="float" office:value="0.0216284126596">
                <text:p>0.02162841265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120357447044865">
                <text:p>0.0120357447044865</text:p>
              </table:table-cell>
              <table:table-cell office:value-type="float" office:value="0.0129115841799076">
                <text:p>0.0129115841799076</text:p>
              </table:table-cell>
              <table:table-cell office:value-type="float" office:value="0.0133424307419555">
                <text:p>0.0133424307419555</text:p>
              </table:table-cell>
              <table:table-cell office:value-type="float" office:value="0.0129361559641906">
                <text:p>0.0129361559641906</text:p>
              </table:table-cell>
              <table:table-cell office:value-type="float" office:value="0.0132895552165816">
                <text:p>0.0132895552165816</text:p>
              </table:table-cell>
              <table:table-cell office:value-type="float" office:value="0.0151007131529523">
                <text:p>0.01510071315295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964120915487667">
                <text:p>0.00964120915487667</text:p>
              </table:table-cell>
              <table:table-cell office:value-type="float" office:value="0.0104315851656594">
                <text:p>0.0104315851656594</text:p>
              </table:table-cell>
              <table:table-cell office:value-type="float" office:value="0.0107760384020652">
                <text:p>0.0107760384020652</text:p>
              </table:table-cell>
              <table:table-cell office:value-type="float" office:value="0.0104562097412218">
                <text:p>0.0104562097412218</text:p>
              </table:table-cell>
              <table:table-cell office:value-type="float" office:value="0.0107622204893193">
                <text:p>0.0107622204893193</text:p>
              </table:table-cell>
              <table:table-cell office:value-type="float" office:value="0.0118467628254746">
                <text:p>0.01184676282547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924342162268311">
                <text:p>0.00924342162268311</text:p>
              </table:table-cell>
              <table:table-cell office:value-type="float" office:value="0.01006402157095">
                <text:p>0.01006402157095</text:p>
              </table:table-cell>
              <table:table-cell office:value-type="float" office:value="0.0105110606042348">
                <text:p>0.0105110606042348</text:p>
              </table:table-cell>
              <table:table-cell office:value-type="float" office:value="0.0102064534797444">
                <text:p>0.0102064534797444</text:p>
              </table:table-cell>
              <table:table-cell office:value-type="float" office:value="0.00997040828291474">
                <text:p>0.00997040828291474</text:p>
              </table:table-cell>
              <table:table-cell office:value-type="float" office:value="0.0106797560171681">
                <text:p>0.01067975601716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08356534713547">
                <text:p>0.0108356534713547</text:p>
              </table:table-cell>
              <table:table-cell office:value-type="float" office:value="0.0115539399805475">
                <text:p>0.0115539399805475</text:p>
              </table:table-cell>
              <table:table-cell office:value-type="float" office:value="0.0125147708828991">
                <text:p>0.0125147708828991</text:p>
              </table:table-cell>
              <table:table-cell office:value-type="float" office:value="0.0123424658264161">
                <text:p>0.0123424658264161</text:p>
              </table:table-cell>
              <table:table-cell office:value-type="float" office:value="0.01140177128229">
                <text:p>0.01140177128229</text:p>
              </table:table-cell>
              <table:table-cell office:value-type="float" office:value="0.011340283306507">
                <text:p>0.0113402833065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167475920300248">
                <text:p>0.0167475920300248</text:p>
              </table:table-cell>
              <table:table-cell office:value-type="float" office:value="0.0181545681319425">
                <text:p>0.0181545681319425</text:p>
              </table:table-cell>
              <table:table-cell office:value-type="float" office:value="0.019961460372181">
                <text:p>0.019961460372181</text:p>
              </table:table-cell>
              <table:table-cell office:value-type="float" office:value="0.0208425798891923">
                <text:p>0.0208425798891923</text:p>
              </table:table-cell>
              <table:table-cell office:value-type="float" office:value="0.0174863064559177">
                <text:p>0.0174863064559177</text:p>
              </table:table-cell>
              <table:table-cell office:value-type="float" office:value="0.0155273219248025">
                <text:p>0.0155273219248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82342624901143">
                <text:p>0.0282342624901143</text:p>
              </table:table-cell>
              <table:table-cell office:value-type="float" office:value="0.030697236585446">
                <text:p>0.030697236585446</text:p>
              </table:table-cell>
              <table:table-cell office:value-type="float" office:value="0.0424517067380065">
                <text:p>0.0424517067380065</text:p>
              </table:table-cell>
              <table:table-cell office:value-type="float" office:value="0.0410373143533063">
                <text:p>0.0410373143533063</text:p>
              </table:table-cell>
              <table:table-cell office:value-type="float" office:value="0.02934490099432">
                <text:p>0.02934490099432</text:p>
              </table:table-cell>
              <table:table-cell office:value-type="float" office:value="0.028821709523676">
                <text:p>0.0288217095236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31952122036885">
                <text:p>0.0431952122036885</text:p>
              </table:table-cell>
              <table:table-cell office:value-type="float" office:value="0.0462960089258174">
                <text:p>0.0462960089258174</text:p>
              </table:table-cell>
              <table:table-cell office:value-type="float" office:value="0.0690791499902295">
                <text:p>0.0690791499902295</text:p>
              </table:table-cell>
              <table:table-cell office:value-type="float" office:value="0.0631324297461497">
                <text:p>0.0631324297461497</text:p>
              </table:table-cell>
              <table:table-cell office:value-type="float" office:value="0.0433771512107424">
                <text:p>0.0433771512107424</text:p>
              </table:table-cell>
              <table:table-cell office:value-type="float" office:value="0.0446201767296714">
                <text:p>0.04462017672967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84549012121484">
                <text:p>0.0484549012121484</text:p>
              </table:table-cell>
              <table:table-cell office:value-type="float" office:value="0.0494558241831552">
                <text:p>0.0494558241831552</text:p>
              </table:table-cell>
              <table:table-cell office:value-type="float" office:value="0.0620640293770405">
                <text:p>0.0620640293770405</text:p>
              </table:table-cell>
              <table:table-cell office:value-type="float" office:value="0.0579894837603727">
                <text:p>0.0579894837603727</text:p>
              </table:table-cell>
              <table:table-cell office:value-type="float" office:value="0.0480074325591988">
                <text:p>0.0480074325591988</text:p>
              </table:table-cell>
              <table:table-cell office:value-type="float" office:value="0.0507480602362603">
                <text:p>0.05074806023626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60557073511859">
                <text:p>0.0460557073511859</text:p>
              </table:table-cell>
              <table:table-cell office:value-type="float" office:value="0.0443436494088537">
                <text:p>0.0443436494088537</text:p>
              </table:table-cell>
              <table:table-cell office:value-type="float" office:value="0.0475049245011626">
                <text:p>0.0475049245011626</text:p>
              </table:table-cell>
              <table:table-cell office:value-type="float" office:value="0.0444236838411414">
                <text:p>0.0444236838411414</text:p>
              </table:table-cell>
              <table:table-cell office:value-type="float" office:value="0.0458574553132026">
                <text:p>0.0458574553132026</text:p>
              </table:table-cell>
              <table:table-cell office:value-type="float" office:value="0.0565592085978252">
                <text:p>0.0565592085978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68207369138444">
                <text:p>0.0468207369138444</text:p>
              </table:table-cell>
              <table:table-cell office:value-type="float" office:value="0.043201845590942">
                <text:p>0.043201845590942</text:p>
              </table:table-cell>
              <table:table-cell office:value-type="float" office:value="0.0448217675659377">
                <text:p>0.0448217675659377</text:p>
              </table:table-cell>
              <table:table-cell office:value-type="float" office:value="0.0423613710128135">
                <text:p>0.0423613710128135</text:p>
              </table:table-cell>
              <table:table-cell office:value-type="float" office:value="0.0459904421029512">
                <text:p>0.0459904421029512</text:p>
              </table:table-cell>
              <table:table-cell office:value-type="float" office:value="0.061420354981437">
                <text:p>0.0614203549814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458106281482301">
                <text:p>0.0458106281482301</text:p>
              </table:table-cell>
              <table:table-cell office:value-type="float" office:value="0.0416798082758644">
                <text:p>0.0416798082758644</text:p>
              </table:table-cell>
              <table:table-cell office:value-type="float" office:value="0.0423498916333019">
                <text:p>0.0423498916333019</text:p>
              </table:table-cell>
              <table:table-cell office:value-type="float" office:value="0.0412495179830122">
                <text:p>0.0412495179830122</text:p>
              </table:table-cell>
              <table:table-cell office:value-type="float" office:value="0.044132618494524">
                <text:p>0.044132618494524</text:p>
              </table:table-cell>
              <table:table-cell office:value-type="float" office:value="0.0594611759614078">
                <text:p>0.05946117596140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431079896518663">
                <text:p>0.0431079896518663</text:p>
              </table:table-cell>
              <table:table-cell office:value-type="float" office:value="0.0397899009792526">
                <text:p>0.0397899009792526</text:p>
              </table:table-cell>
              <table:table-cell office:value-type="float" office:value="0.0399207153273025">
                <text:p>0.0399207153273025</text:p>
              </table:table-cell>
              <table:table-cell office:value-type="float" office:value="0.0387967669673468">
                <text:p>0.0387967669673468</text:p>
              </table:table-cell>
              <table:table-cell office:value-type="float" office:value="0.0415593917887592">
                <text:p>0.0415593917887592</text:p>
              </table:table-cell>
              <table:table-cell office:value-type="float" office:value="0.0561571142890921">
                <text:p>0.05615711428909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401874007177449">
                <text:p>0.0401874007177449</text:p>
              </table:table-cell>
              <table:table-cell office:value-type="float" office:value="0.0377995307544041">
                <text:p>0.0377995307544041</text:p>
              </table:table-cell>
              <table:table-cell office:value-type="float" office:value="0.0375354401172699">
                <text:p>0.0375354401172699</text:p>
              </table:table-cell>
              <table:table-cell office:value-type="float" office:value="0.036342784184974">
                <text:p>0.036342784184974</text:p>
              </table:table-cell>
              <table:table-cell office:value-type="float" office:value="0.0389470069112973">
                <text:p>0.0389470069112973</text:p>
              </table:table-cell>
              <table:table-cell office:value-type="float" office:value="0.0522001585866914">
                <text:p>0.0522001585866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8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4cm" svg:height="8.166cm" xlink:href=".." xlink:type="simple" chart:class="chart:line" chart:style-name="ch1">
        <chart:legend svg:x="4.296cm" svg:y="0.788cm" style:legend-expansion="custom" chartooo:width="6.248cm" chartooo:height="2.012cm" style:legend-expansion-aspect-ratio="3.10536779324056" chart:style-name="ch2"/>
        <chart:plot-area chart:style-name="ch3" table:cell-range-address="dailyloadpattern.H30:dailyloadpattern.N54" chart:data-source-has-labels="both" svg:x="0.985cm" svg:y="0.048cm" svg:width="15.184cm" svg:height="7.679cm">
          <chartooo:coordinate-region svg:x="1.897cm" svg:y="0.247cm" svg:width="14.085cm" svg:height="6.833cm"/>
          <chart:axis chart:dimension="x" chart:name="primary-x" chart:style-name="ch4" chartooo:axis-type="auto">
            <chartooo:date-scale/>
            <chart:title svg:x="7.342cm" svg:y="7.606cm" chart:style-name="ch5">
              <text:p>Hours of the day</text:p>
            </chart:title>
            <chart:categories table:cell-range-address="dailyloadpattern.H31:dailyloadpattern.H54"/>
          </chart:axis>
          <chart:axis chart:dimension="y" chart:name="primary-y" chart:style-name="ch6">
            <chart:title svg:x="0.1cm" svg:y="6.524cm" chart:style-name="ch7">
              <text:p>Average water usage per capita, m3</text:p>
            </chart:title>
            <chart:grid chart:style-name="ch8" chart:class="major"/>
          </chart:axis>
          <chart:series chart:style-name="ch9" chart:values-cell-range-address="dailyloadpattern.I31:dailyloadpattern.I54" chart:label-cell-address="dailyloadpattern.I30:dailyloadpattern.I30" chart:class="chart:line">
            <chart:data-point chart:repeated="24"/>
          </chart:series>
          <chart:series chart:style-name="ch10" chart:values-cell-range-address="dailyloadpattern.J31:dailyloadpattern.J54" chart:label-cell-address="dailyloadpattern.J30:dailyloadpattern.J30" chart:class="chart:line">
            <chart:data-point chart:repeated="24"/>
          </chart:series>
          <chart:series chart:style-name="ch11" chart:values-cell-range-address="dailyloadpattern.K31:dailyloadpattern.K54" chart:label-cell-address="dailyloadpattern.K30:dailyloadpattern.K30" chart:class="chart:line">
            <chart:data-point chart:repeated="24"/>
          </chart:series>
          <chart:series chart:style-name="ch12" chart:values-cell-range-address="dailyloadpattern.L31:dailyloadpattern.L54" chart:label-cell-address="dailyloadpattern.L30:dailyloadpattern.L30" chart:class="chart:line">
            <chart:data-point chart:repeated="24"/>
          </chart:series>
          <chart:series chart:style-name="ch13" chart:values-cell-range-address="dailyloadpattern.M31:dailyloadpattern.M54" chart:label-cell-address="dailyloadpattern.M30:dailyloadpattern.M30" chart:class="chart:line">
            <chart:data-point chart:repeated="24"/>
          </chart:series>
          <chart:series chart:style-name="ch14" chart:values-cell-range-address="dailyloadpattern.N31:dailyloadpattern.N54" chart:label-cell-address="dailyloadpattern.N30:dailyloadpattern.N30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</text:p>
                <draw:g>
                  <svg:desc>dailyloadpattern.I30:dailyloadpattern.I30</svg:desc>
                </draw:g>
              </table:table-cell>
              <table:table-cell office:value-type="string">
                <text:p>Tue</text:p>
                <draw:g>
                  <svg:desc>dailyloadpattern.J30:dailyloadpattern.J30</svg:desc>
                </draw:g>
              </table:table-cell>
              <table:table-cell office:value-type="string">
                <text:p>Wed</text:p>
                <draw:g>
                  <svg:desc>dailyloadpattern.K30:dailyloadpattern.K30</svg:desc>
                </draw:g>
              </table:table-cell>
              <table:table-cell office:value-type="string">
                <text:p>Thu</text:p>
                <draw:g>
                  <svg:desc>dailyloadpattern.L30:dailyloadpattern.L30</svg:desc>
                </draw:g>
              </table:table-cell>
              <table:table-cell office:value-type="string">
                <text:p>Fri</text:p>
                <draw:g>
                  <svg:desc>dailyloadpattern.M30:dailyloadpattern.M30</svg:desc>
                </draw:g>
              </table:table-cell>
              <table:table-cell office:value-type="string">
                <text:p>Weekend/Holiday</text:p>
                <draw:g>
                  <svg:desc>dailyloadpattern.N30:dailyloadpattern.N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ailyloadpattern.H31:dailyloadpattern.H54</svg:desc>
                </draw:g>
              </table:table-cell>
              <table:table-cell office:value-type="float" office:value="0.0327494505345628">
                <text:p>0.0327494505345628</text:p>
                <draw:g>
                  <svg:desc>dailyloadpattern.I31:dailyloadpattern.I54</svg:desc>
                </draw:g>
              </table:table-cell>
              <table:table-cell office:value-type="float" office:value="0.0273026382451101">
                <text:p>0.0273026382451101</text:p>
                <draw:g>
                  <svg:desc>dailyloadpattern.J31:dailyloadpattern.J54</svg:desc>
                </draw:g>
              </table:table-cell>
              <table:table-cell office:value-type="float" office:value="0.0285948575376977">
                <text:p>0.0285948575376977</text:p>
                <draw:g>
                  <svg:desc>dailyloadpattern.K31:dailyloadpattern.K54</svg:desc>
                </draw:g>
              </table:table-cell>
              <table:table-cell office:value-type="float" office:value="0.0285864541242613">
                <text:p>0.0285864541242613</text:p>
                <draw:g>
                  <svg:desc>dailyloadpattern.L31:dailyloadpattern.L54</svg:desc>
                </draw:g>
              </table:table-cell>
              <table:table-cell office:value-type="float" office:value="0.030384666116851">
                <text:p>0.030384666116851</text:p>
                <draw:g>
                  <svg:desc>dailyloadpattern.M31:dailyloadpattern.M54</svg:desc>
                </draw:g>
              </table:table-cell>
              <table:table-cell office:value-type="float" office:value="0.044927429472683">
                <text:p>0.044927429472683</text:p>
                <draw:g>
                  <svg:desc>dailyloadpattern.N31:dailyloadpattern.N5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07478961542828">
                <text:p>0.0307478961542828</text:p>
              </table:table-cell>
              <table:table-cell office:value-type="float" office:value="0.025955462154789">
                <text:p>0.025955462154789</text:p>
              </table:table-cell>
              <table:table-cell office:value-type="float" office:value="0.0268968648809757">
                <text:p>0.0268968648809757</text:p>
              </table:table-cell>
              <table:table-cell office:value-type="float" office:value="0.0269470292031873">
                <text:p>0.0269470292031873</text:p>
              </table:table-cell>
              <table:table-cell office:value-type="float" office:value="0.028967630547025">
                <text:p>0.028967630547025</text:p>
              </table:table-cell>
              <table:table-cell office:value-type="float" office:value="0.0413088292617725">
                <text:p>0.04130882926177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12139414662155">
                <text:p>0.0312139414662155</text:p>
              </table:table-cell>
              <table:table-cell office:value-type="float" office:value="0.0270222497456074">
                <text:p>0.0270222497456074</text:p>
              </table:table-cell>
              <table:table-cell office:value-type="float" office:value="0.0278850408486761">
                <text:p>0.0278850408486761</text:p>
              </table:table-cell>
              <table:table-cell office:value-type="float" office:value="0.0280292299118168">
                <text:p>0.0280292299118168</text:p>
              </table:table-cell>
              <table:table-cell office:value-type="float" office:value="0.0299902264662978">
                <text:p>0.0299902264662978</text:p>
              </table:table-cell>
              <table:table-cell office:value-type="float" office:value="0.0389486017589972">
                <text:p>0.03894860175899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80252806802089">
                <text:p>0.0380252806802089</text:p>
              </table:table-cell>
              <table:table-cell office:value-type="float" office:value="0.0333345506803369">
                <text:p>0.0333345506803369</text:p>
              </table:table-cell>
              <table:table-cell office:value-type="float" office:value="0.0317656812422834">
                <text:p>0.0317656812422834</text:p>
              </table:table-cell>
              <table:table-cell office:value-type="float" office:value="0.0324625410606786">
                <text:p>0.0324625410606786</text:p>
              </table:table-cell>
              <table:table-cell office:value-type="float" office:value="0.0314694053301538">
                <text:p>0.0314694053301538</text:p>
              </table:table-cell>
              <table:table-cell office:value-type="float" office:value="0.0363193389012826">
                <text:p>0.03631933890128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82658648661818">
                <text:p>0.0382658648661818</text:p>
              </table:table-cell>
              <table:table-cell office:value-type="float" office:value="0.038438706575987">
                <text:p>0.038438706575987</text:p>
              </table:table-cell>
              <table:table-cell office:value-type="float" office:value="0.0373329973309476">
                <text:p>0.0373329973309476</text:p>
              </table:table-cell>
              <table:table-cell office:value-type="float" office:value="0.037760350087749">
                <text:p>0.037760350087749</text:p>
              </table:table-cell>
              <table:table-cell office:value-type="float" office:value="0.036952286341413">
                <text:p>0.036952286341413</text:p>
              </table:table-cell>
              <table:table-cell office:value-type="float" office:value="0.0386840327956472">
                <text:p>0.03868403279564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93889445820204">
                <text:p>0.0393889445820204</text:p>
              </table:table-cell>
              <table:table-cell office:value-type="float" office:value="0.0420172782260696">
                <text:p>0.0420172782260696</text:p>
              </table:table-cell>
              <table:table-cell office:value-type="float" office:value="0.0414749252801137">
                <text:p>0.0414749252801137</text:p>
              </table:table-cell>
              <table:table-cell office:value-type="float" office:value="0.0410936442152696">
                <text:p>0.0410936442152696</text:p>
              </table:table-cell>
              <table:table-cell office:value-type="float" office:value="0.0406604374983196">
                <text:p>0.0406604374983196</text:p>
              </table:table-cell>
              <table:table-cell office:value-type="float" office:value="0.0391442905168352">
                <text:p>0.03914429051683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99836214324021">
                <text:p>0.0399836214324021</text:p>
              </table:table-cell>
              <table:table-cell office:value-type="float" office:value="0.0429264234103004">
                <text:p>0.0429264234103004</text:p>
              </table:table-cell>
              <table:table-cell office:value-type="float" office:value="0.0413092836916894">
                <text:p>0.0413092836916894</text:p>
              </table:table-cell>
              <table:table-cell office:value-type="float" office:value="0.0409533768423223">
                <text:p>0.0409533768423223</text:p>
              </table:table-cell>
              <table:table-cell office:value-type="float" office:value="0.0401357829380929">
                <text:p>0.0401357829380929</text:p>
              </table:table-cell>
              <table:table-cell office:value-type="float" office:value="0.0367808714544473">
                <text:p>0.03678087145444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82052521634512">
                <text:p>0.0382052521634512</text:p>
              </table:table-cell>
              <table:table-cell office:value-type="float" office:value="0.0398729679509274">
                <text:p>0.0398729679509274</text:p>
              </table:table-cell>
              <table:table-cell office:value-type="float" office:value="0.038654810930915">
                <text:p>0.038654810930915</text:p>
              </table:table-cell>
              <table:table-cell office:value-type="float" office:value="0.0385595588543826">
                <text:p>0.0385595588543826</text:p>
              </table:table-cell>
              <table:table-cell office:value-type="float" office:value="0.0376327937989113">
                <text:p>0.0376327937989113</text:p>
              </table:table-cell>
              <table:table-cell office:value-type="float" office:value="0.033365665922613">
                <text:p>0.0333656659226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47082262670477">
                <text:p>0.0347082262670477</text:p>
              </table:table-cell>
              <table:table-cell office:value-type="float" office:value="0.0360411302114645">
                <text:p>0.0360411302114645</text:p>
              </table:table-cell>
              <table:table-cell office:value-type="float" office:value="0.0353913170480552">
                <text:p>0.0353913170480552</text:p>
              </table:table-cell>
              <table:table-cell office:value-type="float" office:value="0.0353086928296546">
                <text:p>0.0353086928296546</text:p>
              </table:table-cell>
              <table:table-cell office:value-type="float" office:value="0.0344692619108176">
                <text:p>0.0344692619108176</text:p>
              </table:table-cell>
              <table:table-cell office:value-type="float" office:value="0.0303635217361809">
                <text:p>0.03036352173618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91270202608596">
                <text:p>0.0291270202608596</text:p>
              </table:table-cell>
              <table:table-cell office:value-type="float" office:value="0.0298957056524815">
                <text:p>0.0298957056524815</text:p>
              </table:table-cell>
              <table:table-cell office:value-type="float" office:value="0.0299105786557184">
                <text:p>0.0299105786557184</text:p>
              </table:table-cell>
              <table:table-cell office:value-type="float" office:value="0.0298034774280647">
                <text:p>0.0298034774280647</text:p>
              </table:table-cell>
              <table:table-cell office:value-type="float" office:value="0.0296845782839179">
                <text:p>0.0296845782839179</text:p>
              </table:table-cell>
              <table:table-cell office:value-type="float" office:value="0.0274326796079755">
                <text:p>0.0274326796079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09553448247827">
                <text:p>0.0209553448247827</text:p>
              </table:table-cell>
              <table:table-cell office:value-type="float" office:value="0.0207001106924292">
                <text:p>0.0207001106924292</text:p>
              </table:table-cell>
              <table:table-cell office:value-type="float" office:value="0.0209466498665468">
                <text:p>0.0209466498665468</text:p>
              </table:table-cell>
              <table:table-cell office:value-type="float" office:value="0.0209935657213658">
                <text:p>0.0209935657213658</text:p>
              </table:table-cell>
              <table:table-cell office:value-type="float" office:value="0.0214164099077804">
                <text:p>0.0214164099077804</text:p>
              </table:table-cell>
              <table:table-cell office:value-type="float" office:value="0.0226445791820531">
                <text:p>0.02264457918205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131640216643274">
                <text:p>0.0131640216643274</text:p>
              </table:table-cell>
              <table:table-cell office:value-type="float" office:value="0.0127157703406424">
                <text:p>0.0127157703406424</text:p>
              </table:table-cell>
              <table:table-cell office:value-type="float" office:value="0.0128885455703233">
                <text:p>0.0128885455703233</text:p>
              </table:table-cell>
              <table:table-cell office:value-type="float" office:value="0.0130050036161499">
                <text:p>0.0130050036161499</text:p>
              </table:table-cell>
              <table:table-cell office:value-type="float" office:value="0.0135523554469036">
                <text:p>0.0135523554469036</text:p>
              </table:table-cell>
              <table:table-cell office:value-type="float" office:value="0.0162975964941758">
                <text:p>0.01629759649417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858179502880092">
                <text:p>0.00858179502880092</text:p>
              </table:table-cell>
              <table:table-cell office:value-type="float" office:value="0.00829874424590344">
                <text:p>0.00829874424590344</text:p>
              </table:table-cell>
              <table:table-cell office:value-type="float" office:value="0.00836685336476588">
                <text:p>0.00836685336476588</text:p>
              </table:table-cell>
              <table:table-cell office:value-type="float" office:value="0.00855370044455202">
                <text:p>0.00855370044455202</text:p>
              </table:table-cell>
              <table:table-cell office:value-type="float" office:value="0.00886337174280054">
                <text:p>0.00886337174280054</text:p>
              </table:table-cell>
              <table:table-cell office:value-type="float" office:value="0.0110051374421564">
                <text:p>0.01100513744215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674856022715584">
                <text:p>0.00674856022715584</text:p>
              </table:table-cell>
              <table:table-cell office:value-type="float" office:value="0.00659707934738936">
                <text:p>0.00659707934738936</text:p>
              </table:table-cell>
              <table:table-cell office:value-type="float" office:value="0.00674373206519542">
                <text:p>0.00674373206519542</text:p>
              </table:table-cell>
              <table:table-cell office:value-type="float" office:value="0.00694046903810421">
                <text:p>0.00694046903810421</text:p>
              </table:table-cell>
              <table:table-cell office:value-type="float" office:value="0.00688748995726452">
                <text:p>0.00688748995726452</text:p>
              </table:table-cell>
              <table:table-cell office:value-type="float" office:value="0.00808877199575012">
                <text:p>0.008088771995750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634226982329333">
                <text:p>0.00634226982329333</text:p>
              </table:table-cell>
              <table:table-cell office:value-type="float" office:value="0.00617393607857791">
                <text:p>0.00617393607857791</text:p>
              </table:table-cell>
              <table:table-cell office:value-type="float" office:value="0.00640385047893899">
                <text:p>0.00640385047893899</text:p>
              </table:table-cell>
              <table:table-cell office:value-type="float" office:value="0.0065420011502567">
                <text:p>0.0065420011502567</text:p>
              </table:table-cell>
              <table:table-cell office:value-type="float" office:value="0.00640435008544545">
                <text:p>0.00640435008544545</text:p>
              </table:table-cell>
              <table:table-cell office:value-type="float" office:value="0.00680610396535471">
                <text:p>0.006806103965354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769567444985731">
                <text:p>0.00769567444985731</text:p>
              </table:table-cell>
              <table:table-cell office:value-type="float" office:value="0.00791252382730451">
                <text:p>0.00791252382730451</text:p>
              </table:table-cell>
              <table:table-cell office:value-type="float" office:value="0.00779127288000118">
                <text:p>0.00779127288000118</text:p>
              </table:table-cell>
              <table:table-cell office:value-type="float" office:value="0.00819750349890289">
                <text:p>0.00819750349890289</text:p>
              </table:table-cell>
              <table:table-cell office:value-type="float" office:value="0.00784181986933724">
                <text:p>0.00784181986933724</text:p>
              </table:table-cell>
              <table:table-cell office:value-type="float" office:value="0.00685061302034623">
                <text:p>0.006850613020346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29666790395733">
                <text:p>0.0129666790395733</text:p>
              </table:table-cell>
              <table:table-cell office:value-type="float" office:value="0.0135994094437016">
                <text:p>0.0135994094437016</text:p>
              </table:table-cell>
              <table:table-cell office:value-type="float" office:value="0.0135663517999159">
                <text:p>0.0135663517999159</text:p>
              </table:table-cell>
              <table:table-cell office:value-type="float" office:value="0.0137370044455194">
                <text:p>0.0137370044455194</text:p>
              </table:table-cell>
              <table:table-cell office:value-type="float" office:value="0.013268930350985">
                <text:p>0.013268930350985</text:p>
              </table:table-cell>
              <table:table-cell office:value-type="float" office:value="0.00865314890357005">
                <text:p>0.00865314890357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230529556797055">
                <text:p>0.0230529556797055</text:p>
              </table:table-cell>
              <table:table-cell office:value-type="float" office:value="0.0253539552897777">
                <text:p>0.0253539552897777</text:p>
              </table:table-cell>
              <table:table-cell office:value-type="float" office:value="0.0250864127680899">
                <text:p>0.0250864127680899</text:p>
              </table:table-cell>
              <table:table-cell office:value-type="float" office:value="0.0255013069975581">
                <text:p>0.0255013069975581</text:p>
              </table:table-cell>
              <table:table-cell office:value-type="float" office:value="0.0243999878454067">
                <text:p>0.0243999878454067</text:p>
              </table:table-cell>
              <table:table-cell office:value-type="float" office:value="0.0124637380899769">
                <text:p>0.01246373808997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399898950380118">
                <text:p>0.0399898950380118</text:p>
              </table:table-cell>
              <table:table-cell office:value-type="float" office:value="0.0437673835826884">
                <text:p>0.0437673835826884</text:p>
              </table:table-cell>
              <table:table-cell office:value-type="float" office:value="0.0430270896503127">
                <text:p>0.0430270896503127</text:p>
              </table:table-cell>
              <table:table-cell office:value-type="float" office:value="0.0419025192100245">
                <text:p>0.0419025192100245</text:p>
              </table:table-cell>
              <table:table-cell office:value-type="float" office:value="0.040466965307124">
                <text:p>0.040466965307124</text:p>
              </table:table-cell>
              <table:table-cell office:value-type="float" office:value="0.0206086529206394">
                <text:p>0.0206086529206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25318372953719">
                <text:p>0.0425318372953719</text:p>
              </table:table-cell>
              <table:table-cell office:value-type="float" office:value="0.0443355386518516">
                <text:p>0.0443355386518516</text:p>
              </table:table-cell>
              <table:table-cell office:value-type="float" office:value="0.0438634215339582">
                <text:p>0.0438634215339582</text:p>
              </table:table-cell>
              <table:table-cell office:value-type="float" office:value="0.0427470546273134">
                <text:p>0.0427470546273134</text:p>
              </table:table-cell>
              <table:table-cell office:value-type="float" office:value="0.0427425192025781">
                <text:p>0.0427425192025781</text:p>
              </table:table-cell>
              <table:table-cell office:value-type="float" office:value="0.0346010255752064">
                <text:p>0.0346010255752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76577028118098">
                <text:p>0.0376577028118098</text:p>
              </table:table-cell>
              <table:table-cell office:value-type="float" office:value="0.0349903993991501">
                <text:p>0.0349903993991501</text:p>
              </table:table-cell>
              <table:table-cell office:value-type="float" office:value="0.0351747881694634">
                <text:p>0.0351747881694634</text:p>
              </table:table-cell>
              <table:table-cell office:value-type="float" office:value="0.0353240467803913">
                <text:p>0.0353240467803913</text:p>
              </table:table-cell>
              <table:table-cell office:value-type="float" office:value="0.0377637600601855">
                <text:p>0.0377637600601855</text:p>
              </table:table-cell>
              <table:table-cell office:value-type="float" office:value="0.0479211989167144">
                <text:p>0.04792119891671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823599784332">
                <text:p>0.03823599784332</text:p>
              </table:table-cell>
              <table:table-cell office:value-type="float" office:value="0.0330912913717756">
                <text:p>0.0330912913717756</text:p>
              </table:table-cell>
              <table:table-cell office:value-type="float" office:value="0.0337966995894799">
                <text:p>0.0337966995894799</text:p>
              </table:table-cell>
              <table:table-cell office:value-type="float" office:value="0.0339066907325347">
                <text:p>0.0339066907325347</text:p>
              </table:table-cell>
              <table:table-cell office:value-type="float" office:value="0.0368553910707673">
                <text:p>0.0368553910707673</text:p>
              </table:table-cell>
              <table:table-cell office:value-type="float" office:value="0.053185802165205">
                <text:p>0.0531858021652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372003134770747">
                <text:p>0.0372003134770747</text:p>
              </table:table-cell>
              <table:table-cell office:value-type="float" office:value="0.0310242085042332">
                <text:p>0.0310242085042332</text:p>
              </table:table-cell>
              <table:table-cell office:value-type="float" office:value="0.0321150840683376">
                <text:p>0.0321150840683376</text:p>
              </table:table-cell>
              <table:table-cell office:value-type="float" office:value="0.0321709841605215">
                <text:p>0.0321709841605215</text:p>
              </table:table-cell>
              <table:table-cell office:value-type="float" office:value="0.0354744902364795">
                <text:p>0.0354744902364795</text:p>
              </table:table-cell>
              <table:table-cell office:value-type="float" office:value="0.0518290908224835">
                <text:p>0.05182909082248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346199297724639">
                <text:p>0.0346199297724639</text:p>
              </table:table-cell>
              <table:table-cell office:value-type="float" office:value="0.0290130320889749">
                <text:p>0.0290130320889749</text:p>
              </table:table-cell>
              <table:table-cell office:value-type="float" office:value="0.0301538305626676">
                <text:p>0.0301538305626676</text:p>
              </table:table-cell>
              <table:table-cell office:value-type="float" office:value="0.0300860660977906">
                <text:p>0.0300860660977906</text:p>
              </table:table-cell>
              <table:table-cell office:value-type="float" office:value="0.0325453174481695">
                <text:p>0.0325453174481695</text:p>
              </table:table-cell>
              <table:table-cell office:value-type="float" office:value="0.0487563129572306">
                <text:p>0.04875631295723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08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3.434cm" svg:y="1.449cm" style:legend-expansion="custom" chartooo:width="3.806cm" chartooo:height="1.096cm" style:legend-expansion-aspect-ratio="3.47262773722628" chart:style-name="ch2"/>
        <chart:plot-area chart:style-name="ch3" table:cell-range-address="'Baseload-10pct'.A2:'Baseload-10pct'.C26" chart:data-source-has-labels="both" svg:x="0.63cm" svg:y="0.96cm" svg:width="15.06cm" svg:height="7.541cm">
          <chartooo:coordinate-region svg:x="1.728cm" svg:y="1.159cm" svg:width="13.775cm" svg:height="6.695cm"/>
          <chart:axis chart:dimension="x" chart:name="primary-x" chart:style-name="ch4" chartooo:axis-type="auto">
            <chartooo:date-scale/>
            <chart:title svg:x="6.925cm" svg:y="8.44cm" chart:style-name="ch5">
              <text:p>Hours of the day</text:p>
            </chart:title>
            <chart:categories table:cell-range-address="'Baseload-10pct'.A3:'Baseload-10pct'.A26"/>
          </chart:axis>
          <chart:axis chart:dimension="y" chart:name="primary-y" chart:style-name="ch6">
            <chart:title svg:x="0cm" svg:y="6.467cm" chart:style-name="ch7">
              <text:p>Water consumption, m3</text:p>
            </chart:title>
            <chart:grid chart:style-name="ch8" chart:class="major"/>
          </chart:axis>
          <chart:series chart:style-name="ch9" chart:values-cell-range-address="'Baseload-10pct'.B3:'Baseload-10pct'.B26" chart:label-cell-address="'Baseload-10pct'.B2:'Baseload-10pct'.B2" chart:class="chart:line">
            <chart:data-point chart:repeated="24"/>
          </chart:series>
          <chart:series chart:style-name="ch10" chart:values-cell-range-address="'Baseload-10pct'.C3:'Baseload-10pct'.C26" chart:label-cell-address="'Baseload-10pct'.C2:'Baseload-10pct'.C2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day</text:p>
                <draw:g>
                  <svg:desc>'Baseload-10pct'.B2:'Baseload-10pct'.B2</svg:desc>
                </draw:g>
              </table:table-cell>
              <table:table-cell office:value-type="string">
                <text:p>Weekend/Holiday</text:p>
                <draw:g>
                  <svg:desc>'Baseload-10pct'.C2:'Baseload-10pct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seload-10pct'.A3:'Baseload-10pct'.A26</svg:desc>
                </draw:g>
              </table:table-cell>
              <table:table-cell office:value-type="float" office:value="0.003">
                <text:p>0.003</text:p>
                <draw:g>
                  <svg:desc>'Baseload-10pct'.B3:'Baseload-10pct'.B26</svg:desc>
                </draw:g>
              </table:table-cell>
              <table:table-cell office:value-type="float" office:value="0.005">
                <text:p>0.005</text:p>
                <draw:g>
                  <svg:desc>'Baseload-10pct'.C3:'Baseload-10pct'.C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008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3.245cm" svg:y="1.323cm" style:legend-expansion="custom" chartooo:width="3.806cm" chartooo:height="1.096cm" style:legend-expansion-aspect-ratio="3.47262773722628" chart:style-name="ch2"/>
        <chart:plot-area chart:style-name="ch3" table:cell-range-address="'Baseload-10pct'.A30:'Baseload-10pct'.C54" chart:data-source-has-labels="both" svg:x="0.768cm" svg:y="0.854cm" svg:width="15.088cm" svg:height="7.542cm">
          <chartooo:coordinate-region svg:x="1.866cm" svg:y="1.053cm" svg:width="13.803cm" svg:height="6.696cm"/>
          <chart:axis chart:dimension="x" chart:name="primary-x" chart:style-name="ch4" chartooo:axis-type="auto">
            <chartooo:date-scale/>
            <chart:title svg:x="7.077cm" svg:y="8.44cm" chart:style-name="ch5">
              <text:p>Hours of the day</text:p>
            </chart:title>
            <chart:categories table:cell-range-address="'Baseload-10pct'.A31:'Baseload-10pct'.A54"/>
          </chart:axis>
          <chart:axis chart:dimension="y" chart:name="primary-y" chart:style-name="ch6">
            <chart:title svg:x="0cm" svg:y="6.362cm" chart:style-name="ch7">
              <text:p>Water consumption, m3</text:p>
            </chart:title>
            <chart:grid chart:style-name="ch8" chart:class="major"/>
          </chart:axis>
          <chart:series chart:style-name="ch9" chart:values-cell-range-address="'Baseload-10pct'.B31:'Baseload-10pct'.B54" chart:label-cell-address="'Baseload-10pct'.B30:'Baseload-10pct'.B30" chart:class="chart:line">
            <chart:data-point chart:repeated="24"/>
          </chart:series>
          <chart:series chart:style-name="ch10" chart:values-cell-range-address="'Baseload-10pct'.C31:'Baseload-10pct'.C54" chart:label-cell-address="'Baseload-10pct'.C30:'Baseload-10pct'.C30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day</text:p>
                <draw:g>
                  <svg:desc>'Baseload-10pct'.B30:'Baseload-10pct'.B30</svg:desc>
                </draw:g>
              </table:table-cell>
              <table:table-cell office:value-type="string">
                <text:p>Weekend/Holiday</text:p>
                <draw:g>
                  <svg:desc>'Baseload-10pct'.C30:'Baseload-10pct'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seload-10pct'.A31:'Baseload-10pct'.A54</svg:desc>
                </draw:g>
              </table:table-cell>
              <table:table-cell office:value-type="float" office:value="0.003">
                <text:p>0.003</text:p>
                <draw:g>
                  <svg:desc>'Baseload-10pct'.B31:'Baseload-10pct'.B54</svg:desc>
                </draw:g>
              </table:table-cell>
              <table:table-cell office:value-type="float" office:value="0.004">
                <text:p>0.004</text:p>
                <draw:g>
                  <svg:desc>'Baseload-10pct'.C31:'Baseload-10pct'.C5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3.0.4$Linux_X86_64 LibreOffice_project/62ad5818884a2fc2e5780dd45466868d41009ec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3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54cm" svg:height="7.74cm" xlink:href=".." xlink:type="simple" chart:class="chart:line" chart:style-name="ch1">
        <chart:legend svg:x="9.107cm" svg:y="5.231cm" style:legend-expansion="custom" chartooo:width="2.605cm" chartooo:height="0.942cm" style:legend-expansion-aspect-ratio="2.76539278131635" chart:style-name="ch2"/>
        <chart:plot-area chart:style-name="ch3" table:cell-range-address="'Baseload-10pct'.A63:'Baseload-10pct'.C69" chart:data-source-has-labels="both" svg:x="0.972cm" svg:y="-0.018cm" svg:width="15.972cm" svg:height="7.623cm">
          <chartooo:coordinate-region svg:x="1.884cm" svg:y="0.181cm" svg:width="13.736cm" svg:height="6.777cm"/>
          <chart:axis chart:dimension="x" chart:name="primary-x" chart:style-name="ch4" chartooo:axis-type="auto">
            <chartooo:date-scale/>
            <chart:categories table:cell-range-address="'Baseload-10pct'.A64:'Baseload-10pct'.A69"/>
          </chart:axis>
          <chart:axis chart:dimension="y" chart:name="primary-y" chart:style-name="ch5">
            <chart:title svg:x="0.069cm" svg:y="5.53cm" chart:style-name="ch6">
              <text:p>Water consumption, m3</text:p>
            </chart:title>
            <chart:grid chart:style-name="ch7" chart:class="major"/>
          </chart:axis>
          <chart:series chart:style-name="ch8" chart:values-cell-range-address="'Baseload-10pct'.B64:'Baseload-10pct'.B69" chart:label-cell-address="'Baseload-10pct'.B63:'Baseload-10pct'.B63" chart:class="chart:line">
            <chart:data-point chart:repeated="6"/>
          </chart:series>
          <chart:series chart:style-name="ch9" chart:values-cell-range-address="'Baseload-10pct'.C64:'Baseload-10pct'.C69" chart:label-cell-address="'Baseload-10pct'.C63:'Baseload-10pct'.C6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mer</text:p>
                <draw:g>
                  <svg:desc>'Baseload-10pct'.B63:'Baseload-10pct'.B63</svg:desc>
                </draw:g>
              </table:table-cell>
              <table:table-cell office:value-type="string">
                <text:p>Winter</text:p>
                <draw:g>
                  <svg:desc>'Baseload-10pct'.C63:'Baseload-10pct'.C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</text:p>
                <draw:g>
                  <svg:desc>'Baseload-10pct'.A64:'Baseload-10pct'.A69</svg:desc>
                </draw:g>
              </table:table-cell>
              <table:table-cell office:value-type="float" office:value="0.182">
                <text:p>0.182</text:p>
                <draw:g>
                  <svg:desc>'Baseload-10pct'.B64:'Baseload-10pct'.B69</svg:desc>
                </draw:g>
              </table:table-cell>
              <table:table-cell office:value-type="float" office:value="0.192">
                <text:p>0.192</text:p>
                <draw:g>
                  <svg:desc>'Baseload-10pct'.C64:'Baseload-10pct'.C69</svg:desc>
                </draw:g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0.214">
                <text:p>0.21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0.217">
                <text:p>0.21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0.208">
                <text:p>0.20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0.206">
                <text:p>0.20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Weekend/Holiday</text:p>
              </table:table-cell>
              <table:table-cell office:value-type="float" office:value="0.201">
                <text:p>0.201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_64 LibreOffice_project/62ad5818884a2fc2e5780dd45466868d41009ec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